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Arial1" svg:font-family="Arial, Helvetica, sans-serif"/>
    <style:font-face style:name="Consolas1" svg:font-family="Consolas, 'Andale Mono', Monaco, Courier, 'Courier New', Verdana, sans-serif"/>
    <style:font-face style:name="Consolas" svg:font-family="Consolas, 'Bitstream Vera Sans Mono', 'Courier New', Courier, monospace"/>
    <style:font-face style:name="Consolas2" svg:font-family="Consolas, Menlo, Monaco, 'Lucida Console', 'Liberation Mono', 'DejaVu Sans Mono', 'Bitstream Vera Sans Mono', 'Courier New', monospace, serif"/>
    <style:font-face style:name="Courier" svg:font-family="Courier, 'Courier New', 'Lucida Console', Monaco"/>
    <style:font-face style:name="Georgia1" svg:font-family="Georgia, 'Bitstream Charter', serif"/>
    <style:font-face style:name="Georgia" svg:font-family="Georgia, 'Times New Roman', Times, serif"/>
    <style:font-face style:name="Helvetica Neue" svg:font-family="'Helvetica Neue', Arial, Helvetica, 'Nimbus Sans L', sans-serif"/>
    <style:font-face style:name="Helvetica" svg:font-family="Helvetica, Arial"/>
    <style:font-face style:name="HelveticaNeue-Light" svg:font-family="HelveticaNeue-Light, 'Helvetica Neue Light', 'Helvetica Neue', Helvetica, sans-serif"/>
    <style:font-face style:name="Monaco" svg:font-family="Monaco, Consolas, 'Andale Mono', 'DejaVu Sans Mono', monospace"/>
    <style:font-face style:name="PT Sans" svg:font-family="'PT Sans', 'Helvetica Neue', Arial, sans-serif"/>
    <style:font-face style:name="PT Serif" svg:font-family="'PT Serif', Georgia, 'Helvetica Neue', Arial, sans-serif"/>
    <style:font-face style:name="courier new" svg:font-family="'courier new'"/>
    <style:font-face style:name="inherit" svg:font-family="inherit"/>
    <style:font-face style:name="Courier New" svg:font-family="'Courier New'" style:font-family-generic="modern" style:font-pitch="fixed"/>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925in" style:rel-width="100%" fo:margin-left="0.009in" table:align="left" fo:background-color="transparent">
        <style:background-image/>
      </style:table-properties>
    </style:style>
    <style:style style:name="Table2.A" style:family="table-column">
      <style:table-column-properties style:column-width="0.1424in" style:rel-column-width="1344*"/>
    </style:style>
    <style:style style:name="Table2.B" style:family="table-column">
      <style:table-column-properties style:column-width="6.7826in" style:rel-column-width="64191*"/>
    </style:style>
    <style:style style:name="Table2.1" style:family="table-row">
      <style:table-row-properties fo:background-color="transparent">
        <style:background-image/>
      </style:table-row-properties>
    </style:style>
    <style:style style:name="Table2.A1" style:family="table-cell">
      <style:table-cell-properties style:vertical-align="middle" fo:background-color="#729eb9" fo:padding="0in" fo:border="none">
        <style:background-image/>
      </style:table-cell-properties>
    </style:style>
    <style:style style:name="Table2.B1" style:family="table-cell">
      <style:table-cell-properties style:vertical-align="middle" fo:background-color="#ffffff" fo:padding="0in" fo:border="none">
        <style:background-image/>
      </style:table-cell-properties>
    </style:style>
    <style:style style:name="Table2.A2" style:family="table-cell">
      <style:table-cell-properties style:vertical-align="middle" fo:background-color="#628ea9" fo:padding="0in" fo:border="none">
        <style:background-image/>
      </style:table-cell-properties>
    </style:style>
    <style:style style:name="Table2.B2" style:family="table-cell">
      <style:table-cell-properties style:vertical-align="middle" fo:background-color="#f0f0f0" fo:padding="0in" fo:border="none">
        <style:background-image/>
      </style:table-cell-properties>
    </style:style>
    <style:style style:name="Table3" style:family="table">
      <style:table-properties style:width="6.925in" style:rel-width="100%" fo:margin-left="0.009in" table:align="left" fo:background-color="transparent">
        <style:background-image/>
      </style:table-properties>
    </style:style>
    <style:style style:name="Table3.A" style:family="table-column">
      <style:table-column-properties style:column-width="0.141in" style:rel-column-width="1337*"/>
    </style:style>
    <style:style style:name="Table3.B" style:family="table-column">
      <style:table-column-properties style:column-width="6.784in" style:rel-column-width="64198*"/>
    </style:style>
    <style:style style:name="Table3.1" style:family="table-row">
      <style:table-row-properties fo:background-color="transparent">
        <style:background-image/>
      </style:table-row-properties>
    </style:style>
    <style:style style:name="Table3.A1" style:family="table-cell">
      <style:table-cell-properties style:vertical-align="middle" fo:background-color="#729eb9" fo:padding="0in" fo:border="none">
        <style:background-image/>
      </style:table-cell-properties>
    </style:style>
    <style:style style:name="Table3.B1" style:family="table-cell">
      <style:table-cell-properties style:vertical-align="middle" fo:background-color="#ffffff" fo:padding="0in" fo:border="none">
        <style:background-image/>
      </style:table-cell-properties>
    </style:style>
    <style:style style:name="Table3.A2" style:family="table-cell">
      <style:table-cell-properties style:vertical-align="middle" fo:background-color="#628ea9" fo:padding="0in" fo:border="none">
        <style:background-image/>
      </style:table-cell-properties>
    </style:style>
    <style:style style:name="Table3.B2" style:family="table-cell">
      <style:table-cell-properties style:vertical-align="middle" fo:background-color="#f0f0f0" fo:padding="0in" fo:border="none">
        <style:background-image/>
      </style:table-cell-properties>
    </style:style>
    <style:style style:name="Table4" style:family="table">
      <style:table-properties style:width="6.925in" style:rel-width="100%" fo:margin-left="0.009in" table:align="left" fo:background-color="transparent">
        <style:background-image/>
      </style:table-properties>
    </style:style>
    <style:style style:name="Table4.A" style:family="table-column">
      <style:table-column-properties style:column-width="0.141in" style:rel-column-width="1337*"/>
    </style:style>
    <style:style style:name="Table4.B" style:family="table-column">
      <style:table-column-properties style:column-width="6.784in" style:rel-column-width="64198*"/>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729eb9" fo:padding="0in" fo:border="none">
        <style:background-image/>
      </style:table-cell-properties>
    </style:style>
    <style:style style:name="Table4.B1" style:family="table-cell">
      <style:table-cell-properties style:vertical-align="middle" fo:background-color="#ffffff" fo:padding="0in" fo:border="none">
        <style:background-image/>
      </style:table-cell-properties>
    </style:style>
    <style:style style:name="Table4.A2" style:family="table-cell">
      <style:table-cell-properties style:vertical-align="middle" fo:background-color="#628ea9" fo:padding="0in" fo:border="none">
        <style:background-image/>
      </style:table-cell-properties>
    </style:style>
    <style:style style:name="Table4.B2" style:family="table-cell">
      <style:table-cell-properties style:vertical-align="middle" fo:background-color="#f0f0f0" fo:padding="0in" fo:border="none">
        <style:background-image/>
      </style:table-cell-properties>
    </style:style>
    <style:style style:name="Table5" style:family="table">
      <style:table-properties style:width="6.925in" style:rel-width="100%" fo:margin-left="0.009in" table:align="left" fo:background-color="transparent">
        <style:background-image/>
      </style:table-properties>
    </style:style>
    <style:style style:name="Table5.A" style:family="table-column">
      <style:table-column-properties style:column-width="0.1424in" style:rel-column-width="1344*"/>
    </style:style>
    <style:style style:name="Table5.B" style:family="table-column">
      <style:table-column-properties style:column-width="6.7826in" style:rel-column-width="64191*"/>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729eb9" fo:padding="0in" fo:border="none">
        <style:background-image/>
      </style:table-cell-properties>
    </style:style>
    <style:style style:name="Table5.B1" style:family="table-cell">
      <style:table-cell-properties style:vertical-align="middle" fo:background-color="#ffffff" fo:padding="0in" fo:border="none">
        <style:background-image/>
      </style:table-cell-properties>
    </style:style>
    <style:style style:name="Table5.A2" style:family="table-cell">
      <style:table-cell-properties style:vertical-align="middle" fo:background-color="#628ea9" fo:padding="0in" fo:border="none">
        <style:background-image/>
      </style:table-cell-properties>
    </style:style>
    <style:style style:name="Table5.B2" style:family="table-cell">
      <style:table-cell-properties style:vertical-align="middle" fo:background-color="#f0f0f0" fo:padding="0in" fo:border="none">
        <style:background-image/>
      </style:table-cell-properties>
    </style:style>
    <style:style style:name="Table6" style:family="table">
      <style:table-properties style:width="6.925in" style:rel-width="100%" fo:margin-left="0.009in" table:align="left" fo:background-color="transparent">
        <style:background-image/>
      </style:table-properties>
    </style:style>
    <style:style style:name="Table6.A" style:family="table-column">
      <style:table-column-properties style:column-width="0.141in" style:rel-column-width="1337*"/>
    </style:style>
    <style:style style:name="Table6.B" style:family="table-column">
      <style:table-column-properties style:column-width="6.784in" style:rel-column-width="64198*"/>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729eb9" fo:padding="0in" fo:border="none">
        <style:background-image/>
      </style:table-cell-properties>
    </style:style>
    <style:style style:name="Table6.B1" style:family="table-cell">
      <style:table-cell-properties style:vertical-align="middle" fo:background-color="#ffffff" fo:padding="0in" fo:border="none">
        <style:background-image/>
      </style:table-cell-properties>
    </style:style>
    <style:style style:name="Table6.A2" style:family="table-cell">
      <style:table-cell-properties style:vertical-align="middle" fo:background-color="#628ea9" fo:padding="0in" fo:border="none">
        <style:background-image/>
      </style:table-cell-properties>
    </style:style>
    <style:style style:name="Table6.B2" style:family="table-cell">
      <style:table-cell-properties style:vertical-align="middle" fo:background-color="#f0f0f0" fo:padding="0in" fo:border="none">
        <style:background-image/>
      </style:table-cell-properties>
    </style:style>
    <style:style style:name="Table7" style:family="table">
      <style:table-properties style:width="6.925in" style:rel-width="100%" fo:margin-left="0.009in" table:align="left" fo:background-color="transparent">
        <style:background-image/>
      </style:table-properties>
    </style:style>
    <style:style style:name="Table7.A" style:family="table-column">
      <style:table-column-properties style:column-width="0.141in" style:rel-column-width="1337*"/>
    </style:style>
    <style:style style:name="Table7.B" style:family="table-column">
      <style:table-column-properties style:column-width="6.784in" style:rel-column-width="64198*"/>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729eb9" fo:padding="0in" fo:border="none">
        <style:background-image/>
      </style:table-cell-properties>
    </style:style>
    <style:style style:name="Table7.B1" style:family="table-cell">
      <style:table-cell-properties style:vertical-align="middle" fo:background-color="#ffffff" fo:padding="0in" fo:border="none">
        <style:background-image/>
      </style:table-cell-properties>
    </style:style>
    <style:style style:name="Table7.A2" style:family="table-cell">
      <style:table-cell-properties style:vertical-align="middle" fo:background-color="#628ea9" fo:padding="0in" fo:border="none">
        <style:background-image/>
      </style:table-cell-properties>
    </style:style>
    <style:style style:name="Table7.B2" style:family="table-cell">
      <style:table-cell-properties style:vertical-align="middle" fo:background-color="#f0f0f0" fo:padding="0in" fo:border="none">
        <style:background-image/>
      </style:table-cell-properties>
    </style:style>
    <style:style style:name="Table8" style:family="table">
      <style:table-properties style:width="6.925in" style:rel-width="100%" fo:margin-left="0.009in" table:align="left" fo:background-color="transparent">
        <style:background-image/>
      </style:table-properties>
    </style:style>
    <style:style style:name="Table8.A" style:family="table-column">
      <style:table-column-properties style:column-width="0.1424in" style:rel-column-width="1344*"/>
    </style:style>
    <style:style style:name="Table8.B" style:family="table-column">
      <style:table-column-properties style:column-width="6.7826in" style:rel-column-width="64191*"/>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729eb9" fo:padding="0in" fo:border="none">
        <style:background-image/>
      </style:table-cell-properties>
    </style:style>
    <style:style style:name="Table8.B1" style:family="table-cell">
      <style:table-cell-properties style:vertical-align="middle" fo:background-color="#ffffff" fo:padding="0in" fo:border="none">
        <style:background-image/>
      </style:table-cell-properties>
    </style:style>
    <style:style style:name="Table8.A2" style:family="table-cell">
      <style:table-cell-properties style:vertical-align="middle" fo:background-color="#628ea9" fo:padding="0in" fo:border="none">
        <style:background-image/>
      </style:table-cell-properties>
    </style:style>
    <style:style style:name="Table8.B2" style:family="table-cell">
      <style:table-cell-properties style:vertical-align="middle" fo:background-color="#f0f0f0" fo:padding="0in" fo:border="none">
        <style:background-image/>
      </style:table-cell-properties>
    </style:style>
    <style:style style:name="Table9" style:family="table">
      <style:table-properties style:width="6.925in" style:rel-width="100%" fo:margin-left="0.009in" table:align="left" fo:background-color="transparent">
        <style:background-image/>
      </style:table-properties>
    </style:style>
    <style:style style:name="Table9.A" style:family="table-column">
      <style:table-column-properties style:column-width="0.141in" style:rel-column-width="1337*"/>
    </style:style>
    <style:style style:name="Table9.B" style:family="table-column">
      <style:table-column-properties style:column-width="6.784in" style:rel-column-width="64198*"/>
    </style:style>
    <style:style style:name="Table9.1" style:family="table-row">
      <style:table-row-properties fo:background-color="transparent">
        <style:background-image/>
      </style:table-row-properties>
    </style:style>
    <style:style style:name="Table9.A1" style:family="table-cell">
      <style:table-cell-properties style:vertical-align="middle" fo:background-color="#729eb9" fo:padding="0in" fo:border="none">
        <style:background-image/>
      </style:table-cell-properties>
    </style:style>
    <style:style style:name="Table9.B1" style:family="table-cell">
      <style:table-cell-properties style:vertical-align="middle" fo:background-color="#ffffff" fo:padding="0in" fo:border="none">
        <style:background-image/>
      </style:table-cell-properties>
    </style:style>
    <style:style style:name="Table9.A2" style:family="table-cell">
      <style:table-cell-properties style:vertical-align="middle" fo:background-color="#628ea9" fo:padding="0in" fo:border="none">
        <style:background-image/>
      </style:table-cell-properties>
    </style:style>
    <style:style style:name="Table9.B2" style:family="table-cell">
      <style:table-cell-properties style:vertical-align="middle" fo:background-color="#f0f0f0" fo:padding="0in" fo:border="none">
        <style:background-image/>
      </style:table-cell-properties>
    </style:style>
    <style:style style:name="Table10" style:family="table">
      <style:table-properties style:width="6.925in" style:rel-width="100%" fo:margin-left="0.009in" table:align="left" fo:background-color="transparent">
        <style:background-image/>
      </style:table-properties>
    </style:style>
    <style:style style:name="Table10.A" style:family="table-column">
      <style:table-column-properties style:column-width="0.141in" style:rel-column-width="1337*"/>
    </style:style>
    <style:style style:name="Table10.B" style:family="table-column">
      <style:table-column-properties style:column-width="6.784in" style:rel-column-width="64198*"/>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729eb9" fo:padding="0in" fo:border="none">
        <style:background-image/>
      </style:table-cell-properties>
    </style:style>
    <style:style style:name="Table10.B1" style:family="table-cell">
      <style:table-cell-properties style:vertical-align="middle" fo:background-color="#ffffff" fo:padding="0in" fo:border="none">
        <style:background-image/>
      </style:table-cell-properties>
    </style:style>
    <style:style style:name="Table10.A2" style:family="table-cell">
      <style:table-cell-properties style:vertical-align="middle" fo:background-color="#628ea9" fo:padding="0in" fo:border="none">
        <style:background-image/>
      </style:table-cell-properties>
    </style:style>
    <style:style style:name="Table10.B2" style:family="table-cell">
      <style:table-cell-properties style:vertical-align="middle" fo:background-color="#f0f0f0" fo:padding="0in" fo:border="none">
        <style:background-image/>
      </style:table-cell-properties>
    </style:style>
    <style:style style:name="Table11" style:family="table">
      <style:table-properties style:width="6.925in" style:rel-width="100%" fo:margin-left="0.009in" table:align="left" fo:background-color="transparent">
        <style:background-image/>
      </style:table-properties>
    </style:style>
    <style:style style:name="Table11.A" style:family="table-column">
      <style:table-column-properties style:column-width="0.2049in" style:rel-column-width="1937*"/>
    </style:style>
    <style:style style:name="Table11.B" style:family="table-column">
      <style:table-column-properties style:column-width="6.7201in" style:rel-column-width="63598*"/>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729eb9" fo:padding="0in" fo:border="none">
        <style:background-image/>
      </style:table-cell-properties>
    </style:style>
    <style:style style:name="Table11.B1" style:family="table-cell">
      <style:table-cell-properties style:vertical-align="middle" fo:background-color="#ffffff" fo:padding="0in" fo:border="none">
        <style:background-image/>
      </style:table-cell-properties>
    </style:style>
    <style:style style:name="Table11.A2" style:family="table-cell">
      <style:table-cell-properties style:vertical-align="middle" fo:background-color="#628ea9" fo:padding="0in" fo:border="none">
        <style:background-image/>
      </style:table-cell-properties>
    </style:style>
    <style:style style:name="Table11.B2" style:family="table-cell">
      <style:table-cell-properties style:vertical-align="middle" fo:background-color="#f0f0f0" fo:padding="0in" fo:border="none">
        <style:background-image/>
      </style:table-cell-properties>
    </style:style>
    <style:style style:name="Table12" style:family="table">
      <style:table-properties style:width="6.925in" style:rel-width="100%" fo:margin-left="0.009in" table:align="left" fo:background-color="transparent">
        <style:background-image/>
      </style:table-properties>
    </style:style>
    <style:style style:name="Table12.A" style:family="table-column">
      <style:table-column-properties style:column-width="0.2049in" style:rel-column-width="1937*"/>
    </style:style>
    <style:style style:name="Table12.B" style:family="table-column">
      <style:table-column-properties style:column-width="6.7201in" style:rel-column-width="63598*"/>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729eb9" fo:padding="0in" fo:border="none">
        <style:background-image/>
      </style:table-cell-properties>
    </style:style>
    <style:style style:name="Table12.B1" style:family="table-cell">
      <style:table-cell-properties style:vertical-align="middle" fo:background-color="#ffffff" fo:padding="0in" fo:border="none">
        <style:background-image/>
      </style:table-cell-properties>
    </style:style>
    <style:style style:name="Table12.A2" style:family="table-cell">
      <style:table-cell-properties style:vertical-align="middle" fo:background-color="#628ea9" fo:padding="0in" fo:border="none">
        <style:background-image/>
      </style:table-cell-properties>
    </style:style>
    <style:style style:name="Table12.B2" style:family="table-cell">
      <style:table-cell-properties style:vertical-align="middle" fo:background-color="#f0f0f0" fo:padding="0in" fo:border="none">
        <style:background-image/>
      </style:table-cell-properties>
    </style:style>
    <style:style style:name="Table1" style:family="table">
      <style:table-properties style:rel-width="100%" fo:margin-left="0.009in" table:align="left" fo:background-color="transparent">
        <style:background-image/>
      </style:table-properties>
    </style:style>
    <style:style style:name="Table1.A" style:family="table-column">
      <style:table-column-properties style:rel-column-width="1337*"/>
    </style:style>
    <style:style style:name="Table1.B" style:family="table-column">
      <style:table-column-properties style:rel-column-width="64198*"/>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729eb9" fo:padding="0in" fo:border="none">
        <style:background-image/>
      </style:table-cell-properties>
    </style:style>
    <style:style style:name="Table1.B1" style:family="table-cell">
      <style:table-cell-properties style:vertical-align="middle" fo:background-color="#ffffff" fo:padding="0in" fo:border="none">
        <style:background-image/>
      </style:table-cell-properties>
    </style:style>
    <style:style style:name="Table1.A2" style:family="table-cell">
      <style:table-cell-properties style:vertical-align="middle" fo:background-color="#628ea9" fo:padding="0in" fo:border="none">
        <style:background-image/>
      </style:table-cell-properties>
    </style:style>
    <style:style style:name="Table1.B2" style:family="table-cell">
      <style:table-cell-properties style:vertical-align="middle" fo:background-color="#f0f0f0" fo:padding="0in" fo:border="none">
        <style:background-image/>
      </style:table-cell-properties>
    </style:style>
    <style:style style:name="Table13" style:family="table">
      <style:table-properties style:width="2.6979in" table:align="left"/>
    </style:style>
    <style:style style:name="Table13.A" style:family="table-column">
      <style:table-column-properties style:column-width="0.1111in"/>
    </style:style>
    <style:style style:name="Table13.B" style:family="table-column">
      <style:table-column-properties style:column-width="2.5868in"/>
    </style:style>
    <style:style style:name="Table13.A1" style:family="table-cell">
      <style:table-cell-properties style:vertical-align="middle" fo:padding="0in" fo:border="none"/>
    </style:style>
    <style:style style:name="Table14" style:family="table">
      <style:table-properties style:width="4.2778in" table:align="left"/>
    </style:style>
    <style:style style:name="Table14.A" style:family="table-column">
      <style:table-column-properties style:column-width="0.1111in"/>
    </style:style>
    <style:style style:name="Table14.B" style:family="table-column">
      <style:table-column-properties style:column-width="4.1667in"/>
    </style:style>
    <style:style style:name="Table14.A1" style:family="table-cell">
      <style:table-cell-properties style:vertical-align="middle" fo:padding="0in" fo:border="none"/>
    </style:style>
    <style:style style:name="Table15" style:family="table">
      <style:table-properties style:width="3.984in" table:align="left"/>
    </style:style>
    <style:style style:name="Table15.A" style:family="table-column">
      <style:table-column-properties style:column-width="0.1111in"/>
    </style:style>
    <style:style style:name="Table15.B" style:family="table-column">
      <style:table-column-properties style:column-width="3.8729in"/>
    </style:style>
    <style:style style:name="Table15.A1" style:family="table-cell">
      <style:table-cell-properties style:vertical-align="middle" fo:padding="0in" fo:border="none"/>
    </style:style>
    <style:style style:name="Table16" style:family="table">
      <style:table-properties style:width="4.4806in" table:align="left"/>
    </style:style>
    <style:style style:name="Table16.A" style:family="table-column">
      <style:table-column-properties style:column-width="0.2111in"/>
    </style:style>
    <style:style style:name="Table16.B" style:family="table-column">
      <style:table-column-properties style:column-width="4.2694in"/>
    </style:style>
    <style:style style:name="Table16.A1" style:family="table-cell">
      <style:table-cell-properties style:vertical-align="middle" fo:padding="0in" fo:border="none"/>
    </style:style>
    <style:style style:name="Table17" style:family="table">
      <style:table-properties style:width="5.0778in" table:align="left"/>
    </style:style>
    <style:style style:name="Table17.A" style:family="table-column">
      <style:table-column-properties style:column-width="0.1111in"/>
    </style:style>
    <style:style style:name="Table17.B" style:family="table-column">
      <style:table-column-properties style:column-width="4.9667in"/>
    </style:style>
    <style:style style:name="Table17.A1" style:family="table-cell">
      <style:table-cell-properties style:vertical-align="middle" fo:padding="0in" fo:border="none"/>
    </style:style>
    <style:style style:name="Table18" style:family="table">
      <style:table-properties style:width="3.3806in" table:align="left"/>
    </style:style>
    <style:style style:name="Table18.A" style:family="table-column">
      <style:table-column-properties style:column-width="0.2111in"/>
    </style:style>
    <style:style style:name="Table18.B" style:family="table-column">
      <style:table-column-properties style:column-width="3.1694in"/>
    </style:style>
    <style:style style:name="Table18.A1" style:family="table-cell">
      <style:table-cell-properties style:vertical-align="middle" fo:padding="0in" fo:border="none"/>
    </style:style>
    <style:style style:name="Table19" style:family="table">
      <style:table-properties style:width="3.8938in" table:align="left"/>
    </style:style>
    <style:style style:name="Table19.A" style:family="table-column">
      <style:table-column-properties style:column-width="0.2049in"/>
    </style:style>
    <style:style style:name="Table19.B" style:family="table-column">
      <style:table-column-properties style:column-width="3.6889in"/>
    </style:style>
    <style:style style:name="Table19.A1" style:family="table-cell">
      <style:table-cell-properties style:vertical-align="middle" fo:padding="0in" fo:border="none"/>
    </style:style>
    <style:style style:name="Table20" style:family="table">
      <style:table-properties style:width="1.9542in" fo:margin-left="0.2035in" table:align="left"/>
    </style:style>
    <style:style style:name="Table20.A" style:family="table-column">
      <style:table-column-properties style:column-width="0.141in"/>
    </style:style>
    <style:style style:name="Table20.B" style:family="table-column">
      <style:table-column-properties style:column-width="1.8132in"/>
    </style:style>
    <style:style style:name="Table20.A1" style:family="table-cell">
      <style:table-cell-properties style:vertical-align="middle" fo:padding="0in" fo:border="none"/>
    </style:style>
    <style:style style:name="Table21" style:family="table">
      <style:table-properties style:width="3.3979in" fo:margin-left="0.2035in" table:align="left"/>
    </style:style>
    <style:style style:name="Table21.A" style:family="table-column">
      <style:table-column-properties style:column-width="0.141in"/>
    </style:style>
    <style:style style:name="Table21.B" style:family="table-column">
      <style:table-column-properties style:column-width="3.2569in"/>
    </style:style>
    <style:style style:name="Table21.A1" style:family="table-cell">
      <style:table-cell-properties style:vertical-align="middle" fo:padding="0in" fo:border="none"/>
    </style:style>
    <style:style style:name="Table22" style:family="table">
      <style:table-properties style:width="3.7681in" fo:margin-left="0.2035in" table:align="left"/>
    </style:style>
    <style:style style:name="Table22.A" style:family="table-column">
      <style:table-column-properties style:column-width="0.141in"/>
    </style:style>
    <style:style style:name="Table22.B" style:family="table-column">
      <style:table-column-properties style:column-width="3.6271in"/>
    </style:style>
    <style:style style:name="Table22.A1" style:family="table-cell">
      <style:table-cell-properties style:vertical-align="middle" fo:padding="0in" fo:border="none"/>
    </style:style>
    <style:style style:name="Table23" style:family="table">
      <style:table-properties style:width="2.0208in" fo:margin-left="0.2035in" table:align="left"/>
    </style:style>
    <style:style style:name="Table23.A" style:family="table-column">
      <style:table-column-properties style:column-width="0.141in"/>
    </style:style>
    <style:style style:name="Table23.B" style:family="table-column">
      <style:table-column-properties style:column-width="1.8799in"/>
    </style:style>
    <style:style style:name="Table23.A1" style:family="table-cell">
      <style:table-cell-properties style:vertical-align="middle" fo:padding="0in" fo:border="none"/>
    </style:style>
    <style:style style:name="Table24" style:family="table">
      <style:table-properties style:width="2.0882in" table:align="left"/>
    </style:style>
    <style:style style:name="Table24.A" style:family="table-column">
      <style:table-column-properties style:column-width="0.141in"/>
    </style:style>
    <style:style style:name="Table24.B" style:family="table-column">
      <style:table-column-properties style:column-width="1.9472in"/>
    </style:style>
    <style:style style:name="Table24.A1" style:family="table-cell">
      <style:table-cell-properties style:vertical-align="middle" fo:padding="0in" fo:border="none"/>
    </style:style>
    <style:style style:name="Table25" style:family="table">
      <style:table-properties style:width="3.2076in" table:align="left"/>
    </style:style>
    <style:style style:name="Table25.A" style:family="table-column">
      <style:table-column-properties style:column-width="0.141in"/>
    </style:style>
    <style:style style:name="Table25.B" style:family="table-column">
      <style:table-column-properties style:column-width="3.0667in"/>
    </style:style>
    <style:style style:name="Table25.A1" style:family="table-cell">
      <style:table-cell-properties style:vertical-align="middle" fo:padding="0in" fo:border="none"/>
    </style:style>
    <style:style style:name="Table26" style:family="table">
      <style:table-properties style:width="3.9549in" fo:margin-left="0.2035in" table:align="left"/>
    </style:style>
    <style:style style:name="Table26.A" style:family="table-column">
      <style:table-column-properties style:column-width="0.141in"/>
    </style:style>
    <style:style style:name="Table26.B" style:family="table-column">
      <style:table-column-properties style:column-width="3.8139in"/>
    </style:style>
    <style:style style:name="Table26.A1" style:family="table-cell">
      <style:table-cell-properties style:vertical-align="middle" fo:padding="0in" fo:border="none"/>
    </style:style>
    <style:style style:name="Table27" style:family="table">
      <style:table-properties style:width="3.7847in" fo:margin-left="0.2035in" table:align="left"/>
    </style:style>
    <style:style style:name="Table27.A" style:family="table-column">
      <style:table-column-properties style:column-width="0.141in"/>
    </style:style>
    <style:style style:name="Table27.B" style:family="table-column">
      <style:table-column-properties style:column-width="3.6438in"/>
    </style:style>
    <style:style style:name="Table27.A1" style:family="table-cell">
      <style:table-cell-properties style:vertical-align="middle" fo:padding="0in" fo:border="none"/>
    </style:style>
    <style:style style:name="Table28" style:family="table">
      <style:table-properties style:width="3.2646in" fo:margin-left="0.2035in" table:align="left"/>
    </style:style>
    <style:style style:name="Table28.A" style:family="table-column">
      <style:table-column-properties style:column-width="0.141in"/>
    </style:style>
    <style:style style:name="Table28.B" style:family="table-column">
      <style:table-column-properties style:column-width="3.1236in"/>
    </style:style>
    <style:style style:name="Table28.A1" style:family="table-cell">
      <style:table-cell-properties style:vertical-align="middle" fo:padding="0in" fo:border="none"/>
    </style:style>
    <style:style style:name="Table29" style:family="table">
      <style:table-properties style:width="2.7257in" fo:margin-left="0.2035in" table:align="left"/>
    </style:style>
    <style:style style:name="Table29.A" style:family="table-column">
      <style:table-column-properties style:column-width="0.141in"/>
    </style:style>
    <style:style style:name="Table29.B" style:family="table-column">
      <style:table-column-properties style:column-width="2.5847in"/>
    </style:style>
    <style:style style:name="Table29.A1" style:family="table-cell">
      <style:table-cell-properties style:vertical-align="middle" fo:padding="0in" fo:border="none"/>
    </style:style>
    <style:style style:name="Table30" style:family="table">
      <style:table-properties style:width="2.5986in" table:align="left"/>
    </style:style>
    <style:style style:name="Table30.A" style:family="table-column">
      <style:table-column-properties style:column-width="0.2049in"/>
    </style:style>
    <style:style style:name="Table30.B" style:family="table-column">
      <style:table-column-properties style:column-width="2.3938in"/>
    </style:style>
    <style:style style:name="Table30.A1" style:family="table-cell">
      <style:table-cell-properties style:vertical-align="middle" fo:padding="0in" fo:border="none"/>
    </style:style>
    <style:style style:name="Table31" style:family="table">
      <style:table-properties style:width="2.3764in" table:align="left"/>
    </style:style>
    <style:style style:name="Table31.A" style:family="table-column">
      <style:table-column-properties style:column-width="0.141in"/>
    </style:style>
    <style:style style:name="Table31.B" style:family="table-column">
      <style:table-column-properties style:column-width="2.2354in"/>
    </style:style>
    <style:style style:name="Table31.A1" style:family="table-cell">
      <style:table-cell-properties style:vertical-align="middle" fo:padding="0in" fo:border="none"/>
    </style:style>
    <style:style style:name="P1" style:family="paragraph" style:parent-style-name="Heading_20_3">
      <style:paragraph-properties fo:margin-left="0in" fo:margin-right="0in" fo:margin-top="0in" fo:margin-bottom="0in" style:contextual-spacing="false" fo:text-indent="0in" style:auto-text-indent="false" fo:padding="0in" fo:border="none"/>
      <style:text-properties fo:font-variant="normal" fo:text-transform="none" fo:color="#111111" style:font-name="Georgia" fo:letter-spacing="normal" fo:font-style="normal" fo:font-weight="normal"/>
    </style:style>
    <style:style style:name="P2" style:family="paragraph" style:parent-style-name="Heading_20_3">
      <style:paragraph-properties fo:margin-left="0in" fo:margin-right="0in" fo:margin-top="0in" fo:margin-bottom="0in" style:contextual-spacing="false" style:line-height-at-least="0.239in" fo:text-indent="0in" style:auto-text-indent="false" fo:padding="0in" fo:border="none"/>
      <style:text-properties fo:font-variant="normal" fo:text-transform="none" fo:color="#21759b" style:font-name="PT Serif" fo:font-size="11.4499998092651pt" fo:letter-spacing="normal" fo:font-style="normal" fo:font-weight="bold"/>
    </style:style>
    <style:style style:name="P3" style:family="paragraph" style:parent-style-name="Heading_20_1">
      <style:paragraph-properties fo:margin-left="0in" fo:margin-right="0in" fo:margin-top="0in" fo:margin-bottom="0in" style:contextual-spacing="false" fo:text-indent="0in" style:auto-text-indent="false" fo:padding="0in" fo:border="none"/>
      <style:text-properties fo:font-variant="normal" fo:text-transform="none" fo:color="#111111" style:font-name="Georgia" fo:font-size="6.34999990463257pt" fo:letter-spacing="normal" fo:font-style="normal" fo:font-weight="normal"/>
    </style:style>
    <style:style style:name="P4" style:family="paragraph" style:parent-style-name="Heading_20_2">
      <style:paragraph-properties fo:margin-left="0in" fo:margin-right="0in" fo:margin-top="0in" fo:margin-bottom="0in" style:contextual-spacing="false" fo:text-indent="0in" style:auto-text-indent="false" fo:padding="0in" fo:border="none"/>
      <style:text-properties fo:font-variant="normal" fo:text-transform="none" fo:color="#111111" style:font-name="Georgia" fo:letter-spacing="normal" fo:font-style="normal" fo:font-weight="bold"/>
    </style:style>
    <style:style style:name="P5" style:family="paragraph" style:parent-style-name="Heading_20_2">
      <style:paragraph-properties fo:margin-left="0in" fo:margin-right="0in" fo:margin-top="0in" fo:margin-bottom="0in" style:contextual-spacing="false" fo:text-indent="0in" style:auto-text-indent="false" fo:padding="0in" fo:border="none"/>
      <style:text-properties fo:font-variant="normal" fo:text-transform="none" fo:color="#000000" style:font-name="Helvetica" fo:font-size="22.9500007629395pt" fo:letter-spacing="-0.0091in" fo:font-style="normal" fo:font-weight="bold"/>
    </style:style>
    <style:style style:name="P6" style:family="paragraph" style:parent-style-name="Text_20_body">
      <style:paragraph-properties fo:margin-left="0in" fo:margin-right="0in" fo:margin-top="0in" fo:margin-bottom="0in" style:contextual-spacing="false" fo:text-indent="0in" style:auto-text-indent="false" fo:padding="0in" fo:border="none"/>
    </style:style>
    <style:style style:name="P7"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111111" style:font-name="Georgia" fo:letter-spacing="normal" fo:font-style="normal" fo:font-weight="normal"/>
    </style:style>
    <style:style style:name="P8" style:family="paragraph" style:parent-style-name="Text_20_body">
      <style:paragraph-properties fo:margin-left="0in" fo:margin-right="0in" fo:margin-top="0in" fo:margin-bottom="0in" style:contextual-spacing="false" style:line-height-at-least="0.1862in" fo:text-indent="0in" style:auto-text-indent="false" fo:padding="0in" fo:border="none"/>
      <style:text-properties fo:font-variant="normal" fo:text-transform="none" fo:color="#111111" style:font-name="Georgia" fo:font-size="8.89999961853027pt" fo:letter-spacing="normal" fo:font-style="normal" fo:font-weight="normal"/>
    </style:style>
    <style:style style:name="P9"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111111" style:font-name="Georgia" fo:font-size="6.34999990463257pt" fo:letter-spacing="normal" fo:font-style="normal" fo:font-weight="normal"/>
    </style:style>
    <style:style style:name="P10"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fo:color="#111111" fo:letter-spacing="normal"/>
    </style:style>
    <style:style style:name="P11" style:family="paragraph" style:parent-style-name="Text_20_body">
      <style:paragraph-properties fo:margin-left="0in" fo:margin-right="0in" fo:margin-top="0in" fo:margin-bottom="0in" style:contextual-spacing="false" style:line-height-at-least="0.1862in" fo:text-indent="0in" style:auto-text-indent="false" fo:padding="0in" fo:border="none"/>
      <style:text-properties fo:font-variant="normal" fo:text-transform="none" fo:color="#575757" style:font-name="Arial1" fo:font-size="8.89999961853027pt" fo:letter-spacing="normal" fo:font-style="normal" fo:font-weight="normal"/>
    </style:style>
    <style:style style:name="P12" style:family="paragraph" style:parent-style-name="Text_20_body">
      <style:paragraph-properties fo:margin-left="0in" fo:margin-right="0in" fo:margin-top="0in" fo:margin-bottom="0in" style:contextual-spacing="false" style:line-height-at-least="0.239in" fo:text-indent="0in" style:auto-text-indent="false" fo:padding="0in" fo:border="none"/>
      <style:text-properties fo:font-variant="normal" fo:text-transform="none" fo:color="#222222" style:font-name="inherit" fo:font-size="11.4499998092651pt" fo:letter-spacing="normal" fo:font-style="normal" fo:font-weight="normal"/>
    </style:style>
    <style:style style:name="P13" style:family="paragraph" style:parent-style-name="Text_20_body">
      <style:paragraph-properties fo:margin-left="0in" fo:margin-right="0in" fo:margin-top="0in" fo:margin-bottom="0in" style:contextual-spacing="false" style:line-height-at-least="0.1862in" fo:text-indent="0in" style:auto-text-indent="false" fo:padding="0in" fo:border="none"/>
    </style:style>
    <style:style style:name="P14" style:family="paragraph" style:parent-style-name="Text_20_body">
      <style:paragraph-properties fo:margin-left="0in" fo:margin-right="0in" fo:margin-top="0in" fo:margin-bottom="0in" style:contextual-spacing="false" fo:text-indent="0in" style:auto-text-indent="false" fo:padding="0in" fo:border="none"/>
      <style:text-properties fo:background-color="transparent"/>
    </style:style>
    <style:style style:name="P15" style:family="paragraph" style:parent-style-name="Text_20_body">
      <style:paragraph-properties fo:margin-left="0in" fo:margin-right="0in" fo:margin-top="0in" fo:margin-bottom="0in" style:contextual-spacing="false" style:line-height-at-least="0.1591in" fo:text-indent="0in" style:auto-text-indent="false" fo:padding="0in" fo:border="none"/>
    </style:style>
    <style:style style:name="P16" style:family="paragraph" style:parent-style-name="Text_20_body">
      <style:paragraph-properties fo:margin-left="0in" fo:margin-right="0in" fo:margin-top="0in" fo:margin-bottom="0in" style:contextual-spacing="false" style:line-height-at-least="0.239in" fo:text-indent="0in" style:auto-text-indent="false" fo:padding="0in" fo:border="none"/>
    </style:style>
    <style:style style:name="P17" style:family="paragraph" style:parent-style-name="Standard">
      <style:paragraph-properties fo:margin-left="0in" fo:margin-right="0in" fo:margin-top="0in" fo:margin-bottom="0in" style:contextual-spacing="false" fo:text-indent="0in" style:auto-text-indent="false" fo:padding="0in" fo:border="none"/>
    </style:style>
    <style:style style:name="P18" style:family="paragraph" style:parent-style-name="Table_20_Contents">
      <style:paragraph-properties fo:margin-left="0in" fo:margin-right="0in" fo:margin-top="0in" fo:margin-bottom="0in" style:contextual-spacing="false" fo:text-align="end" style:justify-single-word="false" fo:text-indent="0in" style:auto-text-indent="false" fo:padding="0in" fo:border="none"/>
      <style:text-properties fo:font-variant="normal" fo:text-transform="none" fo:color="#afafaf" style:font-name="Consolas" fo:font-style="normal" fo:font-weight="normal" fo:background-color="#ffffff"/>
    </style:style>
    <style:style style:name="P19" style:family="paragraph" style:parent-style-name="Table_20_Contents">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fo:background-color="#ffffff"/>
    </style:style>
    <style:style style:name="P20" style:family="paragraph" style:parent-style-name="Table_20_Contents">
      <style:paragraph-properties fo:margin-left="0in" fo:margin-right="0in" fo:margin-top="0in" fo:margin-bottom="0in" style:contextual-spacing="false" fo:text-align="start" style:justify-single-word="false" fo:text-indent="0in" style:auto-text-indent="false" fo:padding="0in" fo:border="none"/>
    </style:style>
    <style:style style:name="P21" style:family="paragraph" style:parent-style-name="Table_20_Contents">
      <style:paragraph-properties fo:margin-left="0in" fo:margin-right="0in" fo:margin-top="0in" fo:margin-bottom="0in" style:contextual-spacing="false" style:line-height-at-least="0.1862in" fo:text-align="start" style:justify-single-word="false" fo:text-indent="0in" style:auto-text-indent="false" fo:padding="0in" fo:border="none"/>
    </style:style>
    <style:style style:name="P22" style:family="paragraph" style:parent-style-name="Preformatted_20_Text">
      <style:paragraph-properties fo:margin-left="0in" fo:margin-right="0in" fo:margin-top="0in" fo:margin-bottom="0in" style:contextual-spacing="false" fo:text-align="start" style:justify-single-word="false" fo:text-indent="0in" style:auto-text-indent="false" fo:padding="0in" fo:border="none"/>
      <style:text-properties fo:color="#586e75" style:font-name="inherit" fo:font-size="8.30000019073486pt" fo:font-weight="normal"/>
    </style:style>
    <style:style style:name="P23" style:family="paragraph" style:parent-style-name="Preformatted_20_Text">
      <style:paragraph-properties fo:margin-left="0in" fo:margin-right="0in" fo:margin-top="0in" fo:margin-bottom="0in" style:contextual-spacing="false" fo:text-align="start" style:justify-single-word="false" fo:text-indent="0in" style:auto-text-indent="false" fo:padding="0in" fo:border="none"/>
    </style:style>
    <style:style style:name="P24" style:family="paragraph" style:parent-style-name="Table_20_Contents">
      <style:paragraph-properties fo:margin-left="0in" fo:margin-right="0in" fo:margin-top="0in" fo:margin-bottom="0in" style:contextual-spacing="false" fo:text-indent="0in" style:auto-text-indent="false"/>
      <style:text-properties fo:color="#ffffff" style:font-name="courier new" fo:font-size="7.65000009536743pt" fo:font-weight="normal"/>
    </style:style>
    <style:style style:name="P25" style:family="paragraph" style:parent-style-name="Preformatted_20_Text">
      <style:paragraph-properties fo:margin-left="0in" fo:margin-right="0in" fo:margin-top="0in" fo:margin-bottom="0in" style:contextual-spacing="false" fo:text-align="start" style:justify-single-word="false" fo:text-indent="0in" style:auto-text-indent="false" fo:background-color="transparent" fo:padding="0in" fo:border="none">
        <style:background-image/>
      </style:paragraph-properties>
      <style:text-properties fo:color="#000000" style:font-name="Consolas1" fo:font-size="7.65000009536743pt" fo:font-weight="normal"/>
    </style:style>
    <style:style style:name="P26" style:family="paragraph" style:parent-style-name="Preformatted_20_Text">
      <style:paragraph-properties fo:margin-left="0in" fo:margin-right="0in" fo:margin-top="0in" fo:margin-bottom="0in" style:contextual-spacing="false" fo:text-align="start" style:justify-single-word="false" fo:text-indent="0in" style:auto-text-indent="false" fo:background-color="transparent" fo:padding="0in" fo:border="none">
        <style:background-image/>
      </style:paragraph-properties>
      <style:text-properties fo:color="#000000"/>
    </style:style>
    <style:style style:name="P27" style:family="paragraph" style:parent-style-name="Preformatted_20_Text">
      <style:paragraph-properties fo:margin-left="0in" fo:margin-right="0in" fo:margin-top="0in" fo:margin-bottom="0in" style:contextual-spacing="false" fo:text-align="start" style:justify-single-word="false" fo:text-indent="0in" style:auto-text-indent="false" fo:background-color="transparent" fo:padding="0in" fo:border="none">
        <style:background-image/>
      </style:paragraph-properties>
      <style:text-properties fo:color="#9966cc" style:font-name="Consolas1" fo:font-size="7.65000009536743pt" fo:font-weight="bold" fo:background-color="transparent"/>
    </style:style>
    <style:style style:name="P28" style:family="paragraph" style:parent-style-name="Text_20_body">
      <style:paragraph-properties fo:margin-left="0in" fo:margin-right="0in" fo:margin-top="0in" fo:margin-bottom="0in" style:contextual-spacing="false" style:line-height-at-least="0.2126in" fo:text-indent="0in" style:auto-text-indent="false" fo:background-color="transparent" fo:padding="0in" fo:border="none">
        <style:background-image/>
      </style:paragraph-properties>
    </style:style>
    <style:style style:name="P29" style:family="paragraph" style:parent-style-name="Text_20_body">
      <style:paragraph-properties fo:margin-left="0in" fo:margin-right="0in" fo:margin-top="0in" fo:margin-bottom="0in" style:contextual-spacing="false" fo:text-indent="0in" style:auto-text-indent="false" fo:background-color="transparent" fo:padding="0in" fo:border="none">
        <style:background-image/>
      </style:paragraph-properties>
      <style:text-properties fo:background-color="transparent"/>
    </style:style>
    <style:style style:name="P30" style:family="paragraph" style:parent-style-name="Text_20_body">
      <style:paragraph-properties fo:margin-left="0in" fo:margin-right="0in" fo:margin-top="0in" fo:margin-bottom="0in" style:contextual-spacing="false" fo:text-indent="0in" style:auto-text-indent="false" fo:background-color="transparent" fo:padding="0in" fo:border="none">
        <style:background-image/>
      </style:paragraph-properties>
      <style:text-properties fo:color="#0000ff" fo:background-color="transparent"/>
    </style:style>
    <style:style style:name="P31" style:family="paragraph" style:parent-style-name="Text_20_body">
      <style:paragraph-properties fo:margin-left="0in" fo:margin-right="0in" fo:margin-top="0in" fo:margin-bottom="0in" style:contextual-spacing="false" fo:text-indent="0in" style:auto-text-indent="false" fo:background-color="transparent" fo:padding="0in" fo:border="none">
        <style:background-image/>
      </style:paragraph-properties>
      <style:text-properties fo:color="#008000" fo:background-color="transparent"/>
    </style:style>
    <style:style style:name="P32" style:family="paragraph" style:parent-style-name="Preformatted_20_Text">
      <style:paragraph-properties fo:margin-left="0in" fo:margin-right="0in" fo:margin-top="0in" fo:margin-bottom="0in" style:contextual-spacing="false" style:line-height-at-least="0.1591in" fo:text-align="start" style:justify-single-word="false" fo:text-indent="0in" style:auto-text-indent="false" fo:background-color="#eeeeee" fo:padding="0in" fo:border="none">
        <style:background-image/>
      </style:paragraph-properties>
    </style:style>
    <style:style style:name="P33" style:family="paragraph" style:parent-style-name="Preformatted_20_Text">
      <style:paragraph-properties fo:margin-left="0in" fo:margin-right="0in" fo:margin-top="0in" fo:margin-bottom="0in" style:contextual-spacing="false" style:line-height-at-least="0.1591in" fo:text-align="start" style:justify-single-word="false" fo:text-indent="0in" style:auto-text-indent="false" fo:background-color="#eeeeee" fo:padding="0.0291in" fo:border-left="none" fo:border-right="none" fo:border-top="none" fo:border-bottom="0.99pt solid #000000" style:join-border="false">
        <style:background-image/>
      </style:paragraph-properties>
    </style:style>
    <style:style style:name="P34" style:family="paragraph" style:parent-style-name="Text_20_body">
      <style:paragraph-properties fo:margin-left="0in" fo:margin-right="0in" fo:margin-top="0in" fo:margin-bottom="0in" style:contextual-spacing="false" fo:text-indent="0in" style:auto-text-indent="false" fo:padding="0.0291in" fo:border-left="none" fo:border-right="none" fo:border-top="none" fo:border-bottom="0.99pt solid #000000" style:join-border="false"/>
    </style:style>
    <style:style style:name="P35" style:family="paragraph" style:parent-style-name="Text_20_body">
      <style:paragraph-properties fo:margin-left="0in" fo:margin-right="0in" fo:margin-top="0in" fo:margin-bottom="0in" style:contextual-spacing="false" fo:text-indent="0in" style:auto-text-indent="false" fo:padding="0.0291in" fo:border-left="none" fo:border-right="none" fo:border-top="none" fo:border-bottom="0.99pt solid #000000" style:join-border="false"/>
      <style:text-properties fo:font-variant="normal" fo:text-transform="none" fo:color="#111111" style:font-name="Georgia" fo:letter-spacing="normal" fo:font-style="normal" fo:font-weight="normal"/>
    </style:style>
    <style:style style:name="P36" style:family="paragraph" style:parent-style-name="Text_20_body">
      <style:paragraph-properties fo:margin-left="0in" fo:margin-right="0in" fo:margin-top="0in" fo:margin-bottom="0in" style:contextual-spacing="false" style:line-height-at-least="0.2126in" fo:text-indent="0in" style:auto-text-indent="false" fo:background-color="#fcfcfc" fo:padding="0in" fo:border="none">
        <style:background-image/>
      </style:paragraph-properties>
    </style:style>
    <style:style style:name="P37" style:family="paragraph" style:parent-style-name="Text_20_body">
      <style:paragraph-properties fo:margin-left="0in" fo:margin-right="0in" style:line-height-at-least="0.2126in" fo:text-indent="0in" style:auto-text-indent="false" fo:padding="0in" fo:border="none"/>
    </style:style>
    <style:style style:name="P38" style:family="paragraph" style:parent-style-name="Text_20_body">
      <style:paragraph-properties fo:margin-left="0in" fo:margin-right="0in" fo:margin-top="0.0709in" fo:margin-bottom="0.0709in" style:contextual-spacing="false" fo:text-indent="0in" style:auto-text-indent="false" fo:padding="0.0709in" fo:border="0.06pt solid #e1e1e1"/>
      <style:text-properties fo:font-variant="normal" fo:text-transform="none" fo:color="#111111" style:font-name="Monaco" fo:font-size="8.30000019073486pt" fo:letter-spacing="normal" fo:font-style="normal" fo:font-weight="normal" fo:background-color="#f8f8f8"/>
    </style:style>
    <style:style style:name="P39" style:family="paragraph" style:parent-style-name="Text_20_body">
      <style:paragraph-properties fo:margin-left="0in" fo:margin-right="0in" fo:margin-top="0.0882in" fo:margin-bottom="0.0882in" style:contextual-spacing="false" fo:text-indent="0in" style:auto-text-indent="false" fo:padding="0in" fo:border="none"/>
    </style:style>
    <style:style style:name="P40" style:family="paragraph" style:parent-style-name="Text_20_body">
      <style:paragraph-properties fo:margin-left="0in" fo:margin-right="0in" fo:margin-top="0.0882in" fo:margin-bottom="0.0882in" style:contextual-spacing="false" fo:text-indent="0in" style:auto-text-indent="false" fo:padding="0in" fo:border="none"/>
      <style:text-properties fo:font-variant="normal" fo:text-transform="none" fo:color="#777777" style:font-name="HelveticaNeue-Light" fo:font-size="14pt" fo:letter-spacing="normal" fo:font-style="normal" fo:font-weight="normal"/>
    </style:style>
    <style:style style:name="P41" style:family="paragraph" style:parent-style-name="Text_20_body">
      <style:paragraph-properties fo:margin-left="0in" fo:margin-right="0in" fo:margin-top="0in" fo:margin-bottom="0.2126in" style:contextual-spacing="false" style:line-height-at-least="0.2126in" fo:text-indent="0in" style:auto-text-indent="false" fo:background-color="transparent" fo:padding="0in" fo:border="none">
        <style:background-image/>
      </style:paragraph-properties>
      <style:text-properties fo:font-variant="normal" fo:text-transform="none" fo:color="#333333" style:font-name="Georgia1" fo:font-size="10.1999998092651pt" fo:letter-spacing="normal" fo:font-style="normal" fo:font-weight="normal" fo:background-color="#ffffff"/>
    </style:style>
    <style:style style:name="P42" style:family="paragraph" style:parent-style-name="Text_20_body">
      <style:paragraph-properties fo:margin-left="0in" fo:margin-right="0in" fo:margin-top="0in" fo:margin-bottom="0.2126in" style:contextual-spacing="false" style:line-height-at-least="0.2126in" fo:text-indent="0in" style:auto-text-indent="false" fo:background-color="transparent" fo:padding="0in" fo:border="none">
        <style:background-image/>
      </style:paragraph-properties>
      <style:text-properties fo:font-variant="normal" fo:text-transform="none" fo:color="#333333" fo:letter-spacing="normal" fo:background-color="#ffffff"/>
    </style:style>
    <style:style style:name="P43" style:family="paragraph" style:parent-style-name="Text_20_body">
      <style:paragraph-properties fo:margin-left="0in" fo:margin-right="0in" fo:margin-top="0in" fo:margin-bottom="0.2126in" style:contextual-spacing="false" style:line-height-at-least="0.2126in" fo:text-indent="0in" style:auto-text-indent="false" fo:background-color="transparent" fo:padding="0.0291in" fo:border-left="none" fo:border-right="none" fo:border-top="none" fo:border-bottom="0.99pt solid #000000" style:join-border="false">
        <style:background-image/>
      </style:paragraph-properties>
      <style:text-properties fo:font-variant="normal" fo:text-transform="none" fo:color="#333333" style:font-name="Georgia1" fo:font-size="10.1999998092651pt" fo:letter-spacing="normal" fo:font-style="normal" fo:font-weight="normal" fo:background-color="#ffffff"/>
    </style:style>
    <style:style style:name="P44" style:family="paragraph" style:parent-style-name="Text_20_body">
      <style:paragraph-properties fo:margin-left="0in" fo:margin-right="0in" fo:margin-top="0in" fo:margin-bottom="0.2126in" style:contextual-spacing="false" style:line-height-at-least="0.2126in" fo:text-indent="0in" style:auto-text-indent="false" fo:background-color="#fcfcfc" fo:padding="0in" fo:border="none">
        <style:background-image/>
      </style:paragraph-properties>
      <style:text-properties fo:font-variant="normal" fo:text-transform="none" fo:color="#444444" style:font-name="Georgia1" fo:font-size="10.1999998092651pt" fo:letter-spacing="normal" fo:font-style="normal" fo:font-weight="normal" fo:background-color="transparent"/>
    </style:style>
    <style:style style:name="P45" style:family="paragraph" style:parent-style-name="Heading_20_1">
      <style:text-properties fo:font-variant="normal" fo:text-transform="none" fo:color="#111111" style:font-name="Georgia" fo:font-size="6.34999990463257pt" fo:letter-spacing="normal" fo:font-style="normal" fo:font-weight="normal"/>
    </style:style>
    <style:style style:name="P46" style:family="paragraph" style:parent-style-name="Heading_20_1">
      <style:text-properties fo:color="#111111" fo:font-weight="normal"/>
    </style:style>
    <style:style style:name="P47" style:family="paragraph" style:parent-style-name="Heading_20_1">
      <style:text-properties fo:color="#555555" style:font-name="Helvetica Neue" fo:font-size="11.4499998092651pt" fo:font-weight="bold"/>
    </style:style>
    <style:style style:name="P48" style:family="paragraph" style:parent-style-name="Heading_20_1">
      <style:text-properties fo:color="#21759b" style:font-name="PT Serif" fo:font-weight="bold" officeooo:paragraph-rsid="00256665"/>
    </style:style>
    <style:style style:name="P49" style:family="paragraph" style:parent-style-name="Heading_20_1">
      <style:paragraph-properties fo:margin-top="0in" fo:margin-bottom="0in" style:contextual-spacing="false" fo:padding="0.0291in" fo:border-left="none" fo:border-right="none" fo:border-top="none" fo:border-bottom="0.99pt solid #000000" style:join-border="false"/>
      <style:text-properties fo:font-variant="normal" fo:text-transform="none" fo:color="#111111" style:font-name="Georgia" fo:font-size="6.34999990463257pt" fo:letter-spacing="normal" fo:font-style="normal" fo:font-weight="normal"/>
    </style:style>
    <style:style style:name="P50" style:family="paragraph" style:parent-style-name="Text_20_body">
      <style:paragraph-properties fo:margin-top="0in" fo:margin-bottom="0in" style:contextual-spacing="false" fo:padding="0.0291in" fo:border-left="none" fo:border-right="none" fo:border-top="none" fo:border-bottom="0.99pt solid #000000" style:join-border="false"/>
    </style:style>
    <style:style style:name="P51" style:family="paragraph" style:parent-style-name="Preformatted_20_Text">
      <style:paragraph-properties fo:margin-top="0in" fo:margin-bottom="0in" style:contextual-spacing="false" style:line-height-at-least="0.1591in" fo:text-align="start" style:justify-single-word="false" fo:background-color="#eeeeee" fo:padding="0in" fo:border="none">
        <style:background-image/>
      </style:paragraph-properties>
    </style:style>
    <style:style style:name="P52" style:family="paragraph" style:parent-style-name="Horizontal_20_Line">
      <style:paragraph-properties fo:margin-top="0in" fo:margin-bottom="0in" style:contextual-spacing="false" fo:padding="0in" fo:border="none"/>
    </style:style>
    <style:style style:name="P53" style:family="paragraph" style:parent-style-name="Heading_20_1">
      <style:paragraph-properties fo:padding="0.0291in" fo:border-left="none" fo:border-right="none" fo:border-top="none" fo:border-bottom="0.99pt solid #000000" style:join-border="false"/>
      <style:text-properties fo:font-variant="normal" fo:text-transform="none" fo:color="#111111" style:font-name="Georgia" fo:font-size="6.34999990463257pt" fo:letter-spacing="normal" fo:font-style="normal" fo:font-weight="normal" officeooo:rsid="00209a20" officeooo:paragraph-rsid="00209a20"/>
    </style:style>
    <style:style style:name="P54" style:family="paragraph" style:parent-style-name="Text_20_body">
      <style:paragraph-properties fo:padding="0.0291in" fo:border-left="none" fo:border-right="none" fo:border-top="none" fo:border-bottom="0.99pt solid #000000" style:join-border="false"/>
    </style:style>
    <style:style style:name="P55" style:family="paragraph" style:parent-style-name="Text_20_body">
      <style:paragraph-properties fo:padding="0.0291in" fo:border-left="none" fo:border-right="none" fo:border-top="none" fo:border-bottom="0.99pt solid #000000" style:join-border="false"/>
      <style:text-properties fo:font-variant="normal" fo:text-transform="none" fo:color="#111111" style:font-name="Georgia" fo:font-size="6.34999990463257pt" fo:letter-spacing="normal" fo:font-style="normal" fo:font-weight="normal" officeooo:paragraph-rsid="00209a20"/>
    </style:style>
    <style:style style:name="P56" style:family="paragraph" style:parent-style-name="Standard">
      <style:paragraph-properties fo:padding="0.0291in" fo:border-left="none" fo:border-right="none" fo:border-top="none" fo:border-bottom="0.99pt solid #000000" style:join-border="false"/>
    </style:style>
    <style:style style:name="P57" style:family="paragraph" style:parent-style-name="Standard">
      <style:paragraph-properties fo:padding="0.0291in" fo:border-left="none" fo:border-right="none" fo:border-top="none" fo:border-bottom="0.99pt solid #000000" style:join-border="false"/>
      <style:text-properties officeooo:paragraph-rsid="00256665"/>
    </style:style>
    <style:style style:name="P58" style:family="paragraph" style:parent-style-name="Preformatted_20_Text">
      <style:paragraph-properties fo:margin-left="0.1772in" fo:margin-right="0.1772in" fo:margin-top="0in" fo:margin-bottom="0in" style:contextual-spacing="false" fo:text-indent="0in" style:auto-text-indent="false" fo:padding="0in" fo:border="none"/>
      <style:text-properties fo:font-variant="normal" fo:text-transform="none" fo:color="#777777" style:font-name="inherit" fo:font-size="14pt" fo:letter-spacing="normal" fo:font-style="normal" fo:font-weight="normal"/>
    </style:style>
    <style:style style:name="P59" style:family="paragraph" style:parent-style-name="Preformatted_20_Text">
      <style:paragraph-properties fo:margin-left="0.1772in" fo:margin-right="0.1772in" fo:margin-top="0in" fo:margin-bottom="0in" style:contextual-spacing="false" fo:text-indent="0in" style:auto-text-indent="false" fo:padding="0in" fo:border="none"/>
      <style:text-properties fo:font-variant="normal" fo:text-transform="none" fo:color="#777777" fo:letter-spacing="normal"/>
    </style:style>
    <style:style style:name="P60" style:family="paragraph" style:parent-style-name="Preformatted_20_Text">
      <style:paragraph-properties fo:margin-left="0.1772in" fo:margin-right="0.1772in" fo:margin-top="0in" fo:margin-bottom="0in" style:contextual-spacing="false" fo:text-indent="0in" style:auto-text-indent="false" fo:padding="0in" fo:border="none"/>
      <style:text-properties fo:font-variant="normal" fo:text-transform="none" fo:color="#000088" style:font-name="inherit" fo:font-size="14pt" fo:letter-spacing="normal" fo:font-style="normal" fo:font-weight="normal"/>
    </style:style>
    <style:style style:name="P61" style:family="paragraph" style:parent-style-name="Text_20_body">
      <style:text-properties fo:font-variant="normal" fo:text-transform="none" fo:color="#111111" style:font-name="Georgia" fo:font-size="6.34999990463257pt" fo:letter-spacing="normal" fo:font-style="normal" fo:font-weight="normal"/>
    </style:style>
    <style:style style:name="P62" style:family="paragraph" style:parent-style-name="Text_20_body">
      <style:text-properties fo:font-variant="normal" fo:text-transform="none" fo:color="#575757" style:font-name="Arial1" fo:font-size="8.89999961853027pt" fo:letter-spacing="normal" fo:font-style="normal" fo:font-weight="normal" officeooo:paragraph-rsid="00256665"/>
    </style:style>
    <style:style style:name="P63" style:family="paragraph" style:parent-style-name="Text_20_body">
      <style:paragraph-properties fo:margin-left="0.0173in" fo:margin-right="0.0173in" fo:margin-top="0in" fo:margin-bottom="0in" style:contextual-spacing="false" style:line-height-at-least="0.1862in" fo:text-indent="0in" style:auto-text-indent="false" fo:padding="0in" fo:border="none"/>
    </style:style>
    <style:style style:name="P64" style:family="paragraph" style:parent-style-name="Text_20_body">
      <style:paragraph-properties fo:margin-left="0.0173in" fo:margin-right="0.0173in" fo:margin-top="0in" fo:margin-bottom="0in" style:contextual-spacing="false" fo:text-indent="0in" style:auto-text-indent="false" fo:padding-left="0.0445in" fo:padding-right="0.0445in" fo:padding-top="0.0193in" fo:padding-bottom="0.0193in" fo:border="0.06pt solid #cacaca"/>
    </style:style>
    <style:style style:name="P65" style:family="paragraph" style:parent-style-name="Text_20_body">
      <style:paragraph-properties fo:margin-left="0.0173in" fo:margin-right="0.0173in" fo:margin-top="0in" fo:margin-bottom="0in" style:contextual-spacing="false" style:line-height-at-least="0.1862in" fo:text-indent="0in" style:auto-text-indent="false" fo:padding-left="0.0445in" fo:padding-right="0.0445in" fo:padding-top="0.0193in" fo:padding-bottom="0.0193in" fo:border="0.06pt solid #cacaca"/>
    </style:style>
    <style:style style:name="P66" style:family="paragraph" style:parent-style-name="Text_20_body">
      <style:paragraph-properties fo:margin-left="0.0173in" fo:margin-right="0.0173in" fo:margin-top="0in" fo:margin-bottom="0in" style:contextual-spacing="false" style:line-height-at-least="0.1862in" fo:text-indent="0in" style:auto-text-indent="false" fo:padding="0.0291in" fo:border-left="none" fo:border-right="none" fo:border-top="none" fo:border-bottom="0.99pt solid #000000" style:join-border="false"/>
    </style:style>
    <style:style style:name="P67" style:family="paragraph" style:parent-style-name="Text_20_body">
      <style:paragraph-properties fo:margin-left="0in" fo:margin-right="0.602in" fo:text-indent="0in" style:auto-text-indent="false" fo:padding="0in" fo:border="none"/>
    </style:style>
    <style:style style:name="P68" style:family="paragraph" style:parent-style-name="Standard">
      <style:text-properties officeooo:rsid="00297f4a" officeooo:paragraph-rsid="00256665"/>
    </style:style>
    <style:style style:name="P69" style:family="paragraph" style:parent-style-name="Standard">
      <style:text-properties officeooo:paragraph-rsid="00256665"/>
    </style:style>
    <style:style style:name="P70" style:family="paragraph" style:parent-style-name="Standard">
      <style:paragraph-properties fo:padding-left="0in" fo:padding-right="0in" fo:padding-top="0in" fo:padding-bottom="0.0138in" fo:border-left="none" fo:border-right="none" fo:border-top="none" fo:border-bottom="1.5pt solid #00000a"/>
      <style:text-properties officeooo:paragraph-rsid="00256665"/>
    </style:style>
    <style:style style:name="P71" style:family="paragraph" style:parent-style-name="Text_20_body" style:list-style-name="L1">
      <style:paragraph-properties fo:margin-left="0in" fo:margin-right="0in" fo:margin-top="0in" fo:margin-bottom="0in" style:contextual-spacing="false" fo:text-indent="0in" style:auto-text-indent="false" fo:padding="0in" fo:border="none"/>
      <style:text-properties fo:font-variant="normal" fo:text-transform="none" fo:color="#111111" style:font-name="Georgia" fo:letter-spacing="normal" fo:font-style="normal" fo:font-weight="normal"/>
    </style:style>
    <style:style style:name="P72" style:family="paragraph" style:parent-style-name="Text_20_body" style:list-style-name="L2">
      <style:paragraph-properties fo:margin-left="0in" fo:margin-right="0in" fo:margin-top="0in" fo:margin-bottom="0in" style:contextual-spacing="false" fo:text-indent="0in" style:auto-text-indent="false" fo:padding="0in" fo:border="none"/>
      <style:text-properties fo:font-variant="normal" fo:text-transform="none" fo:color="#111111" style:font-name="Georgia" fo:letter-spacing="normal" fo:font-style="normal" fo:font-weight="normal"/>
    </style:style>
    <style:style style:name="P73" style:family="paragraph" style:parent-style-name="Text_20_body" style:list-style-name="L4">
      <style:paragraph-properties fo:margin-left="0in" fo:margin-right="0in" fo:margin-top="0in" fo:margin-bottom="0in" style:contextual-spacing="false" fo:text-indent="0in" style:auto-text-indent="false" fo:padding="0in" fo:border="none"/>
      <style:text-properties fo:font-variant="normal" fo:text-transform="none" fo:color="#111111" style:font-name="Georgia" fo:letter-spacing="normal" fo:font-style="normal" fo:font-weight="normal"/>
    </style:style>
    <style:style style:name="P74" style:family="paragraph" style:parent-style-name="Text_20_body" style:list-style-name="L3">
      <style:paragraph-properties fo:margin-left="0in" fo:margin-right="0in" fo:margin-top="0in" fo:margin-bottom="0in" style:contextual-spacing="false" style:line-height-at-least="0.1862in" fo:text-indent="0in" style:auto-text-indent="false" fo:padding="0in" fo:border="none"/>
      <style:text-properties fo:font-variant="normal" fo:text-transform="none" fo:color="#111111" style:font-name="Georgia" fo:font-size="8.89999961853027pt" fo:letter-spacing="normal" fo:font-style="normal" fo:font-weight="normal"/>
    </style:style>
    <style:style style:name="P75" style:family="paragraph" style:parent-style-name="Text_20_body" style:list-style-name="L6">
      <style:paragraph-properties fo:margin-left="0in" fo:margin-right="0in" fo:margin-top="0in" fo:margin-bottom="0in" style:contextual-spacing="false" style:line-height-at-least="0.239in" fo:text-indent="0in" style:auto-text-indent="false" fo:padding="0in" fo:border="none"/>
      <style:text-properties fo:font-variant="normal" fo:text-transform="none" fo:color="#222222" style:font-name="inherit" fo:font-size="11.4499998092651pt" fo:letter-spacing="normal" fo:font-style="normal" fo:font-weight="normal"/>
    </style:style>
    <style:style style:name="P76" style:family="paragraph" style:parent-style-name="Text_20_body" style:list-style-name="L7">
      <style:paragraph-properties fo:margin-left="0in" fo:margin-right="0in" fo:margin-top="0in" fo:margin-bottom="0in" style:contextual-spacing="false" style:line-height-at-least="0.239in" fo:text-indent="0in" style:auto-text-indent="false" fo:padding="0in" fo:border="none"/>
      <style:text-properties fo:font-variant="normal" fo:text-transform="none" fo:color="#222222" style:font-name="inherit" fo:font-size="11.4499998092651pt" fo:letter-spacing="normal" fo:font-style="normal" fo:font-weight="normal"/>
    </style:style>
    <style:style style:name="P77" style:family="paragraph" style:parent-style-name="Text_20_body" style:list-style-name="L7">
      <style:paragraph-properties fo:margin-left="0in" fo:margin-right="0in" fo:margin-top="0in" fo:margin-bottom="0in" style:contextual-spacing="false" style:line-height-at-least="0.239in" fo:text-indent="0in" style:auto-text-indent="false" fo:padding="0in" fo:border="none"/>
      <style:text-properties fo:font-variant="normal" fo:text-transform="none" fo:color="#222222" fo:letter-spacing="normal"/>
    </style:style>
    <style:style style:name="P78" style:family="paragraph" style:parent-style-name="Text_20_body" style:list-style-name="L6">
      <style:paragraph-properties fo:margin-left="0in" fo:margin-right="0in" fo:margin-top="0in" fo:margin-bottom="0in" style:contextual-spacing="false" style:line-height-at-least="0.239in" fo:text-indent="0in" style:auto-text-indent="false" fo:padding="0in" fo:border="none"/>
    </style:style>
    <style:style style:name="P79" style:family="paragraph" style:parent-style-name="Text_20_body" style:list-style-name="L7">
      <style:paragraph-properties fo:margin-left="0in" fo:margin-right="0in" fo:margin-top="0in" fo:margin-bottom="0in" style:contextual-spacing="false" style:line-height-at-least="0.239in" fo:text-indent="0in" style:auto-text-indent="false" fo:padding="0in" fo:border="none"/>
    </style:style>
    <style:style style:name="P80" style:family="paragraph" style:parent-style-name="Text_20_body" style:list-style-name="L8">
      <style:paragraph-properties fo:margin-left="0in" fo:margin-right="0in" fo:margin-top="0in" fo:margin-bottom="0in" style:contextual-spacing="false" style:line-height-at-least="0.239in" fo:text-indent="0in" style:auto-text-indent="false" fo:padding="0in" fo:border="none"/>
    </style:style>
    <style:style style:name="P81" style:family="paragraph" style:parent-style-name="Text_20_body" style:list-style-name="L5">
      <style:paragraph-properties fo:margin-left="0.0445in" fo:margin-right="0in" fo:margin-top="0in" fo:margin-bottom="0.0882in" style:contextual-spacing="false" style:line-height-at-least="0.1862in" fo:text-indent="0in" style:auto-text-indent="false" fo:padding="0in" fo:border="none"/>
      <style:text-properties fo:font-variant="normal" fo:text-transform="none" fo:color="#575757" style:font-name="inherit" fo:font-size="8.89999961853027pt" fo:letter-spacing="normal" fo:font-style="normal" fo:font-weight="normal"/>
    </style:style>
    <style:style style:name="P82" style:family="paragraph" style:parent-style-name="Text_20_body" style:list-style-name="L5">
      <style:paragraph-properties fo:margin-left="0.0445in" fo:margin-right="0in" fo:margin-top="0in" fo:margin-bottom="0.0882in" style:contextual-spacing="false" style:line-height-at-least="0.1862in" fo:text-indent="0in" style:auto-text-indent="false" fo:padding="0.0291in" fo:border-left="none" fo:border-right="none" fo:border-top="none" fo:border-bottom="0.99pt solid #000000" style:join-border="false"/>
      <style:text-properties fo:font-variant="normal" fo:text-transform="none" fo:color="#575757" style:font-name="inherit" fo:font-size="8.89999961853027pt" fo:letter-spacing="normal" fo:font-style="normal" fo:font-weight="normal"/>
    </style:style>
    <style:style style:name="P83" style:family="paragraph" style:parent-style-name="Text_20_body" style:list-style-name="L7">
      <style:paragraph-properties fo:margin-top="0in" fo:margin-bottom="0in" style:contextual-spacing="false" style:line-height-at-least="0.239in" fo:padding="0in" fo:border="none"/>
      <style:text-properties fo:font-variant="normal" fo:text-transform="none" fo:color="#222222" style:font-name="inherit" fo:font-size="11.4499998092651pt" fo:letter-spacing="normal" fo:font-style="normal" fo:font-weight="normal"/>
    </style:style>
    <style:style style:name="T1" style:family="text">
      <style:text-properties fo:font-weight="normal" officeooo:rsid="00297f4a" style:font-weight-asian="normal" style:font-weight-complex="normal"/>
    </style:style>
    <style:style style:name="T2" style:family="text">
      <style:text-properties fo:font-weight="normal" officeooo:rsid="002b46ca" style:font-weight-asian="normal" style:font-weight-complex="normal"/>
    </style:style>
    <style:style style:name="T3" style:family="text">
      <style:text-properties style:font-name="Georgia" fo:font-style="normal" fo:font-weight="normal"/>
    </style:style>
    <style:style style:name="T4" style:family="text">
      <style:text-properties fo:color="#888888" fo:font-style="italic"/>
    </style:style>
    <style:style style:name="T5" style:family="text">
      <style:text-properties fo:color="#888888" style:font-name="Helvetica Neue" fo:font-size="7.65000009536743pt" fo:background-color="transparent"/>
    </style:style>
    <style:style style:name="T6" style:family="text">
      <style:text-properties fo:font-variant="normal" fo:text-transform="none" fo:color="#888888" style:font-name="Georgia" fo:font-size="6.34999990463257pt" fo:letter-spacing="normal" fo:font-style="italic" fo:font-weight="normal"/>
    </style:style>
    <style:style style:name="T7" style:family="text">
      <style:text-properties fo:font-variant="normal" fo:text-transform="none" fo:color="#111111" style:font-name="Georgia" fo:letter-spacing="normal" fo:font-style="normal" fo:font-weight="normal"/>
    </style:style>
    <style:style style:name="T8" style:family="text">
      <style:text-properties fo:font-variant="normal" fo:text-transform="none" fo:color="#111111" style:font-name="Georgia" fo:font-size="8.89999961853027pt" fo:letter-spacing="normal" fo:font-style="normal" fo:font-weight="normal"/>
    </style:style>
    <style:style style:name="T9" style:family="text">
      <style:text-properties fo:font-variant="normal" fo:text-transform="none" fo:color="#111111" style:font-name="Georgia" fo:font-size="6.34999990463257pt" fo:letter-spacing="normal" fo:font-style="normal" fo:font-weight="normal"/>
    </style:style>
    <style:style style:name="T10" style:family="text">
      <style:text-properties fo:font-variant="normal" fo:text-transform="none" fo:color="#2ab2c7" style:font-name="Georgia" fo:letter-spacing="normal" fo:font-style="normal" style:text-underline-style="solid" style:text-underline-width="auto" style:text-underline-color="font-color" fo:font-weight="normal"/>
    </style:style>
    <style:style style:name="T11" style:family="text">
      <style:text-properties fo:font-variant="normal" fo:text-transform="none" fo:color="#2ab2c7" style:font-name="Georgia" fo:font-size="10pt" fo:letter-spacing="normal" fo:font-style="normal" style:text-underline-style="solid" style:text-underline-width="auto" style:text-underline-color="font-color" fo:font-weight="normal"/>
    </style:style>
    <style:style style:name="T12" style:family="text">
      <style:text-properties fo:font-variant="normal" fo:text-transform="none" fo:color="#2ab2c7" style:font-name="Georgia" fo:font-size="8.89999961853027pt" fo:letter-spacing="normal" fo:font-style="normal" style:text-underline-style="solid" style:text-underline-width="auto" style:text-underline-color="font-color" fo:font-weight="normal"/>
    </style:style>
    <style:style style:name="T13" style:family="text">
      <style:text-properties fo:font-variant="normal" fo:text-transform="none" fo:color="#2ab2c7" style:font-name="Georgia" fo:font-size="6.34999990463257pt" fo:letter-spacing="normal" fo:font-style="normal" style:text-underline-style="solid" style:text-underline-width="auto" style:text-underline-color="font-color" fo:font-weight="normal"/>
    </style:style>
    <style:style style:name="T14" style:family="text">
      <style:text-properties fo:font-variant="normal" fo:text-transform="none" fo:color="#ff0000" style:font-name="Consolas1" fo:letter-spacing="normal" fo:font-style="normal" fo:font-weight="normal" fo:background-color="#f8f8f8"/>
    </style:style>
    <style:style style:name="T15" style:family="text">
      <style:text-properties fo:font-variant="normal" fo:text-transform="none" fo:color="#ff0000" style:font-name="Consolas1" fo:font-size="8.89999961853027pt" fo:letter-spacing="normal" fo:font-style="normal" fo:font-weight="normal" fo:background-color="#f8f8f8"/>
    </style:style>
    <style:style style:name="T16" style:family="text">
      <style:text-properties fo:font-variant="normal" fo:text-transform="none" fo:color="#ff0000" style:font-name="Consolas1" fo:font-size="8.89999961853027pt" fo:letter-spacing="normal" fo:font-style="normal" fo:font-weight="bold" fo:background-color="#f8f8f8"/>
    </style:style>
    <style:style style:name="T17" style:family="text">
      <style:text-properties fo:font-variant="normal" fo:text-transform="none" fo:color="#ff0000" style:font-name="Consolas1" fo:font-size="10pt" fo:letter-spacing="normal" fo:font-style="normal" fo:font-weight="normal" fo:background-color="#f8f8f8"/>
    </style:style>
    <style:style style:name="T18" style:family="text">
      <style:text-properties fo:font-variant="normal" fo:text-transform="none" fo:color="#ff0000" style:font-name="Georgia" fo:letter-spacing="normal" fo:font-style="normal" fo:font-weight="normal"/>
    </style:style>
    <style:style style:name="T19" style:family="text">
      <style:text-properties fo:font-variant="normal" fo:text-transform="none" fo:color="#663300" style:font-name="Georgia" fo:letter-spacing="normal" fo:font-style="normal" fo:font-weight="normal"/>
    </style:style>
    <style:style style:name="T20" style:family="text">
      <style:text-properties fo:font-variant="normal" fo:text-transform="none" fo:color="#0000ff" style:font-name="Georgia" fo:letter-spacing="normal" fo:font-style="normal" fo:font-weight="normal"/>
    </style:style>
    <style:style style:name="T21" style:family="text">
      <style:text-properties fo:font-variant="normal" fo:text-transform="none" fo:color="#0000ff" style:font-name="Consolas" fo:font-style="normal" fo:font-weight="normal" fo:background-color="#ffffff"/>
    </style:style>
    <style:style style:name="T22" style:family="text">
      <style:text-properties fo:font-variant="normal" fo:text-transform="none" fo:color="#006600" style:font-name="Georgia" fo:letter-spacing="normal" fo:font-style="normal" fo:font-weight="normal"/>
    </style:style>
    <style:style style:name="T23" style:family="text">
      <style:text-properties fo:font-variant="normal" fo:text-transform="none" fo:color="#ffff00" style:font-name="Georgia" fo:letter-spacing="normal" fo:font-style="normal" fo:font-weight="normal"/>
    </style:style>
    <style:style style:name="T24" style:family="text">
      <style:text-properties fo:font-variant="normal" fo:text-transform="none" fo:color="#777777" style:font-name="HelveticaNeue-Light" fo:font-size="14pt" fo:letter-spacing="normal" fo:font-style="normal" fo:font-weight="normal"/>
    </style:style>
    <style:style style:name="T25" style:family="text">
      <style:text-properties fo:font-variant="normal" fo:text-transform="none" fo:color="#777777" style:font-name="Helvetica Neue" fo:font-size="7.65000009536743pt" fo:letter-spacing="normal" fo:font-style="normal" fo:font-weight="normal" fo:background-color="#ffffff"/>
    </style:style>
    <style:style style:name="T26" style:family="text">
      <style:text-properties fo:font-variant="normal" fo:text-transform="none" fo:color="#777777" style:font-name="Helvetica Neue" fo:font-size="7.65000009536743pt" fo:letter-spacing="normal" fo:font-style="normal" fo:font-weight="normal" fo:background-color="transparent"/>
    </style:style>
    <style:style style:name="T27" style:family="text">
      <style:text-properties fo:font-variant="normal" fo:text-transform="none" fo:color="#000000" style:font-name="inherit" fo:font-size="8.30000019073486pt" fo:letter-spacing="normal" fo:font-style="normal" fo:font-weight="bold" fo:background-color="#efefef"/>
    </style:style>
    <style:style style:name="T28" style:family="text">
      <style:text-properties fo:font-variant="normal" fo:text-transform="none" fo:color="#000000" fo:letter-spacing="normal" fo:background-color="transparent"/>
    </style:style>
    <style:style style:name="T29" style:family="text">
      <style:text-properties fo:font-variant="normal" fo:text-transform="none" fo:color="#000000" style:font-name="Consolas2" fo:font-size="8.89999961853027pt" fo:letter-spacing="normal" fo:font-style="normal" fo:font-weight="normal" fo:background-color="transparent"/>
    </style:style>
    <style:style style:name="T30" style:family="text">
      <style:text-properties fo:font-variant="normal" fo:text-transform="none" fo:color="#000000" style:text-line-through-style="none" style:font-name="Helvetica Neue" fo:font-size="13.3999996185303pt" fo:letter-spacing="normal" fo:font-style="normal" style:text-underline-style="none" fo:font-weight="bold" style:text-blinking="false" fo:background-color="transparent"/>
    </style:style>
    <style:style style:name="T31" style:family="text">
      <style:text-properties fo:font-variant="normal" fo:text-transform="none" fo:color="#000000" style:font-name="Courier" fo:font-size="8.89999961853027pt" fo:letter-spacing="normal" fo:font-style="normal" fo:font-weight="normal"/>
    </style:style>
    <style:style style:name="T32" style:family="text">
      <style:text-properties fo:font-variant="normal" fo:text-transform="none" fo:color="#000000" style:font-name="Consolas" fo:font-style="normal" fo:font-weight="normal" fo:background-color="#ffffff"/>
    </style:style>
    <style:style style:name="T33" style:family="text">
      <style:text-properties fo:font-variant="normal" fo:text-transform="none" fo:color="#000000" fo:background-color="#ffffff"/>
    </style:style>
    <style:style style:name="T34" style:family="text">
      <style:text-properties fo:font-variant="normal" fo:text-transform="none" fo:color="#808080" style:font-name="Consolas2" fo:font-size="8.89999961853027pt" fo:letter-spacing="normal" fo:font-style="normal" fo:font-weight="normal" fo:background-color="transparent"/>
    </style:style>
    <style:style style:name="T35" style:family="text">
      <style:text-properties fo:font-variant="normal" fo:text-transform="none" fo:color="#808080" style:font-name="Consolas" fo:font-style="normal" fo:font-weight="normal" fo:background-color="#ffffff"/>
    </style:style>
    <style:style style:name="T36" style:family="text">
      <style:text-properties fo:font-variant="normal" fo:text-transform="none" fo:color="#00008b" style:font-name="Consolas2" fo:font-size="8.89999961853027pt" fo:letter-spacing="normal" fo:font-style="normal" fo:font-weight="normal" fo:background-color="transparent"/>
    </style:style>
    <style:style style:name="T37" style:family="text">
      <style:text-properties fo:font-variant="normal" fo:text-transform="none" fo:color="#800000" style:font-name="Consolas2" fo:font-size="8.89999961853027pt" fo:letter-spacing="normal" fo:font-style="normal" fo:font-weight="normal" fo:background-color="transparent"/>
    </style:style>
    <style:style style:name="T38" style:family="text">
      <style:text-properties fo:font-variant="normal" fo:text-transform="none" fo:color="#333333" style:font-name="Georgia1" fo:font-size="10.1999998092651pt" fo:letter-spacing="normal" fo:font-style="normal" fo:font-weight="bold" fo:background-color="transparent"/>
    </style:style>
    <style:style style:name="T39" style:family="text">
      <style:text-properties fo:font-variant="normal" fo:text-transform="none" fo:color="#333333" style:font-name="Georgia1" fo:font-size="10.1999998092651pt" fo:letter-spacing="normal" fo:font-style="normal" fo:font-weight="normal" fo:background-color="#ffffff"/>
    </style:style>
    <style:style style:name="T40" style:family="text">
      <style:text-properties fo:font-variant="normal" fo:text-transform="none" fo:color="#333333" style:font-name="Georgia1" fo:font-size="10.1999998092651pt" fo:letter-spacing="normal" fo:font-style="normal" fo:font-weight="normal" fo:background-color="transparent"/>
    </style:style>
    <style:style style:name="T41" style:family="text">
      <style:text-properties fo:font-variant="normal" fo:text-transform="none" fo:color="#333333" style:font-name="Georgia1" fo:font-size="10.1999998092651pt" fo:letter-spacing="normal" fo:font-style="italic" fo:font-weight="normal" fo:background-color="transparent"/>
    </style:style>
    <style:style style:name="T42" style:family="text">
      <style:text-properties fo:font-variant="normal" fo:text-transform="none" fo:color="#444444" style:font-name="Georgia1" fo:font-size="10.1999998092651pt" fo:letter-spacing="normal" fo:font-style="normal" fo:font-weight="normal" fo:background-color="transparent"/>
    </style:style>
    <style:style style:name="T43" style:family="text">
      <style:text-properties fo:font-variant="normal" fo:text-transform="none" fo:color="#444444" style:font-name="Georgia1" fo:font-size="10.1999998092651pt" fo:letter-spacing="normal" fo:font-style="normal" fo:font-weight="bold" fo:background-color="transparent"/>
    </style:style>
    <style:style style:name="T44" style:family="text">
      <style:text-properties fo:font-variant="normal" fo:text-transform="none" fo:color="#444444" style:font-name="Georgia1" fo:font-size="10.1999998092651pt" fo:letter-spacing="normal" fo:font-style="italic" fo:font-weight="normal" fo:background-color="transparent"/>
    </style:style>
    <style:style style:name="T45" style:family="text">
      <style:text-properties fo:font-variant="normal" fo:text-transform="none" fo:color="#444444" style:font-name="Georgia1" fo:font-size="14pt" fo:letter-spacing="normal" fo:font-style="normal" fo:font-weight="bold" fo:background-color="transparent"/>
    </style:style>
    <style:style style:name="T46" style:family="text">
      <style:text-properties fo:font-variant="normal" fo:text-transform="none" fo:color="#2e9bd2" style:font-name="Georgia1" fo:font-size="10.1999998092651pt" fo:letter-spacing="normal" fo:font-style="normal" fo:font-weight="normal" fo:background-color="transparent"/>
    </style:style>
    <style:style style:name="T47" style:family="text">
      <style:text-properties fo:font-variant="normal" fo:text-transform="none" fo:color="#383838" style:font-name="Arial1" fo:font-size="8.30000019073486pt" fo:letter-spacing="normal" fo:font-style="normal" fo:font-weight="normal" fo:background-color="#efefef"/>
    </style:style>
    <style:style style:name="T48" style:family="text">
      <style:text-properties fo:font-variant="normal" fo:text-transform="none" fo:color="#41a096" style:font-name="inherit" fo:font-size="8.30000019073486pt" fo:letter-spacing="normal" fo:font-style="normal" style:text-underline-style="solid" style:text-underline-width="auto" style:text-underline-color="font-color" fo:font-weight="normal" fo:background-color="#efefef"/>
    </style:style>
    <style:style style:name="T49" style:family="text">
      <style:text-properties fo:font-variant="normal" fo:text-transform="none" fo:color="#575757" style:font-name="Arial1" fo:font-size="8.89999961853027pt" fo:letter-spacing="normal" fo:font-style="normal" fo:font-weight="normal"/>
    </style:style>
    <style:style style:name="T50" style:family="text">
      <style:text-properties fo:font-variant="normal" fo:text-transform="none" fo:color="#0066cc" style:font-name="Consolas" fo:font-style="normal" fo:font-weight="normal" fo:background-color="#ffffff"/>
    </style:style>
    <style:style style:name="T51" style:family="text">
      <style:text-properties fo:font-variant="normal" fo:text-transform="none" fo:color="#006699" style:font-name="Consolas" fo:font-style="normal" fo:font-weight="bold" fo:background-color="#ffffff"/>
    </style:style>
    <style:style style:name="T52" style:family="text">
      <style:text-properties fo:font-variant="normal" fo:text-transform="none" style:font-name="Consolas" fo:font-style="normal" fo:font-weight="normal" fo:background-color="#ffffff"/>
    </style:style>
    <style:style style:name="T53" style:family="text">
      <style:text-properties fo:font-variant="normal" fo:text-transform="none" fo:color="#008200" style:font-name="Consolas" fo:font-style="normal" fo:font-weight="normal" fo:background-color="#ffffff"/>
    </style:style>
    <style:style style:name="T54" style:family="text">
      <style:text-properties fo:font-variant="normal" fo:text-transform="none" fo:color="#222222" style:font-name="inherit" fo:font-size="11.4499998092651pt" fo:letter-spacing="normal" fo:font-style="normal" fo:font-weight="bold"/>
    </style:style>
    <style:style style:name="T55" style:family="text">
      <style:text-properties fo:font-variant="normal" fo:text-transform="none" fo:color="#222222" style:font-name="inherit" fo:font-size="11.4499998092651pt" fo:letter-spacing="normal" fo:font-style="normal" fo:font-weight="normal"/>
    </style:style>
    <style:style style:name="T56" style:family="text">
      <style:text-properties fo:font-variant="normal" fo:text-transform="none" fo:color="#21759b" style:font-name="inherit" fo:font-size="11.4499998092651pt" fo:letter-spacing="normal" fo:font-style="italic" fo:font-weight="normal"/>
    </style:style>
    <style:style style:name="T57" style:family="text">
      <style:text-properties fo:font-variant="normal" fo:text-transform="none" fo:color="#586e75" style:font-name="inherit" fo:font-size="8.30000019073486pt" fo:font-style="italic" fo:font-weight="normal" fo:background-color="#000000"/>
    </style:style>
    <style:style style:name="T58" style:family="text">
      <style:text-properties fo:font-variant="normal" fo:text-transform="none" fo:color="#93a1a1" style:font-name="inherit" fo:font-size="8.30000019073486pt" fo:font-style="normal" fo:font-weight="bold" fo:background-color="#000000"/>
    </style:style>
    <style:style style:name="T59" style:family="text">
      <style:text-properties fo:font-variant="normal" fo:text-transform="none" fo:color="#93a1a1" style:font-name="inherit" fo:font-size="8.30000019073486pt" fo:font-style="normal" fo:font-weight="normal" fo:background-color="#000000"/>
    </style:style>
    <style:style style:name="T60" style:family="text">
      <style:text-properties fo:font-variant="normal" fo:text-transform="none" fo:color="#93a1a1" fo:background-color="#000000"/>
    </style:style>
    <style:style style:name="T61" style:family="text">
      <style:text-properties fo:font-variant="normal" fo:text-transform="none" fo:color="#2aa198" style:font-name="inherit" fo:font-size="8.30000019073486pt" fo:font-style="normal" fo:font-weight="normal" fo:background-color="#000000"/>
    </style:style>
    <style:style style:name="T62" style:family="text">
      <style:text-properties fo:font-variant="normal" fo:text-transform="none" fo:color="#268bd2" style:font-name="inherit" fo:font-size="8.30000019073486pt" fo:font-style="normal" fo:font-weight="normal" fo:background-color="#000000"/>
    </style:style>
    <style:style style:name="T63" style:family="text">
      <style:text-properties fo:font-variant="normal" fo:text-transform="none" fo:color="#268bd2" style:font-name="inherit" fo:font-size="8.30000019073486pt" fo:font-style="normal" fo:font-weight="bold" fo:background-color="#000000"/>
    </style:style>
    <style:style style:name="T64" style:family="text">
      <style:text-properties fo:font-variant="normal" fo:text-transform="none" fo:color="#859900" style:font-name="inherit" fo:font-size="8.30000019073486pt" fo:font-style="normal" fo:font-weight="normal" fo:background-color="#000000"/>
    </style:style>
    <style:style style:name="T65" style:family="text">
      <style:text-properties fo:font-variant="normal" fo:text-transform="none" fo:color="#cb4b16" style:font-name="inherit" fo:font-size="8.30000019073486pt" fo:font-style="normal" fo:font-weight="normal" fo:background-color="#000000"/>
    </style:style>
    <style:style style:name="T66" style:family="text">
      <style:text-properties fo:font-variant="normal" fo:text-transform="none" fo:color="#b58900" style:font-name="inherit" fo:font-size="8.30000019073486pt" fo:font-style="normal" fo:font-weight="normal" fo:background-color="#000000"/>
    </style:style>
    <style:style style:name="T67" style:family="text">
      <style:text-properties fo:text-transform="uppercase" fo:color="#888888" style:text-line-through-style="none" style:font-name="Georgia" fo:font-size="6.34999990463257pt" fo:letter-spacing="0.0091in" fo:font-style="normal" style:text-underline-style="none" fo:font-weight="normal" style:text-blinking="false"/>
    </style:style>
    <style:style style:name="T68" style:family="text">
      <style:text-properties fo:text-transform="uppercase" fo:color="#888888" style:text-line-through-style="none" fo:letter-spacing="0.0091in" fo:font-style="normal" style:text-underline-style="none" style:text-blinking="false"/>
    </style:style>
    <style:style style:name="T69" style:family="text">
      <style:text-properties fo:text-transform="uppercase" fo:color="#aaaaaa" style:font-name="inherit" fo:font-size="10.8500003814697pt"/>
    </style:style>
    <style:style style:name="T70" style:family="text">
      <style:text-properties fo:text-transform="uppercase" fo:color="#aaaaaa" style:font-name="PT Sans"/>
    </style:style>
    <style:style style:name="T71" style:family="text">
      <style:text-properties fo:text-transform="uppercase" fo:color="#751590" style:font-name="inherit" fo:font-size="10.8500003814697pt"/>
    </style:style>
    <style:style style:name="T72" style:family="text">
      <style:text-properties style:font-name="Consolas1" fo:font-size="7.65000009536743pt" fo:font-weight="normal"/>
    </style:style>
    <style:style style:name="T73" style:family="text">
      <style:text-properties fo:color="#ff0000" style:font-name="Consolas1" fo:font-size="7.65000009536743pt" fo:font-weight="normal" fo:background-color="transparent"/>
    </style:style>
    <style:style style:name="T74" style:family="text">
      <style:text-properties fo:color="#ff0000" fo:background-color="transparent"/>
    </style:style>
    <style:style style:name="T75" style:family="text">
      <style:text-properties fo:font-weight="bold" style:font-weight-asian="bold"/>
    </style:style>
    <style:style style:name="T76" style:family="text">
      <style:text-properties fo:font-weight="bold" style:font-weight-asian="bold" style:font-weight-complex="bold"/>
    </style:style>
    <style:style style:name="T77" style:family="text">
      <style:text-properties fo:font-weight="bold" officeooo:rsid="00297f4a" style:font-weight-asian="bold" style:font-weight-complex="bold"/>
    </style:style>
    <style:style style:name="T78" style:family="text">
      <style:text-properties fo:color="#6666ff" fo:font-weight="bold" fo:background-color="transparent"/>
    </style:style>
    <style:style style:name="T79" style:family="text">
      <style:text-properties fo:color="#9900cc" fo:background-color="transparent"/>
    </style:style>
    <style:style style:name="T80" style:family="text">
      <style:text-properties fo:color="#9900cc" style:font-name="Consolas1" fo:font-size="7.65000009536743pt" fo:font-weight="normal" fo:background-color="transparent"/>
    </style:style>
    <style:style style:name="T81" style:family="text">
      <style:text-properties fo:color="#9966cc" fo:font-weight="bold" fo:background-color="transparent"/>
    </style:style>
    <style:style style:name="T82" style:family="text">
      <style:text-properties fo:color="#9966cc" style:font-name="Consolas1" fo:font-size="7.65000009536743pt" fo:font-weight="bold" fo:background-color="transparent"/>
    </style:style>
    <style:style style:name="T83" style:family="text">
      <style:text-properties fo:color="#ff3333" style:font-name="Consolas1" fo:font-size="7.65000009536743pt" fo:font-weight="bold" fo:background-color="transparent"/>
    </style:style>
    <style:style style:name="T84" style:family="text">
      <style:text-properties fo:color="#ff3333" fo:font-weight="bold" fo:background-color="transparent"/>
    </style:style>
    <style:style style:name="T85" style:family="text">
      <style:text-properties fo:color="#0000ff" style:font-name="Consolas1" fo:font-size="7.65000009536743pt" fo:font-weight="bold" fo:background-color="transparent"/>
    </style:style>
    <style:style style:name="T86" style:family="text">
      <style:text-properties fo:color="#0000ff" style:font-name="Arial2" fo:font-size="10pt"/>
    </style:style>
    <style:style style:name="T87" style:family="text">
      <style:text-properties fo:color="#006600" fo:font-weight="bold" fo:background-color="transparent"/>
    </style:style>
    <style:style style:name="T88" style:family="text">
      <style:text-properties fo:color="#006600" style:font-name="Consolas1" fo:font-size="7.65000009536743pt" fo:font-weight="bold" fo:background-color="transparent"/>
    </style:style>
    <style:style style:name="T89" style:family="text">
      <style:text-properties fo:color="#993333" fo:font-weight="bold" fo:background-color="transparent"/>
    </style:style>
    <style:style style:name="T90" style:family="text">
      <style:text-properties fo:color="#993333" style:font-name="Consolas1" fo:font-size="7.65000009536743pt" fo:font-weight="bold" fo:background-color="transparent"/>
    </style:style>
    <style:style style:name="T91" style:family="text">
      <style:text-properties fo:color="#66cc66" fo:background-color="transparent"/>
    </style:style>
    <style:style style:name="T92" style:family="text">
      <style:text-properties fo:color="#66cc66" style:font-name="Consolas1" fo:font-size="7.65000009536743pt" fo:font-weight="normal" fo:background-color="transparent"/>
    </style:style>
    <style:style style:name="T93" style:family="text">
      <style:text-properties fo:color="#cc66cc" style:font-name="Consolas1" fo:font-size="7.65000009536743pt" fo:font-weight="normal" fo:background-color="transparent"/>
    </style:style>
    <style:style style:name="T94" style:family="text">
      <style:text-properties fo:color="#5a0a0a" style:font-name="Consolas1" fo:font-size="7.65000009536743pt" fo:font-weight="bold" fo:background-color="transparent"/>
    </style:style>
    <style:style style:name="T95" style:family="text">
      <style:text-properties fo:color="#006666"/>
    </style:style>
    <style:style style:name="T96" style:family="text">
      <style:text-properties fo:color="#006666" fo:background-color="transparent"/>
    </style:style>
    <style:style style:name="T97" style:family="text">
      <style:text-properties fo:color="#006666" style:font-name="inherit" fo:font-size="14pt" fo:font-style="normal" fo:font-weight="normal"/>
    </style:style>
    <style:style style:name="T98" style:family="text">
      <style:text-properties fo:color="#996600" style:font-name="Consolas1" fo:font-size="7.65000009536743pt" fo:font-weight="normal" fo:background-color="transparent"/>
    </style:style>
    <style:style style:name="T99" style:family="text">
      <style:text-properties fo:color="#000000"/>
    </style:style>
    <style:style style:name="T100" style:family="text">
      <style:text-properties fo:color="#000000" style:font-name="inherit" fo:font-size="14pt" fo:font-style="normal" fo:font-weight="normal"/>
    </style:style>
    <style:style style:name="T101" style:family="text">
      <style:text-properties fo:color="#666600"/>
    </style:style>
    <style:style style:name="T102" style:family="text">
      <style:text-properties fo:color="#666600" style:font-name="inherit" fo:font-size="14pt" fo:font-style="normal" fo:font-weight="normal"/>
    </style:style>
    <style:style style:name="T103" style:family="text">
      <style:text-properties fo:color="#008800"/>
    </style:style>
    <style:style style:name="T104" style:family="text">
      <style:text-properties fo:color="#000088"/>
    </style:style>
    <style:style style:name="T105" style:family="text">
      <style:text-properties fo:color="#660066"/>
    </style:style>
    <style:style style:name="T106" style:family="text">
      <style:text-properties style:font-name="Georgia1" fo:font-size="10.1999998092651pt" fo:font-style="normal" fo:font-weight="normal"/>
    </style:style>
    <style:style style:name="T107" style:family="text">
      <style:text-properties fo:color="#2e9bd2" style:font-name="Helvetica Neue" fo:font-size="7.65000009536743pt" fo:background-color="transparent"/>
    </style:style>
    <style:style style:name="T108" style:family="text">
      <style:text-properties style:font-name="Arial2" fo:font-size="10pt"/>
    </style:style>
    <style:style style:name="T109" style:family="text">
      <style:text-properties fo:color="#008000"/>
    </style:style>
    <style:style style:name="T110" style:family="text">
      <style:text-properties fo:color="#008000" style:font-name="Arial2" fo:font-size="10pt"/>
    </style:style>
    <style:style style:name="T111" style:family="text">
      <style:text-properties officeooo:rsid="00297f4a"/>
    </style:style>
    <style:style style:name="T112" style:family="text">
      <style:text-properties officeooo:rsid="002ff3c6"/>
    </style:style>
    <style:style style:name="T113" style:family="text">
      <style:text-properties style:font-name="Wingdings"/>
    </style:style>
    <style:style style:name="T114" style:family="text">
      <style:text-properties officeooo:rsid="002be505"/>
    </style:style>
    <style:style style:name="T115" style:family="text">
      <style:text-properties officeooo:rsid="002d80d6"/>
    </style:style>
    <style:style style:name="T116" style:family="text">
      <style:text-properties style:font-name="inherit" fo:font-size="11.4499998092651pt" fo:font-style="normal" fo:font-weight="normal"/>
    </style:style>
    <style:style style:name="T117" style:family="text">
      <style:text-properties officeooo:rsid="002b07b9"/>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2126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0071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0071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0071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1"/>
      <text:h text:style-name="P53" text:outline-level="1">What is rails and why use it?</text:h>
      <text:p text:style-name="P6"><text:span text:style-name="T6">by </text:span><text:a xlink:type="simple" xlink:href="http://www.coderreport.com/author/Admin/"><text:span text:style-name="T67">MICHAEL WIGGINS</text:span></text:a></text:p>
      <text:p text:style-name="P7">Rails is a web framework for applications using a database back end, authored in 2004 by David Heinemeier Hansson (DHH), built around the ruby programming language. The framework was borne out of a project that became BaseCamp, a project management tool DHH was commissioned to build for 37Signals.</text:p>
      <text:p text:style-name="P7">Rails is composed of a handful of powerful components:</text:p>
      <text:list xml:id="list5426846558012328969" text:style-name="L1">
        <text:list-item>
          <text:p text:style-name="P71">Action Pack</text:p>
          <text:p text:style-name="P71">A framework for handling and responding to web requests.</text:p>
          <text:list>
            <text:list-item>
              <text:p text:style-name="P71">Action Controller</text:p>
              <text:p text:style-name="P71">AC provides the base controller class meant to be an inheritable foundation upon which filters, callbacks and more can be built to handle requests.</text:p>
            </text:list-item>
            <text:list-item>
              <text:p text:style-name="P71">Action View</text:p>
              <text:p text:style-name="P71">AV manages the application’s views; capable of generating HTML or XML-based output and comes built-in with AJAX support.</text:p>
            </text:list-item>
            <text:list-item>
              <text:p text:style-name="P71">Action Dispatch</text:p>
              <text:p text:style-name="P71">AD essentially redirects incoming requests based on the predefined routes.</text:p>
            </text:list-item>
          </text:list>
        </text:list-item>
        <text:list-item>
          <text:p text:style-name="P71">Active Model</text:p>
          <text:p text:style-name="P71">Active Model can make any model function like an activerecord with ORM-like behavior. It allows a program to function like it has a database, without one.</text:p>
        </text:list-item>
        <text:list-item>
          <text:p text:style-name="P71">Action Mailer</text:p>
          <text:p text:style-name="P71">Mailer allows you to easily send from your application.</text:p>
        </text:list-item>
        <text:list-item>
          <text:p text:style-name="P71">Active Resource</text:p>
          <text:p text:style-name="P71">AR allows separate rails applications to communicate with one another.</text:p>
        </text:list-item>
        <text:list-item>
          <text:p text:style-name="P71">Active Support</text:p>
          <text:p text:style-name="P71">AS adds numerous extensions, utilities and helper methods to the standard ruby library.</text:p>
        </text:list-item>
      </text:list>
      <text:p text:style-name="P52"/>
      <text:list xml:id="list8047661144924578034" text:style-name="L2">
        <text:list-item>
          <text:p text:style-name="P72">Promotes DRY</text:p>
        </text:list-item>
        <text:list-item>
          <text:p text:style-name="P72">Emphasizes convention over configuration</text:p>
        </text:list-item>
        <text:list-item>
          <text:p text:style-name="P72">Feature-rich: loads of gems and plugins</text:p>
        </text:list-item>
      </text:list>
      <text:p text:style-name="P52"/>
      <text:p text:style-name="P6"><text:bookmark text:name="rails-current"/><text:span text:style-name="T7"><text:line-break/>As of the time of this writing, the most recent version of rails is 3.2.11, which was released on</text:span><text:a xlink:type="simple" xlink:href="http://weblog.rubyonrails.org/2013/1/8/Rails-3-2-11-3-1-10-3-0-19-and-2-3-15-have-been-released/"><text:span text:style-name="T10">January 8, 2013</text:span></text:a><text:span text:style-name="T7">. This was a security-driven patch, given the January 2013 discovery of system vulnerabilities.</text:span></text:p>
      <text:p text:style-name="P6"><text:span text:style-name="T7">[CVE-2013-0155] The first of the </text:span><text:span text:style-name="Emphasis"><text:span text:style-name="T7">two</text:span></text:span><text:span text:style-name="T7"> issues discovered pertained to action record, regarding empty or null database queries coupled with JSON parsing idiosyncrasies. This problem could cause a database query to look for null or remove a where clause when users would not expect.</text:span></text:p>
      <text:p text:style-name="P7">[CVE-2013-0156] The other concern was more severe, and pertained to action pack – all versions of rails. The exposure permitted malicious attacks as follows: SQL injections, injection and execution of random code, authentication bypass and DoS attacks.</text:p>
      <text:p text:style-name="P7">It is recommended developers upgrade immediately.</text:p>
      <text:p text:style-name="P55"/>
      <text:h text:style-name="P45" text:outline-level="1">Indulging Briefly in ActiveRecord</text:h>
      <text:p text:style-name="P6"><text:span text:style-name="T4">by </text:span><text:a xlink:type="simple" xlink:href="http://www.coderreport.com/author/Admin/"><text:span text:style-name="T68">MICHAEL WIGGINS</text:span></text:a></text:p>
      <text:p text:style-name="P8"><text:soft-page-break/>Ah, relational databases. Never has such an intimate relationship functioned with such sweet, reliable harmony. I freaking love data – it turns any frown upside-down.</text:p>
      <text:p text:style-name="P8">Good data can transform just about any business into a relative powerhouse. And being able to interact with and query that data properly is critical. Enter languages like SQL (structured query language). But what the hell is ActiveRecord? ORM?<text:bookmark text:name="ORM"/></text:p>
      <text:p text:style-name="P8">ActiveRecord is an idea dreamed up by digital phenom Martin Fowler and implemented as a rails core component. It affords the effortless “persistence” (saving, basically) of data, and magically mapping classes (models) to database tables. ActiveRecord does this through ORM: object-relational mapping.</text:p>
      <text:p text:style-name="P8">In English, this means that with a few simple lines of well-placed code, you can define some of the most important front-to-back relationships in your application. Create a new rails app, add some rules to relate your objects and you’ve got a fully-functional back end. No messy SQL database queries. ORM knows.</text:p>
      <text:p text:style-name="P13"><text:span text:style-name="T8">To wield this great power, ensure that your models are subclassed to </text:span><text:span text:style-name="Emphasis"><text:span text:style-name="T8">ActiveRecord::Base</text:span></text:span><text:span text:style-name="T8">.</text:span></text:p>
      <text:p text:style-name="P63"><text:span text:style-name="Source_20_Text"><text:span text:style-name="T16">class Zoo &lt; </text:span></text:span><text:span text:style-name="Source_20_Text"><text:span text:style-name="Emphasis"><text:span text:style-name="T16">ActiveRecord::Base</text:span></text:span></text:span><text:span text:style-name="Source_20_Text"><text:span text:style-name="T15">; </text:span></text:span><text:span text:style-name="Source_20_Text"><text:span text:style-name="T17">whispers sweet-code nothings</text:span></text:span><text:span text:style-name="Source_20_Text"><text:span text:style-name="T15"> </text:span></text:span><text:span text:style-name="Source_20_Text"><text:span text:style-name="T16">end</text:span></text:span></text:p>
      <text:p text:style-name="P8">With this, the Zoo model is automatically mapped to the “zoos” table in the database. This would also be the same as going through the rigmarole of creating a table with the following SQL:</text:p>
      <table:table table:name="Table2" table:style-name="Table2">
        <table:table-column table:style-name="Table2.A"/>
        <table:table-column table:style-name="Table2.B"/>
        <table:table-row table:style-name="Table2.1">
          <table:table-cell table:style-name="Table2.A1" office:value-type="string">
            <text:p text:style-name="P24">1</text:p>
          </table:table-cell>
          <table:table-cell table:style-name="Table2.B1" office:value-type="string">
            <text:p text:style-name="P25"><text:span text:style-name="T89">CREATE</text:span> <text:span text:style-name="T89">TABLE</text:span> zoos <text:span text:style-name="T91">(</text:span></text:p>
          </table:table-cell>
        </table:table-row>
        <table:table-row table:style-name="Table2.1">
          <table:table-cell table:style-name="Table2.A2" office:value-type="string">
            <text:p text:style-name="P24">2</text:p>
          </table:table-cell>
          <table:table-cell table:style-name="Table2.B2" office:value-type="string">
            <text:p text:style-name="P26"><text:s text:c="2"/><text:span text:style-name="T72">id </text:span><text:span text:style-name="T90">INT</text:span><text:span text:style-name="T92">(</text:span><text:span text:style-name="T93">11</text:span><text:span text:style-name="T92">)</text:span><text:span text:style-name="T72"> </text:span><text:span text:style-name="T90">NOT</text:span><text:span text:style-name="T72"> </text:span><text:span text:style-name="T90">NULL</text:span><text:span text:style-name="T72"> </text:span><text:span text:style-name="T90">AUTO_INCREMENT</text:span><text:span text:style-name="T92">,</text:span></text:p>
          </table:table-cell>
        </table:table-row>
        <table:table-row table:style-name="Table2.1">
          <table:table-cell table:style-name="Table2.A1" office:value-type="string">
            <text:p text:style-name="P24">3</text:p>
          </table:table-cell>
          <table:table-cell table:style-name="Table2.B1" office:value-type="string">
            <text:p text:style-name="P26"><text:s text:c="2"/><text:span text:style-name="T72">name </text:span><text:span text:style-name="T90">VARCHAR</text:span><text:span text:style-name="T92">(</text:span><text:span text:style-name="T93">255</text:span><text:span text:style-name="T92">),</text:span></text:p>
          </table:table-cell>
        </table:table-row>
        <table:table-row table:style-name="Table2.1">
          <table:table-cell table:style-name="Table2.A2" office:value-type="string">
            <text:p text:style-name="P24">4</text:p>
          </table:table-cell>
          <table:table-cell table:style-name="Table2.B2" office:value-type="string">
            <text:p text:style-name="P26"><text:s text:c="2"/><text:span text:style-name="T90">PRIMARY</text:span><text:span text:style-name="T72"> </text:span><text:span text:style-name="T90">KEY</text:span><text:span text:style-name="T72"> <text:s/></text:span><text:span text:style-name="T92">(</text:span><text:span text:style-name="T72">id</text:span><text:span text:style-name="T92">)</text:span></text:p>
          </table:table-cell>
        </table:table-row>
        <table:table-row table:style-name="Table2.1">
          <table:table-cell table:style-name="Table2.A1" office:value-type="string">
            <text:p text:style-name="P24">5</text:p>
          </table:table-cell>
          <table:table-cell table:style-name="Table2.B1" office:value-type="string">
            <text:p text:style-name="P25"><text:span text:style-name="T91">)</text:span>;</text:p>
          </table:table-cell>
        </table:table-row>
      </table:table>
      <text:p text:style-name="P8">The real power lies in the associations.</text:p>
      <text:h text:style-name="P1" text:outline-level="3">ActiveRecord Associations: the Relationships</text:h>
      <text:list xml:id="list5869362184855859260" text:style-name="L3">
        <text:list-item>
          <text:p text:style-name="P74"><text:bookmark text:name="relationships"/>has_one</text:p>
        </text:list-item>
        <text:list-item>
          <text:p text:style-name="P74">has_one :through</text:p>
        </text:list-item>
        <text:list-item>
          <text:p text:style-name="P74">has_many</text:p>
        </text:list-item>
        <text:list-item>
          <text:p text:style-name="P74">has_many :through</text:p>
        </text:list-item>
        <text:list-item>
          <text:p text:style-name="P74">has_and_belongs_to_many</text:p>
        </text:list-item>
        <text:list-item>
          <text:p text:style-name="P74">belongs_to</text:p>
        </text:list-item>
      </text:list>
      <text:p text:style-name="P8">To make this zoo come to life within a rails app, we’ll need to consider our models and their relationships.</text:p>
      <table:table table:name="Table3" table:style-name="Table3">
        <table:table-column table:style-name="Table3.A"/>
        <table:table-column table:style-name="Table3.B"/>
        <table:table-row table:style-name="Table3.1">
          <table:table-cell table:style-name="Table3.A1" office:value-type="string">
            <text:p text:style-name="P24">1</text:p>
          </table:table-cell>
          <table:table-cell table:style-name="Table3.B1" office:value-type="string">
            <text:p text:style-name="P25"><text:span text:style-name="T81">class</text:span> Zoo <text:span text:style-name="T87">&lt;</text:span> <text:span text:style-name="T78">ActiveRecord::Base</text:span></text:p>
          </table:table-cell>
        </table:table-row>
        <table:table-row table:style-name="Table3.1">
          <table:table-cell table:style-name="Table3.A2" office:value-type="string">
            <text:p text:style-name="P24">2</text:p>
          </table:table-cell>
          <table:table-cell table:style-name="Table3.B2" office:value-type="string">
            <text:p text:style-name="P26"><text:s text:c="2"/><text:span text:style-name="T94">has_many</text:span><text:span text:style-name="T72"> <text:s text:c="2"/></text:span><text:span text:style-name="T83">:animals</text:span></text:p>
          </table:table-cell>
        </table:table-row>
        <table:table-row table:style-name="Table3.1">
          <table:table-cell table:style-name="Table3.A1" office:value-type="string">
            <text:p text:style-name="P24">3</text:p>
          </table:table-cell>
          <table:table-cell table:style-name="Table3.B1" office:value-type="string">
            <text:p text:style-name="P26"><text:s text:c="2"/><text:span text:style-name="T94">has_many</text:span><text:span text:style-name="T72"> <text:s text:c="2"/></text:span><text:span text:style-name="T83">:visitors</text:span></text:p>
          </table:table-cell>
        </table:table-row>
        <table:table-row table:style-name="Table3.1">
          <table:table-cell table:style-name="Table3.A2" office:value-type="string">
            <text:p text:style-name="P24">4</text:p>
          </table:table-cell>
          <table:table-cell table:style-name="Table3.B2" office:value-type="string">
            <text:p text:style-name="P26"><text:s text:c="2"/><text:span text:style-name="T94">has_one</text:span><text:span text:style-name="T72"> <text:s text:c="3"/></text:span><text:span text:style-name="T83">:keeper</text:span></text:p>
          </table:table-cell>
        </table:table-row>
        <table:table-row table:style-name="Table3.1">
          <table:table-cell table:style-name="Table3.A1" office:value-type="string">
            <text:p text:style-name="P24">5</text:p>
          </table:table-cell>
          <table:table-cell table:style-name="Table3.B1" office:value-type="string">
            <text:p text:style-name="P26"><text:s text:c="2"/><text:span text:style-name="T94">belongs_to</text:span><text:span text:style-name="T72"> </text:span><text:span text:style-name="T83">:city</text:span></text:p>
          </table:table-cell>
        </table:table-row>
        <table:table-row table:style-name="Table3.1">
          <table:table-cell table:style-name="Table3.A2" office:value-type="string">
            <text:p text:style-name="P24">6</text:p>
          </table:table-cell>
          <table:table-cell table:style-name="Table3.B2" office:value-type="string">
            <text:p text:style-name="P27">end</text:p>
          </table:table-cell>
        </table:table-row>
      </table:table>
      <text:p text:style-name="P8">With these associations defined, the database will know these objects are related. To make this even more interesting, assume the zoo has a series of safari adventures which are experiences available only to paid members of the zoo’s safari club.</text:p>
      <text:p text:style-name="P65"><text:span text:style-name="Source_20_Text"><text:span text:style-name="T15">has_many :safaris</text:span></text:span></text:p>
      <text:p text:style-name="P8">To add this feature, we’ll need to create a join table and model. Our new model will be called “Member” (and NOT “zoo_members”). Our setup will require the following code:</text:p>
      <table:table table:name="Table4" table:style-name="Table4">
        <table:table-column table:style-name="Table4.A"/>
        <table:table-column table:style-name="Table4.B"/>
        <table:table-row table:style-name="Table4.1">
          <table:table-cell table:style-name="Table4.A1" office:value-type="string">
            <text:p text:style-name="P24">1</text:p>
          </table:table-cell>
          <table:table-cell table:style-name="Table4.B1" office:value-type="string">
            <text:p text:style-name="P25"><text:span text:style-name="T81">class</text:span> Safari <text:span text:style-name="T87">&lt;</text:span> <text:span text:style-name="T78">ActiveRecord::Base</text:span></text:p>
          </table:table-cell>
        </table:table-row>
        <table:table-row table:style-name="Table4.1">
          <table:table-cell table:style-name="Table4.A2" office:value-type="string">
            <text:p text:style-name="P24">2</text:p>
          </table:table-cell>
          <table:table-cell table:style-name="Table4.B2" office:value-type="string">
            <text:p text:style-name="P26"><text:s text:c="2"/><text:span text:style-name="T94">belongs_to</text:span><text:span text:style-name="T72"> </text:span><text:span text:style-name="T83">:zoo</text:span><text:span text:style-name="T72"> </text:span></text:p>
          </table:table-cell>
        </table:table-row>
        <table:table-row table:style-name="Table4.1">
          <table:table-cell table:style-name="Table4.A1" office:value-type="string">
            <text:p text:style-name="P24">3</text:p>
          </table:table-cell>
          <table:table-cell table:style-name="Table4.B1" office:value-type="string">
            <text:p text:style-name="P26"><text:s text:c="2"/><text:span text:style-name="T94">has_many</text:span><text:span text:style-name="T72"> </text:span><text:span text:style-name="T83">:memberships</text:span></text:p>
          </table:table-cell>
        </table:table-row>
        <table:table-row table:style-name="Table4.1">
          <table:table-cell table:style-name="Table4.A2" office:value-type="string">
            <text:p text:style-name="P24">4</text:p>
          </table:table-cell>
          <table:table-cell table:style-name="Table4.B2" office:value-type="string">
            <text:p text:style-name="P26"><text:s text:c="2"/><text:span text:style-name="T94">has_many</text:span><text:span text:style-name="T72"> </text:span><text:span text:style-name="T83">:members</text:span><text:span text:style-name="T72">, </text:span><text:span text:style-name="T83">:through</text:span><text:span text:style-name="T72"> </text:span><text:span text:style-name="T88">=&gt;</text:span><text:span text:style-name="T72"> </text:span><text:span text:style-name="T83">:memberships</text:span></text:p>
          </table:table-cell>
        </table:table-row>
        <table:table-row table:style-name="Table4.1">
          <table:table-cell table:style-name="Table4.A1" office:value-type="string">
            <text:p text:style-name="P24">5</text:p>
          </table:table-cell>
          <table:table-cell table:style-name="Table4.B1" office:value-type="string">
            <text:p text:style-name="P27">end</text:p>
          </table:table-cell>
        </table:table-row>
      </table:table>
      <table:table table:name="Table5" table:style-name="Table5">
        <table:table-column table:style-name="Table5.A"/>
        <table:table-column table:style-name="Table5.B"/>
        <table:table-row table:style-name="Table5.1">
          <table:table-cell table:style-name="Table5.A1" office:value-type="string">
            <text:p text:style-name="P24">1</text:p>
          </table:table-cell>
          <table:table-cell table:style-name="Table5.B1" office:value-type="string">
            <text:p text:style-name="P25"><text:span text:style-name="T81">class</text:span> Membership <text:span text:style-name="T87">&lt;</text:span> <text:span text:style-name="T78">ActiveRecord::Base</text:span></text:p>
          </table:table-cell>
        </table:table-row>
        <table:table-row table:style-name="Table5.1">
          <table:table-cell table:style-name="Table5.A2" office:value-type="string">
            <text:p text:style-name="P24">2</text:p>
          </table:table-cell>
          <table:table-cell table:style-name="Table5.B2" office:value-type="string">
            <text:p text:style-name="P26"><text:s text:c="2"/><text:span text:style-name="T94">belongs_to</text:span><text:span text:style-name="T72"> </text:span><text:span text:style-name="T83">:safari</text:span></text:p>
          </table:table-cell>
        </table:table-row>
        <table:table-row table:style-name="Table5.1">
          <table:table-cell table:style-name="Table5.A1" office:value-type="string">
            <text:p text:style-name="P24">3</text:p>
          </table:table-cell>
          <table:table-cell table:style-name="Table5.B1" office:value-type="string">
            <text:p text:style-name="P26"><text:s text:c="2"/><text:span text:style-name="T94">belongs_to</text:span><text:span text:style-name="T72"> </text:span><text:span text:style-name="T83">:member</text:span></text:p>
          </table:table-cell>
        </table:table-row>
        <table:table-row table:style-name="Table5.1">
          <table:table-cell table:style-name="Table5.A2" office:value-type="string">
            <text:p text:style-name="P24">4</text:p>
          </table:table-cell>
          <table:table-cell table:style-name="Table5.B2" office:value-type="string">
            <text:p text:style-name="P27">end</text:p>
          </table:table-cell>
        </table:table-row>
      </table:table>
      <table:table table:name="Table6" table:style-name="Table6">
        <table:table-column table:style-name="Table6.A"/>
        <table:table-column table:style-name="Table6.B"/>
        <table:table-row table:style-name="Table6.1">
          <table:table-cell table:style-name="Table6.A1" office:value-type="string">
            <text:p text:style-name="P24">1</text:p>
          </table:table-cell>
          <table:table-cell table:style-name="Table6.B1" office:value-type="string">
            <text:p text:style-name="P25"><text:span text:style-name="T81">class</text:span> Member <text:span text:style-name="T87">&lt;</text:span> <text:span text:style-name="T78">ActiveRecord::Base</text:span></text:p>
          </table:table-cell>
        </table:table-row>
        <table:table-row table:style-name="Table6.1">
          <table:table-cell table:style-name="Table6.A2" office:value-type="string">
            <text:p text:style-name="P24">2</text:p>
          </table:table-cell>
          <table:table-cell table:style-name="Table6.B2" office:value-type="string">
            <text:p text:style-name="P26"><text:s text:c="2"/><text:span text:style-name="T94">belongs_to</text:span><text:span text:style-name="T72"> </text:span><text:span text:style-name="T83">:zoo</text:span></text:p>
          </table:table-cell>
        </table:table-row>
        <table:table-row table:style-name="Table6.1">
          <table:table-cell table:style-name="Table6.A1" office:value-type="string">
            <text:p text:style-name="P24">3</text:p>
          </table:table-cell>
          <table:table-cell table:style-name="Table6.B1" office:value-type="string">
            <text:p text:style-name="P26"><text:s text:c="2"/><text:span text:style-name="T94">has_many</text:span><text:span text:style-name="T72"> </text:span><text:span text:style-name="T83">:memberships</text:span></text:p>
          </table:table-cell>
        </table:table-row>
        <table:table-row table:style-name="Table6.1">
          <table:table-cell table:style-name="Table6.A2" office:value-type="string">
            <text:p text:style-name="P24">4</text:p>
          </table:table-cell>
          <table:table-cell table:style-name="Table6.B2" office:value-type="string">
            <text:p text:style-name="P26"><text:s text:c="2"/><text:span text:style-name="T94">has_many</text:span><text:span text:style-name="T72"> </text:span><text:span text:style-name="T83">:safaris</text:span><text:span text:style-name="T72">, </text:span><text:span text:style-name="T83">:through</text:span><text:span text:style-name="T72"> </text:span><text:span text:style-name="T88">=&gt;</text:span><text:span text:style-name="T72"> </text:span><text:span text:style-name="T83">:memberships</text:span></text:p>
          </table:table-cell>
        </table:table-row>
        <table:table-row table:style-name="Table6.1">
          <table:table-cell table:style-name="Table6.A1" office:value-type="string">
            <text:p text:style-name="P24">5</text:p>
          </table:table-cell>
          <table:table-cell table:style-name="Table6.B1" office:value-type="string">
            <text:p text:style-name="P27">end</text:p>
          </table:table-cell>
        </table:table-row>
      </table:table>
      <text:p text:style-name="P65"><text:span text:style-name="T8">Although the member is not directly associated with the safari, their relationship is implied with the </text:span><text:span text:style-name="Emphasis"><text:span text:style-name="Source_20_Text"><text:span text:style-name="T15">:through</text:span></text:span></text:span><text:span text:style-name="T8"> parameter on the </text:span><text:span text:style-name="Source_20_Text"><text:span text:style-name="T15">has_many</text:span></text:span><text:span text:style-name="T8"> method.</text:span></text:p>
      <text:p text:style-name="P8"><text:soft-page-break/>These associations equate to the following SQL:</text:p>
      <table:table table:name="Table7" table:style-name="Table7">
        <table:table-column table:style-name="Table7.A"/>
        <table:table-column table:style-name="Table7.B"/>
        <table:table-row table:style-name="Table7.1">
          <table:table-cell table:style-name="Table7.A1" office:value-type="string">
            <text:p text:style-name="P24">1</text:p>
          </table:table-cell>
          <table:table-cell table:style-name="Table7.B1" office:value-type="string">
            <text:p text:style-name="P25"><text:span text:style-name="T89">SELECT</text:span> <text:span text:style-name="T74">"safaris"</text:span><text:span text:style-name="T91">.*</text:span> <text:span text:style-name="T89">FROM</text:span> <text:span text:style-name="T74">"safaris"</text:span> </text:p>
          </table:table-cell>
        </table:table-row>
        <table:table-row table:style-name="Table7.1">
          <table:table-cell table:style-name="Table7.A2" office:value-type="string">
            <text:p text:style-name="P24">2</text:p>
          </table:table-cell>
          <table:table-cell table:style-name="Table7.B2" office:value-type="string">
            <text:p text:style-name="P26"><text:s text:c="2"/><text:span text:style-name="T90">INNER</text:span><text:span text:style-name="T72"> </text:span><text:span text:style-name="T90">JOIN</text:span><text:span text:style-name="T72"> </text:span><text:span text:style-name="T73">"memberships"</text:span><text:span text:style-name="T72"> </text:span><text:span text:style-name="T90">ON</text:span><text:span text:style-name="T72"> </text:span><text:span text:style-name="T73">"safaris"</text:span><text:span text:style-name="T92">.</text:span><text:span text:style-name="T72">id </text:span><text:span text:style-name="T92">=</text:span><text:span text:style-name="T72"> </text:span><text:span text:style-name="T73">"memberships"</text:span><text:span text:style-name="T92">.</text:span><text:span text:style-name="T72">safari_id</text:span></text:p>
          </table:table-cell>
        </table:table-row>
        <table:table-row table:style-name="Table7.1">
          <table:table-cell table:style-name="Table7.A1" office:value-type="string">
            <text:p text:style-name="P24">3</text:p>
          </table:table-cell>
          <table:table-cell table:style-name="Table7.B1" office:value-type="string">
            <text:p text:style-name="P26"><text:s text:c="2"/><text:span text:style-name="T90">WHERE</text:span><text:span text:style-name="T72"> <text:s/></text:span><text:span text:style-name="T92">(</text:span><text:span text:style-name="T73">"memberships"</text:span><text:span text:style-name="T92">.</text:span><text:span text:style-name="T72">member_id </text:span><text:span text:style-name="T92">==</text:span><text:span text:style-name="T72"> </text:span><text:span text:style-name="T93">1</text:span><text:span text:style-name="T92">)</text:span></text:p>
          </table:table-cell>
        </table:table-row>
      </table:table>
      <text:p text:style-name="P34"/>
      <text:h text:style-name="P3" text:outline-level="1">What’s an ActiveRecord Migration?</text:h>
      <text:p text:style-name="P6"><text:span text:style-name="T6">by </text:span><text:a xlink:type="simple" xlink:href="http://www.coderreport.com/author/Admin/"><text:span text:style-name="T67">MICHAEL WIGGINS</text:span></text:a></text:p>
      <text:p text:style-name="P6"><text:span text:style-name="T7">Simply speaking, a </text:span><text:span text:style-name="Emphasis"><text:span text:style-name="T7">migration</text:span></text:span><text:span text:style-name="T7"> is an update applied to a database.</text:span></text:p>
      <text:p text:style-name="P6"><text:span text:style-name="T7">As we know, </text:span><text:a xlink:type="simple" xlink:href="http://www.coderreport.com/ruby-on-rails/indulging-briefly-in-activerecord-associations"><text:span text:style-name="T10">ActiveRecord</text:span></text:a><text:span text:style-name="T7"> is a core component of rails, created by ThoughtWorks’ Chief Scientist Martin Fowler, a British software engineer.</text:span></text:p>
      <text:p text:style-name="P7">An activerecord migration is an organized process by which a rails developer modifies the structure of a database. In fact, it’s the method by which you are [highly] encouraged to alter your databases. Rails migration files come prepared with the following comments included:</text:p>
      <text:p text:style-name="P38"># This file is auto-generated from the current state of the database. Instead<text:line-break/># of editing this file, please use the migrations feature of Active Record to<text:line-break/># incrementally modify your database, and then regenerate this schema<text:line-break/># definition.</text:p>
      <text:p text:style-name="P64"><text:span text:style-name="Strong_20_Emphasis"><text:span text:style-name="T7">Example:</text:span></text:span><text:span text:style-name="T7"> For our purposes, we’ll assume we’re trying to build a </text:span><text:span text:style-name="Source_20_Text"><text:span text:style-name="T14">user model</text:span></text:span><text:span text:style-name="T7"> for a site where we’ll want to allow our visitors to register and log in. Pretend we’ve already gone through and generated our model using the following rails generate command:</text:span></text:p>
      <text:p text:style-name="P64"><text:span text:style-name="Source_20_Text"><text:span text:style-name="T14">rails g model User name:string hometown:string job:string bio:text favorite_food:string</text:span></text:span></text:p>
      <table:table table:name="Table8" table:style-name="Table8">
        <table:table-column table:style-name="Table8.A"/>
        <table:table-column table:style-name="Table8.B"/>
        <table:table-row table:style-name="Table8.1">
          <table:table-cell table:style-name="Table8.A1" office:value-type="string">
            <text:p text:style-name="P24">1</text:p>
          </table:table-cell>
          <table:table-cell table:style-name="Table8.B1" office:value-type="string">
            <text:p text:style-name="P25"><text:span text:style-name="T81">class</text:span> User <text:span text:style-name="T87">&lt;</text:span> <text:span text:style-name="T78">ActiveRecord::Base</text:span></text:p>
          </table:table-cell>
        </table:table-row>
        <table:table-row table:style-name="Table8.1">
          <table:table-cell table:style-name="Table8.A2" office:value-type="string">
            <text:p text:style-name="P24">2</text:p>
          </table:table-cell>
          <table:table-cell table:style-name="Table8.B2" office:value-type="string">
            <text:p text:style-name="P26"><text:s text:c="2"/><text:span text:style-name="T72">attr_accessible </text:span><text:span text:style-name="T83">:name</text:span><text:span text:style-name="T72">, </text:span><text:span text:style-name="T83">:hometown</text:span><text:span text:style-name="T72">, </text:span><text:span text:style-name="T83">:job</text:span><text:span text:style-name="T72">, </text:span><text:span text:style-name="T83">:bio</text:span><text:span text:style-name="T72">, </text:span><text:span text:style-name="T83">:favorite_food</text:span></text:p>
          </table:table-cell>
        </table:table-row>
        <table:table-row table:style-name="Table8.1">
          <table:table-cell table:style-name="Table8.A1" office:value-type="string">
            <text:p text:style-name="P24">3</text:p>
          </table:table-cell>
          <table:table-cell table:style-name="Table8.B1" office:value-type="string">
            <text:p text:style-name="P27">end</text:p>
          </table:table-cell>
        </table:table-row>
      </table:table>
      <text:p text:style-name="P7">After we create this, we begin to build out our web application, and finally arrive at the decision to build out a login system (this is also referred to as an authentication system). To do this, we’ll probably need an email and a password (username if you’re feeling spicy). (We’ll keep it simple here.)</text:p>
      <text:p text:style-name="P7">This can be done with a db (activerecord) migration entered on the command line as follows.</text:p>
      <text:p text:style-name="P64"><text:span text:style-name="Source_20_Text"><text:span text:style-name="T14">rails g migration add_email_password_to_users</text:span></text:span></text:p>
      <text:p text:style-name="P64"><text:span text:style-name="T7">With this command, a migration file is created and added to your </text:span><text:span text:style-name="Source_20_Text"><text:span text:style-name="T14">db/migrate</text:span></text:span><text:span text:style-name="T7"> directory. This file is entitled just as you named it, however prefixed with a timestamp like so:</text:span><text:span text:style-name="Source_20_Text"><text:span text:style-name="T14">20130114215148_add_email_password_to_users.rb</text:span></text:span><text:span text:style-name="T7">.</text:span></text:p>
      <text:p text:style-name="P7">You can open it up and you’ll be presented with:</text:p>
      <table:table table:name="Table9" table:style-name="Table9">
        <table:table-column table:style-name="Table9.A"/>
        <table:table-column table:style-name="Table9.B"/>
        <table:table-row table:style-name="Table9.1">
          <table:table-cell table:style-name="Table9.A1" office:value-type="string">
            <text:p text:style-name="P24">1</text:p>
          </table:table-cell>
          <table:table-cell table:style-name="Table9.B1" office:value-type="string">
            <text:p text:style-name="P25"><text:span text:style-name="T81">class</text:span> AddEmailPasswordToUsers <text:span text:style-name="T87">&lt;</text:span> <text:span text:style-name="T78">ActiveRecord::Migration</text:span></text:p>
          </table:table-cell>
        </table:table-row>
        <table:table-row table:style-name="Table9.1">
          <table:table-cell table:style-name="Table9.A2" office:value-type="string">
            <text:p text:style-name="P24">2</text:p>
          </table:table-cell>
          <table:table-cell table:style-name="Table9.B2" office:value-type="string">
            <text:p text:style-name="P26"><text:s text:c="2"/><text:span text:style-name="T82">def</text:span><text:span text:style-name="T72"> change</text:span></text:p>
          </table:table-cell>
        </table:table-row>
        <table:table-row table:style-name="Table9.1">
          <table:table-cell table:style-name="Table9.A1" office:value-type="string">
            <text:p text:style-name="P24">3</text:p>
          </table:table-cell>
          <table:table-cell table:style-name="Table9.B1" office:value-type="string">
            <text:p text:style-name="P26"><text:s text:c="2"/><text:span text:style-name="T82">end</text:span></text:p>
          </table:table-cell>
        </table:table-row>
        <table:table-row table:style-name="Table9.1">
          <table:table-cell table:style-name="Table9.A2" office:value-type="string">
            <text:p text:style-name="P24">4</text:p>
          </table:table-cell>
          <table:table-cell table:style-name="Table9.B2" office:value-type="string">
            <text:p text:style-name="P27">end</text:p>
          </table:table-cell>
        </table:table-row>
      </table:table>
      <text:p text:style-name="P7">To achieve your desired results, update with the correct methods and data-types to the following:</text:p>
      <table:table table:name="Table10" table:style-name="Table10">
        <table:table-column table:style-name="Table10.A"/>
        <table:table-column table:style-name="Table10.B"/>
        <table:table-row table:style-name="Table10.1">
          <table:table-cell table:style-name="Table10.A1" office:value-type="string">
            <text:p text:style-name="P24">1</text:p>
          </table:table-cell>
          <table:table-cell table:style-name="Table10.B1" office:value-type="string">
            <text:p text:style-name="P25"><text:span text:style-name="T81">class</text:span> AddEmailPasswordToUsers <text:span text:style-name="T87">&lt;</text:span> <text:span text:style-name="T78">ActiveRecord::Migration</text:span></text:p>
          </table:table-cell>
        </table:table-row>
        <table:table-row table:style-name="Table10.1">
          <table:table-cell table:style-name="Table10.A2" office:value-type="string">
            <text:p text:style-name="P24">2</text:p>
          </table:table-cell>
          <table:table-cell table:style-name="Table10.B2" office:value-type="string">
            <text:p text:style-name="P26"><text:s text:c="2"/><text:span text:style-name="T82">def</text:span><text:span text:style-name="T72"> change</text:span></text:p>
          </table:table-cell>
        </table:table-row>
        <table:table-row table:style-name="Table10.1">
          <table:table-cell table:style-name="Table10.A1" office:value-type="string">
            <text:p text:style-name="P24">3</text:p>
          </table:table-cell>
          <table:table-cell table:style-name="Table10.B1" office:value-type="string">
            <text:p text:style-name="P26"><text:s text:c="4"/><text:span text:style-name="T72">add_column </text:span><text:span text:style-name="T83">:users</text:span><text:span text:style-name="T72">, </text:span><text:span text:style-name="T83">:email</text:span><text:span text:style-name="T72">, </text:span><text:span text:style-name="T83">:string</text:span></text:p>
          </table:table-cell>
        </table:table-row>
        <table:table-row table:style-name="Table10.1">
          <table:table-cell table:style-name="Table10.A2" office:value-type="string">
            <text:p text:style-name="P24">4</text:p>
          </table:table-cell>
          <table:table-cell table:style-name="Table10.B2" office:value-type="string">
            <text:p text:style-name="P26"><text:s text:c="4"/><text:span text:style-name="T72">add_column </text:span><text:span text:style-name="T83">:users</text:span><text:span text:style-name="T72">, </text:span><text:span text:style-name="T83">:password</text:span><text:span text:style-name="T72">, </text:span><text:span text:style-name="T83">:string</text:span></text:p>
          </table:table-cell>
        </table:table-row>
        <table:table-row table:style-name="Table10.1">
          <table:table-cell table:style-name="Table10.A1" office:value-type="string">
            <text:p text:style-name="P24">5</text:p>
          </table:table-cell>
          <table:table-cell table:style-name="Table10.B1" office:value-type="string">
            <text:p text:style-name="P26"><text:s text:c="2"/><text:span text:style-name="T82">end</text:span></text:p>
          </table:table-cell>
        </table:table-row>
        <table:table-row table:style-name="Table10.1">
          <table:table-cell table:style-name="Table10.A2" office:value-type="string">
            <text:p text:style-name="P24">6</text:p>
          </table:table-cell>
          <table:table-cell table:style-name="Table10.B2" office:value-type="string">
            <text:p text:style-name="P27">end</text:p>
          </table:table-cell>
        </table:table-row>
      </table:table>
      <text:p text:style-name="P6"><text:span text:style-name="T7">Alternatively, you very well could have just as easily entered the following and it would have completed the above for you, </text:span><text:span text:style-name="Emphasis"><text:span text:style-name="T7">automagically</text:span></text:span><text:span text:style-name="T7">.</text:span></text:p>
      <text:p text:style-name="P64"><text:span text:style-name="Source_20_Text"><text:span text:style-name="T14">rails g migration add_email_password_to_users email:string password:string</text:span></text:span></text:p>
      <text:p text:style-name="P64"><text:span text:style-name="T7">Now then, head back to the command line and run: </text:span><text:span text:style-name="Source_20_Text"><text:span text:style-name="T14">rake db:migrate</text:span></text:span></text:p>
      <text:p text:style-name="P7">This will take our database from this:</text:p>
      <table:table table:name="Table11" table:style-name="Table11">
        <table:table-column table:style-name="Table11.A"/>
        <table:table-column table:style-name="Table11.B"/>
        <text:soft-page-break/>
        <table:table-row table:style-name="Table11.1">
          <table:table-cell table:style-name="Table11.A1" office:value-type="string">
            <text:p text:style-name="P24">01</text:p>
          </table:table-cell>
          <table:table-cell table:style-name="Table11.B1" office:value-type="string">
            <text:p text:style-name="P25"><text:span text:style-name="T78">ActiveRecord::Schema</text:span>.<text:span text:style-name="T79">define</text:span><text:span text:style-name="T87">(</text:span><text:span text:style-name="T84">:version</text:span> <text:span text:style-name="T87">=&gt;</text:span> <text:span text:style-name="T96">20130113062303</text:span><text:span text:style-name="T87">)</text:span> <text:span text:style-name="T81">do</text:span></text:p>
          </table:table-cell>
        </table:table-row>
        <table:table-row table:style-name="Table11.1">
          <table:table-cell table:style-name="Table11.A2" office:value-type="string">
            <text:p text:style-name="P24">02</text:p>
          </table:table-cell>
          <table:table-cell table:style-name="Table11.B2" office:value-type="string">
            <text:p text:style-name="P26"><text:s text:c="2"/><text:span text:style-name="T72">create_table </text:span><text:span text:style-name="T98">"users"</text:span><text:span text:style-name="T72">, </text:span><text:span text:style-name="T83">:force</text:span><text:span text:style-name="T72"> </text:span><text:span text:style-name="T88">=&gt;</text:span><text:span text:style-name="T72"> </text:span><text:span text:style-name="T85">true</text:span><text:span text:style-name="T72"> </text:span><text:span text:style-name="T82">do</text:span><text:span text:style-name="T72"> </text:span><text:span text:style-name="T88">|</text:span><text:span text:style-name="T72">t</text:span><text:span text:style-name="T88">|</text:span></text:p>
          </table:table-cell>
        </table:table-row>
        <table:table-row table:style-name="Table11.1">
          <table:table-cell table:style-name="Table11.A1" office:value-type="string">
            <text:p text:style-name="P24">03</text:p>
          </table:table-cell>
          <table:table-cell table:style-name="Table11.B1" office:value-type="string">
            <text:p text:style-name="P26"><text:s text:c="4"/><text:span text:style-name="T72">t.</text:span><text:span text:style-name="T80">string</text:span><text:span text:style-name="T72"> <text:s text:c="2"/></text:span><text:span text:style-name="T98">"name"</text:span><text:span text:style-name="T72">, <text:s text:c="10"/></text:span><text:span text:style-name="T83">:default</text:span><text:span text:style-name="T72"> </text:span><text:span text:style-name="T88">=&gt;</text:span><text:span text:style-name="T72"> </text:span><text:span text:style-name="T98">""</text:span><text:span text:style-name="T72">, </text:span><text:span text:style-name="T83">:null</text:span><text:span text:style-name="T72"> </text:span><text:span text:style-name="T88">=&gt;</text:span><text:span text:style-name="T72"> </text:span><text:span text:style-name="T85">false</text:span></text:p>
          </table:table-cell>
        </table:table-row>
        <table:table-row table:style-name="Table11.1">
          <table:table-cell table:style-name="Table11.A2" office:value-type="string">
            <text:p text:style-name="P24">04</text:p>
          </table:table-cell>
          <table:table-cell table:style-name="Table11.B2" office:value-type="string">
            <text:p text:style-name="P26"><text:s text:c="4"/><text:span text:style-name="T72">t.</text:span><text:span text:style-name="T80">string</text:span><text:span text:style-name="T72"> <text:s text:c="2"/></text:span><text:span text:style-name="T98">"hometown"</text:span></text:p>
          </table:table-cell>
        </table:table-row>
        <table:table-row table:style-name="Table11.1">
          <table:table-cell table:style-name="Table11.A1" office:value-type="string">
            <text:p text:style-name="P24">05</text:p>
          </table:table-cell>
          <table:table-cell table:style-name="Table11.B1" office:value-type="string">
            <text:p text:style-name="P26"><text:s text:c="4"/><text:span text:style-name="T72">t.</text:span><text:span text:style-name="T80">string</text:span><text:span text:style-name="T72"> <text:s text:c="2"/></text:span><text:span text:style-name="T98">"job"</text:span></text:p>
          </table:table-cell>
        </table:table-row>
        <table:table-row table:style-name="Table11.1">
          <table:table-cell table:style-name="Table11.A2" office:value-type="string">
            <text:p text:style-name="P24">06</text:p>
          </table:table-cell>
          <table:table-cell table:style-name="Table11.B2" office:value-type="string">
            <text:p text:style-name="P26"><text:s text:c="4"/><text:span text:style-name="T72">t.</text:span><text:span text:style-name="T80">text</text:span><text:span text:style-name="T72"> <text:s text:c="4"/></text:span><text:span text:style-name="T98">"bio"</text:span></text:p>
          </table:table-cell>
        </table:table-row>
        <table:table-row table:style-name="Table11.1">
          <table:table-cell table:style-name="Table11.A1" office:value-type="string">
            <text:p text:style-name="P24">07</text:p>
          </table:table-cell>
          <table:table-cell table:style-name="Table11.B1" office:value-type="string">
            <text:p text:style-name="P26"><text:s text:c="4"/><text:span text:style-name="T72">t.</text:span><text:span text:style-name="T80">string</text:span><text:span text:style-name="T72"> <text:s text:c="2"/></text:span><text:span text:style-name="T98">"favorite_food"</text:span></text:p>
          </table:table-cell>
        </table:table-row>
        <table:table-row table:style-name="Table11.1">
          <table:table-cell table:style-name="Table11.A2" office:value-type="string">
            <text:p text:style-name="P24">08</text:p>
          </table:table-cell>
          <table:table-cell table:style-name="Table11.B2" office:value-type="string">
            <text:p text:style-name="P26"><text:s text:c="4"/><text:span text:style-name="T72">t.</text:span><text:span text:style-name="T80">datetime</text:span><text:span text:style-name="T72"> </text:span><text:span text:style-name="T98">"created_at"</text:span><text:span text:style-name="T72">, <text:s text:c="4"/></text:span><text:span text:style-name="T83">:null</text:span><text:span text:style-name="T72"> </text:span><text:span text:style-name="T88">=&gt;</text:span><text:span text:style-name="T72"> </text:span><text:span text:style-name="T85">false</text:span></text:p>
          </table:table-cell>
        </table:table-row>
        <table:table-row table:style-name="Table11.1">
          <table:table-cell table:style-name="Table11.A1" office:value-type="string">
            <text:p text:style-name="P24">09</text:p>
          </table:table-cell>
          <table:table-cell table:style-name="Table11.B1" office:value-type="string">
            <text:p text:style-name="P26"><text:s text:c="4"/><text:span text:style-name="T72">t.</text:span><text:span text:style-name="T80">datetime</text:span><text:span text:style-name="T72"> </text:span><text:span text:style-name="T98">"updated_at"</text:span><text:span text:style-name="T72">, <text:s text:c="4"/></text:span><text:span text:style-name="T83">:null</text:span><text:span text:style-name="T72"> </text:span><text:span text:style-name="T88">=&gt;</text:span><text:span text:style-name="T72"> </text:span><text:span text:style-name="T85">false</text:span></text:p>
          </table:table-cell>
        </table:table-row>
        <table:table-row table:style-name="Table11.1">
          <table:table-cell table:style-name="Table11.A2" office:value-type="string">
            <text:p text:style-name="P24">10</text:p>
          </table:table-cell>
          <table:table-cell table:style-name="Table11.B2" office:value-type="string">
            <text:p text:style-name="P26"><text:s text:c="2"/><text:span text:style-name="T82">end</text:span></text:p>
          </table:table-cell>
        </table:table-row>
        <table:table-row table:style-name="Table11.1">
          <table:table-cell table:style-name="Table11.A1" office:value-type="string">
            <text:p text:style-name="P24">11</text:p>
          </table:table-cell>
          <table:table-cell table:style-name="Table11.B1" office:value-type="string">
            <text:p text:style-name="P27">end</text:p>
          </table:table-cell>
        </table:table-row>
      </table:table>
      <text:p text:style-name="P7">To this:</text:p>
      <table:table table:name="Table12" table:style-name="Table12">
        <table:table-column table:style-name="Table12.A"/>
        <table:table-column table:style-name="Table12.B"/>
        <table:table-row table:style-name="Table12.1">
          <table:table-cell table:style-name="Table12.A1" office:value-type="string">
            <text:p text:style-name="P24">01</text:p>
          </table:table-cell>
          <table:table-cell table:style-name="Table12.B1" office:value-type="string">
            <text:p text:style-name="P25"><text:span text:style-name="T78">ActiveRecord::Schema</text:span>.<text:span text:style-name="T79">define</text:span><text:span text:style-name="T87">(</text:span><text:span text:style-name="T84">:version</text:span> <text:span text:style-name="T87">=&gt;</text:span> <text:span text:style-name="T96">20130113062303</text:span><text:span text:style-name="T87">)</text:span> <text:span text:style-name="T81">do</text:span></text:p>
          </table:table-cell>
        </table:table-row>
        <table:table-row table:style-name="Table12.1">
          <table:table-cell table:style-name="Table12.A2" office:value-type="string">
            <text:p text:style-name="P24">02</text:p>
          </table:table-cell>
          <table:table-cell table:style-name="Table12.B2" office:value-type="string">
            <text:p text:style-name="P26"><text:s text:c="2"/><text:span text:style-name="T72">create_table </text:span><text:span text:style-name="T98">"users"</text:span><text:span text:style-name="T72">, </text:span><text:span text:style-name="T83">:force</text:span><text:span text:style-name="T72"> </text:span><text:span text:style-name="T88">=&gt;</text:span><text:span text:style-name="T72"> </text:span><text:span text:style-name="T85">true</text:span><text:span text:style-name="T72"> </text:span><text:span text:style-name="T82">do</text:span><text:span text:style-name="T72"> </text:span><text:span text:style-name="T88">|</text:span><text:span text:style-name="T72">t</text:span><text:span text:style-name="T88">|</text:span></text:p>
          </table:table-cell>
        </table:table-row>
        <table:table-row table:style-name="Table12.1">
          <table:table-cell table:style-name="Table12.A1" office:value-type="string">
            <text:p text:style-name="P24">03</text:p>
          </table:table-cell>
          <table:table-cell table:style-name="Table12.B1" office:value-type="string">
            <text:p text:style-name="P26"><text:s text:c="4"/><text:span text:style-name="T72">t.</text:span><text:span text:style-name="T80">string</text:span><text:span text:style-name="T72"> <text:s text:c="2"/></text:span><text:span text:style-name="T98">"name"</text:span><text:span text:style-name="T72">, <text:s text:c="10"/></text:span><text:span text:style-name="T83">:default</text:span><text:span text:style-name="T72"> </text:span><text:span text:style-name="T88">=&gt;</text:span><text:span text:style-name="T72"> </text:span><text:span text:style-name="T98">""</text:span><text:span text:style-name="T72">, </text:span><text:span text:style-name="T83">:null</text:span><text:span text:style-name="T72"> </text:span><text:span text:style-name="T88">=&gt;</text:span><text:span text:style-name="T72"> </text:span><text:span text:style-name="T85">false</text:span></text:p>
          </table:table-cell>
        </table:table-row>
        <table:table-row table:style-name="Table12.1">
          <table:table-cell table:style-name="Table12.A2" office:value-type="string">
            <text:p text:style-name="P24">04</text:p>
          </table:table-cell>
          <table:table-cell table:style-name="Table12.B2" office:value-type="string">
            <text:p text:style-name="P26"><text:s text:c="4"/><text:span text:style-name="T72">t.</text:span><text:span text:style-name="T80">string</text:span><text:span text:style-name="T72"> <text:s text:c="2"/></text:span><text:span text:style-name="T98">"hometown"</text:span></text:p>
          </table:table-cell>
        </table:table-row>
        <table:table-row table:style-name="Table12.1">
          <table:table-cell table:style-name="Table12.A1" office:value-type="string">
            <text:p text:style-name="P24">05</text:p>
          </table:table-cell>
          <table:table-cell table:style-name="Table12.B1" office:value-type="string">
            <text:p text:style-name="P26"><text:s text:c="4"/><text:span text:style-name="T72">t.</text:span><text:span text:style-name="T80">string</text:span><text:span text:style-name="T72"> <text:s text:c="2"/></text:span><text:span text:style-name="T98">"job"</text:span></text:p>
          </table:table-cell>
        </table:table-row>
        <table:table-row table:style-name="Table12.1">
          <table:table-cell table:style-name="Table12.A2" office:value-type="string">
            <text:p text:style-name="P24">06</text:p>
          </table:table-cell>
          <table:table-cell table:style-name="Table12.B2" office:value-type="string">
            <text:p text:style-name="P26"><text:s text:c="4"/><text:span text:style-name="T72">t.</text:span><text:span text:style-name="T80">text</text:span><text:span text:style-name="T72"> <text:s text:c="4"/></text:span><text:span text:style-name="T98">"bio"</text:span></text:p>
          </table:table-cell>
        </table:table-row>
        <table:table-row table:style-name="Table12.1">
          <table:table-cell table:style-name="Table12.A1" office:value-type="string">
            <text:p text:style-name="P24">07</text:p>
          </table:table-cell>
          <table:table-cell table:style-name="Table12.B1" office:value-type="string">
            <text:p text:style-name="P26"><text:s text:c="4"/><text:span text:style-name="T72">t.</text:span><text:span text:style-name="T80">string</text:span><text:span text:style-name="T72"> <text:s text:c="2"/></text:span><text:span text:style-name="T98">"favorite_food"</text:span></text:p>
          </table:table-cell>
        </table:table-row>
        <table:table-row table:style-name="Table12.1">
          <table:table-cell table:style-name="Table12.A2" office:value-type="string">
            <text:p text:style-name="P24">08</text:p>
          </table:table-cell>
          <table:table-cell table:style-name="Table12.B2" office:value-type="string">
            <text:p text:style-name="P26"><text:s text:c="4"/><text:span text:style-name="T72">t.</text:span><text:span text:style-name="T80">datetime</text:span><text:span text:style-name="T72"> </text:span><text:span text:style-name="T98">"created_at"</text:span><text:span text:style-name="T72">, <text:s text:c="4"/></text:span><text:span text:style-name="T83">:null</text:span><text:span text:style-name="T72"> </text:span><text:span text:style-name="T88">=&gt;</text:span><text:span text:style-name="T72"> </text:span><text:span text:style-name="T85">false</text:span></text:p>
          </table:table-cell>
        </table:table-row>
        <table:table-row table:style-name="Table12.1">
          <table:table-cell table:style-name="Table12.A1" office:value-type="string">
            <text:p text:style-name="P24">09</text:p>
          </table:table-cell>
          <table:table-cell table:style-name="Table12.B1" office:value-type="string">
            <text:p text:style-name="P26"><text:s text:c="4"/><text:span text:style-name="T72">t.</text:span><text:span text:style-name="T80">datetime</text:span><text:span text:style-name="T72"> </text:span><text:span text:style-name="T98">"updated_at"</text:span><text:span text:style-name="T72">, <text:s text:c="4"/></text:span><text:span text:style-name="T83">:null</text:span><text:span text:style-name="T72"> </text:span><text:span text:style-name="T88">=&gt;</text:span><text:span text:style-name="T72"> </text:span><text:span text:style-name="T85">false</text:span></text:p>
          </table:table-cell>
        </table:table-row>
        <table:table-row table:style-name="Table12.1">
          <table:table-cell table:style-name="Table12.A2" office:value-type="string">
            <text:p text:style-name="P24">10</text:p>
          </table:table-cell>
          <table:table-cell table:style-name="Table12.B2" office:value-type="string">
            <text:p text:style-name="P26"><text:s text:c="4"/><text:span text:style-name="T72">t.</text:span><text:span text:style-name="T80">string</text:span><text:span text:style-name="T72"> <text:s text:c="2"/></text:span><text:span text:style-name="T98">"password"</text:span></text:p>
          </table:table-cell>
        </table:table-row>
        <table:table-row table:style-name="Table12.1">
          <table:table-cell table:style-name="Table12.A1" office:value-type="string">
            <text:p text:style-name="P24">11</text:p>
          </table:table-cell>
          <table:table-cell table:style-name="Table12.B1" office:value-type="string">
            <text:p text:style-name="P26"><text:s text:c="4"/><text:span text:style-name="T72">t.</text:span><text:span text:style-name="T80">string</text:span><text:span text:style-name="T72"> <text:s text:c="2"/></text:span><text:span text:style-name="T98">"email"</text:span></text:p>
          </table:table-cell>
        </table:table-row>
        <table:table-row table:style-name="Table12.1">
          <table:table-cell table:style-name="Table12.A2" office:value-type="string">
            <text:p text:style-name="P24">12</text:p>
          </table:table-cell>
          <table:table-cell table:style-name="Table12.B2" office:value-type="string">
            <text:p text:style-name="P26"><text:s text:c="2"/><text:span text:style-name="T82">end</text:span></text:p>
          </table:table-cell>
        </table:table-row>
        <table:table-row table:style-name="Table12.1">
          <table:table-cell table:style-name="Table12.A1" office:value-type="string">
            <text:p text:style-name="P24">13</text:p>
          </table:table-cell>
          <table:table-cell table:style-name="Table12.B1" office:value-type="string">
            <text:p text:style-name="P27">end</text:p>
          </table:table-cell>
        </table:table-row>
      </table:table>
      <text:p text:style-name="P35">Magic.</text:p>
      <text:p text:style-name="P6"/>
      <text:p text:style-name="P61"/>
      <text:h text:style-name="P45" text:outline-level="1">What is HTTP?</text:h>
      <text:p text:style-name="P6"><text:span text:style-name="T6">by </text:span><text:a xlink:type="simple" xlink:href="http://www.coderreport.com/author/Admin/"><text:span text:style-name="T67">MICHAEL WIGGINS</text:span></text:a></text:p>
      <text:p text:style-name="P7">In English, “HTTP” is the process by which your browser “pulls up” a web page you’ve searched for; submits forms you complete, posts you write, or emails you send.</text:p>
      <text:p text:style-name="P6"><text:span text:style-name="T7">HTTP stands for </text:span><text:a xlink:type="simple" xlink:href="http://www.coderreport.com/internet/what-is-http/"><text:span text:style-name="T10">Hypertext Transfer Protocol</text:span></text:a><text:span text:style-name="T7">; it’s the technological foundation on which the world wide web operates. At its core, it facilitates the distributed, collaborative communication and transfer of data across networks.</text:span></text:p>
      <text:h text:style-name="P1" text:outline-level="3">How does the internet actually work?</text:h>
      <text:p text:style-name="P7"><text:bookmark text:name="internet"/><text:line-break/>HTTP comprises the digital end of the internet. It’s the inner-workings of the web.</text:p>
      <text:p text:style-name="P7">You as a user, clicking, scrolling and typing in your browser, are generally referred to as “the client side” of the equation. The files, data and other resources belonging to the site itself are known as the server side.</text:p>
      <text:p text:style-name="P6"><text:span text:style-name="T7">The actions the user takes on the client side boil down to nothing more than “requests” or “messages” that the browser sends to the server side (via “HTTP”). HTTP is thought of as an “application layer protocol” which utilizes underlying transport layer protocols, known as</text:span><text:span text:style-name="Strong_20_Emphasis"><text:span text:style-name="T7">Transmission Control</text:span></text:span><text:span text:style-name="T7"> and </text:span><text:span text:style-name="Strong_20_Emphasis"><text:span text:style-name="T7">Internet Protocols</text:span></text:span><text:span text:style-name="T7"> (TCP/IP), to do the actual sending and receiving of requests. Internet Protocol is the network-layer protocol for the internet.</text:span></text:p>
      <text:p text:style-name="P6"><text:span text:style-name="T7">Depending upon the nature of the requests or messages sent by the user, HTTP fulfills them with “RESTful” action </text:span><text:a xlink:type="simple" xlink:href="http://www.coderreport.com/programming/what-is-rest/"><text:span text:style-name="T10">request verbs</text:span></text:a><text:span text:style-name="T7">: </text:span><text:span text:style-name="Source_20_Text"><text:span text:style-name="T14">GET</text:span></text:span><text:span text:style-name="T7">, </text:span><text:span text:style-name="Source_20_Text"><text:span text:style-name="T14">POST</text:span></text:span><text:span text:style-name="T7">, </text:span><text:span text:style-name="Source_20_Text"><text:span text:style-name="T14">PUT</text:span></text:span><text:span text:style-name="T7"> and </text:span><text:span text:style-name="Source_20_Text"><text:span text:style-name="T14">DELETE</text:span></text:span><text:span text:style-name="T7">. </text:span><text:a xlink:type="simple" xlink:href="http://www.coderreport.com/programming/what-is-rest/"><text:span text:style-name="T11">Read more about REST →</text:span></text:a></text:p>
      <text:p text:style-name="P7">Often the web is called a “network of networks” and the machinery is a major tangible component, further to HTTP. Our computers, laptops, tablets and smart phones are all “clients” as previously mentioned, and the backbone of the network is comprised by the hosting servers, where all the information we search for is stored.</text:p>
      <text:h text:style-name="P1" text:outline-level="3"><text:soft-page-break/>What actually happens when I click a link?</text:h>
      <text:p text:style-name="P7"><text:bookmark text:name="click"/><text:line-break/>Every website online has a domain name that maps to an IP address, which is how sites are identified and located. When a URL is entered, the domain-name-system search for the appropriate name servers begins.</text:p>
      <text:p text:style-name="P7">A DNS is a naming-system database that keeps records of the IP addresses that correspond to websites. It’s often considered a phone book for websites (one that has the ability to update itself with any relevant changes). Often times a DNS will need to redirect or communicate a search several times before the proper database is reached (there are hundreds of millions of sites online), and in the process need to query a top-level domain.</text:p>
      <text:p text:style-name="P7">The top-level domain will likely know the IP address of a server that will be responsible for the site, or the network of the respective site being queried. The client’s DNS (where the user search originated) will then connect with the desired site’s DNS server, and render the site itself.</text:p>
      <text:p text:style-name="P56"/>
      <text:h text:style-name="P46" text:outline-level="1">What is REST?</text:h>
      <text:p text:style-name="P6"><text:span text:style-name="T4">by </text:span><text:a xlink:type="simple" xlink:href="http://www.coderreport.com/author/Admin/"><text:span text:style-name="T68">MICHAEL WIGGINS</text:span></text:a></text:p>
      <text:p text:style-name="P13"><text:span text:style-name="T8">REST stands for </text:span><text:a xlink:type="simple" xlink:href="http://www.coderreport.com/programming/what-is-rest/"><text:span text:style-name="T12">Representational State Transfer</text:span></text:a><text:span text:style-name="T8">. In plan English, this is as simple as </text:span><text:a xlink:type="simple" xlink:href="http://coderreport.com/internet/what-is-http"><text:span text:style-name="T12">clicking a link</text:span></text:a><text:span text:style-name="T8"> on a page, and being presented with another state of said website.</text:span></text:p>
      <text:p text:style-name="P8">(This is “I have a belly button” level difficulty. Please don’t admit you to anyone you don’t understand this if you’re still confused; it would not bode well for your reputation. Just keep reading, it should come to you.)</text:p>
      <text:p text:style-name="P13"><text:span text:style-name="T8">REpresentational State Transfer an architectural convention used in distributed systems, developed in parallel with </text:span><text:a xlink:type="simple" xlink:href="http://www.coderreport.com/internet/what-is-http/"><text:span text:style-name="T12">HTTP</text:span></text:a><text:span text:style-name="T8"> and published by the brilliant Roy Fielding, in his 2000 doctoral dissertation. REST is a style central to the development of web applications, and the design of their APIs (application programming interfaces). Many claim that Rails was responsible for helping REST become mainstream.</text:span></text:p>
      <text:p text:style-name="P13"><text:a xlink:type="simple" xlink:href="http://www.coderreport.com/ruby-on-rails/what-is-rails-and-why-use-it/"><text:span text:style-name="T12">Rails</text:span></text:a><text:span text:style-name="T8"> made REST the standard with its release of Rails 3, making the five core controller actions</text:span><text:span text:style-name="Source_20_Text"><text:span text:style-name="T15">index</text:span></text:span><text:span text:style-name="T8">, </text:span><text:span text:style-name="Source_20_Text"><text:span text:style-name="T15">show</text:span></text:span><text:span text:style-name="T8">, </text:span><text:span text:style-name="Source_20_Text"><text:span text:style-name="T15">new</text:span></text:span><text:span text:style-name="T8"> / </text:span><text:span text:style-name="Source_20_Text"><text:span text:style-name="T15">create</text:span></text:span><text:span text:style-name="T8">, </text:span><text:span text:style-name="Source_20_Text"><text:span text:style-name="T15">edit</text:span></text:span><text:span text:style-name="T8"> / </text:span><text:span text:style-name="Source_20_Text"><text:span text:style-name="T15">update</text:span></text:span><text:span text:style-name="T8">, and </text:span><text:span text:style-name="Source_20_Text"><text:span text:style-name="T15">destroy</text:span></text:span><text:span text:style-name="T8">. Each action is called with a reference to both a </text:span><text:span text:style-name="Strong_20_Emphasis"><text:span text:style-name="T8">request verb</text:span></text:span><text:span text:style-name="T8"> and a </text:span><text:a xlink:type="simple" xlink:href="http://www.coderreport.com/ruby-on-rails/whats-a-router/"><text:span text:style-name="T12">route</text:span></text:a><text:span text:style-name="T8">.</text:span></text:p>
      <text:h text:style-name="P4" text:outline-level="2">REST, Routes &amp; Verbs, oh my</text:h>
      <text:p text:style-name="P13"><text:span text:style-name="T8">At its core, the web operates with HTTP leveraging the following request verbs to function</text:span><text:span text:style-name="Emphasis"><text:span text:style-name="T8">REST</text:span></text:span><text:span text:style-name="T8">fully.</text:span></text:p>
      <text:p text:style-name="P65"><text:span text:style-name="T8">To demonstrate, assume you had a basic blogging (rails) application running on your local server. If you wanted to create a new blog post, the link (</text:span><text:a xlink:type="simple" xlink:href="http://www.coderreport.com/ruby-on-rails/whats-a-router/"><text:span text:style-name="T12">route</text:span></text:a><text:span text:style-name="T8">) to create a new post would like this:</text:span><text:span text:style-name="Source_20_Text"><text:span text:style-name="T15">http://localhost:3000/post/new</text:span></text:span><text:span text:style-name="T8">.</text:span></text:p>
      <text:p text:style-name="P65"><text:span text:style-name="T8">Request verbs: </text:span><text:span text:style-name="Source_20_Text"><text:span text:style-name="T15">GET</text:span></text:span><text:span text:style-name="T8">, </text:span><text:span text:style-name="Source_20_Text"><text:span text:style-name="T15">POST</text:span></text:span><text:span text:style-name="T8">, </text:span><text:span text:style-name="Source_20_Text"><text:span text:style-name="T15">PUT</text:span></text:span><text:span text:style-name="T8">, and </text:span><text:span text:style-name="Source_20_Text"><text:span text:style-name="T15">DELETE</text:span></text:span><text:span text:style-name="T8">.</text:span></text:p>
      <text:p text:style-name="P66"><text:span text:style-name="Source_20_Text"><text:span text:style-name="T15">GET</text:span></text:span><text:span text:style-name="T8"> does exactly what it sounds like. It retrieves a file, data, or something similar and presents it to you in the browser.<text:line-break/></text:span><text:span text:style-name="Source_20_Text"><text:span text:style-name="T15">POST</text:span></text:span><text:span text:style-name="T8"> also does what it sounds like; largely it’s looked at as a modification to a file or database where you’re adding, deleting, or otherwise changing existing information with your request.<text:line-break/></text:span><text:span text:style-name="Source_20_Text"><text:span text:style-name="T15">PUT</text:span></text:span><text:span text:style-name="T8"> (idempotent) will replace an existing item, or create it if none exist.<text:line-break/></text:span><text:span text:style-name="Source_20_Text"><text:span text:style-name="T15">DELETE</text:span></text:span><text:span text:style-name="T8"> (idempotent) will simply destroy an existing item.</text:span></text:p>
      <text:p text:style-name="P50"/>
      <text:h text:style-name="P49" text:outline-level="1">Model-View-Controller Architecture</text:h>
      <text:section text:style-name="Sect1" text:name="post-111">
        <text:p text:style-name="P6"><text:span text:style-name="T6">by </text:span><text:a xlink:type="simple" xlink:href="http://www.coderreport.com/author/Admin/"><text:span text:style-name="T67">MICHAEL WIGGINS</text:span></text:a></text:p>
        <text:p text:style-name="P9">Model-view-controller is a common pattern to designing elegant software.</text:p>
        <text:p text:style-name="P6"><text:span text:style-name="T9">MVC revolves largely around the principles of “</text:span><text:a xlink:type="simple" xlink:href="http://www.coderreport.com/programming/separation-of-concerns"><text:span text:style-name="T13">separation of concerns</text:span></text:a><text:span text:style-name="T9">” and code reuseability.</text:span></text:p>
        <text:p text:style-name="P9">The following picture illustrates the majority of the cycle. In a typical scenario, a request will come from a browser, via search engine, site referral, URL direct-access or otherwise, and request information from the server on which your site or application is located. (See also: “how does the internet work?”)</text:p>
        <text:p text:style-name="P6"><text:span text:style-name="T9">The server will then communicate with your </text:span><text:a xlink:type="simple" xlink:href="http://www.coderreport.com/ruby-on-rails/whats-a-router/"><text:span text:style-name="T13">routes</text:span></text:a><text:span text:style-name="T9">, search for the relevant action in your controller, consult the model and/or database for any relevant information should there be a need, and based on the response passes the appropriate parameter to the view. The view is what renders in your browser with the proper respective formatted data, css, javascript, embedded ruby and html.</text:span></text:p>
        <text:p text:style-name="P10"><text:soft-page-break/><draw:frame draw:style-name="fr1" draw:name="graphics1" text:anchor-type="as-char" svg:width="4.4252in" svg:height="3.7701in" draw:z-index="0"><draw:image xlink:href="http://i.imgur.com/j8bxl.png" xlink:type="simple" xlink:show="embed" xlink:actuate="onLoad"/><svg:title>Model view controller</svg:title></draw:frame></text:p>
      </text:section>
      <text:section text:style-name="Sect1" text:name="comments">
        <text:p text:style-name="P17"/>
        <text:section text:style-name="Sect1" text:name="respond">
          <text:p text:style-name="P17"/>
          <text:section text:style-name="Sect1" text:name="respond_intro">
            <text:p text:style-name="P17"><text:line-break/></text:p>
          </text:section>
        </text:section>
      </text:section>
      <text:p text:style-name="P50"/>
      <text:h text:style-name="P45" text:outline-level="1">What’s a router?</text:h>
      <text:p text:style-name="P6"><text:span text:style-name="T6">by </text:span><text:a xlink:type="simple" xlink:href="http://www.coderreport.com/author/Admin/"><text:span text:style-name="T67">MICHAEL WIGGINS</text:span></text:a></text:p>
      <text:p text:style-name="P7">Let me see. Could it be a:</text:p>
      <text:list xml:id="list8967445775846187516" text:style-name="L4">
        <text:list-item>
          <text:p text:style-name="P73">A power tool which allows woodworkers to create rounded edges on tables and such?</text:p>
        </text:list-item>
        <text:list-item>
          <text:p text:style-name="P73">A piece of hardware which facilitates access to the internet?</text:p>
        </text:list-item>
      </text:list>
      <text:p text:style-name="P52"/>
      <text:p text:style-name="P6"><text:span text:style-name="T7">This is a question I got from an interviewer who blurted out the first question that came to mind in an attempt to gauge what I knew. What said interviewer really meant to ask was “</text:span><text:span text:style-name="Emphasis"><text:span text:style-name="T7">Please explain what you know about rails routing.</text:span></text:span><text:span text:style-name="T7">”</text:span></text:p>
      <text:p text:style-name="P52"/>
      <text:p text:style-name="P6"><text:span text:style-name="T7">Routes are core to the </text:span><text:a xlink:type="simple" xlink:href="http://www.coderreport.com/programming/model-view-controller-architecture/"><text:span text:style-name="T10">MVC architecture</text:span></text:a><text:span text:style-name="T7">. Basically, routes connect controller actions with views. Routing is also where URLs can be created and redirection managed.</text:span></text:p>
      <text:p text:style-name="P6"><text:span text:style-name="T7">By simply placing </text:span><text:span text:style-name="Source_20_Text"><text:span text:style-name="T14">resources :posts</text:span></text:span><text:span text:style-name="T7"> in your Rails’ </text:span><text:span text:style-name="Source_20_Text"><text:span text:style-name="T14">config/routes.rb</text:span></text:span><text:span text:style-name="T7"> file, you’ll have a set of full-blown </text:span><text:a xlink:type="simple" xlink:href="http://www.coderreport.com/programming/what-is-rest/"><text:span text:style-name="T10">RESTful</text:span></text:a><text:span text:style-name="T7"> routes set up. See below for an example:</text:span></text:p>
      <table:table table:name="Table1" table:style-name="Table1">
        <table:table-column table:style-name="Table1.A"/>
        <table:table-column table:style-name="Table1.B"/>
        <table:table-row table:style-name="Table1.1">
          <table:table-cell table:style-name="Table1.A1" office:value-type="string">
            <text:p text:style-name="P24">1</text:p>
          </table:table-cell>
          <table:table-cell table:style-name="Table1.B1" office:value-type="string">
            <text:p text:style-name="P25"><text:span text:style-name="T78">YourSweetBlogApplication::Application</text:span>.<text:span text:style-name="T79">routes</text:span>.<text:span text:style-name="T79">draw</text:span> <text:span text:style-name="T81">do</text:span></text:p>
          </table:table-cell>
        </table:table-row>
        <table:table-row table:style-name="Table1.1">
          <table:table-cell table:style-name="Table1.A2" office:value-type="string">
            <text:p text:style-name="P24">2</text:p>
          </table:table-cell>
          <table:table-cell table:style-name="Table1.B2" office:value-type="string">
            <text:p text:style-name="P26"><text:s text:c="2"/><text:span text:style-name="T72">resources </text:span><text:span text:style-name="T83">:posts</text:span></text:p>
          </table:table-cell>
        </table:table-row>
        <table:table-row table:style-name="Table1.1">
          <table:table-cell table:style-name="Table1.A1" office:value-type="string">
            <text:p text:style-name="P24">3</text:p>
          </table:table-cell>
          <table:table-cell table:style-name="Table1.B1" office:value-type="string">
            <text:p text:style-name="P27">end</text:p>
          </table:table-cell>
        </table:table-row>
      </table:table>
      <text:p text:style-name="P64"><text:span text:style-name="Source_20_Text"><text:span text:style-name="T14">$ rake routes</text:span></text:span></text:p>
      <text:p text:style-name="P10">    <text:span text:style-name="T3">posts GET /posts(.:format) {:action=&gt;”index”, :controller=&gt;”posts”}<text:line-break/><text:line-break/>         POST /posts(.:format) {:action=&gt;”create”, :controller=&gt;”posts”}<text:line-break/><text:line-break/> new_post GET /posts/new(.:format) {:action=&gt;”new”, :controller=&gt;”posts”}<text:line-break/><text:line-break/>edit_post GET /posts/:id/edit(.:format) {:action=&gt;”edit”, :controller=&gt;”posts”}<text:line-break/></text:span><text:soft-page-break/><text:span text:style-name="T3"><text:line-break/>     post GET /posts/:id(.:format) {:action=&gt;”show”, :controller=&gt;”posts”}<text:line-break/><text:line-break/>          PUT /posts/:id(.:format) {:action=&gt;”update”, :controller=&gt;”posts”}<text:line-break/><text:line-break/>       DELETE /posts/:id(.:format) {:action=&gt;”destroy”, :controller=&gt;”posts”}</text:span></text:p>
      <text:p text:style-name="P7"><text:line-break/><text:bookmark text:name="routes-and-restful-action-verbs"/>Routes are clearly determined by what kind of action is provided or requested.</text:p>
      <text:p text:style-name="P64"><text:span text:style-name="T7">If there is a </text:span><text:span text:style-name="Source_20_Text"><text:span text:style-name="T14">GET</text:span></text:span><text:span text:style-name="T7"> request, the page will more than likely render content from the database. If the action verb included in the route is a </text:span><text:span text:style-name="Source_20_Text"><text:span text:style-name="T14">POST</text:span></text:span><text:span text:style-name="T7"> request, more than likely the user will be creating a new set of information to be sent into the database. Furthermore, if the route includes with it a</text:span><text:span text:style-name="Source_20_Text"><text:span text:style-name="T14">PUT</text:span></text:span><text:span text:style-name="T7"> request, there is probably a user updating a file in the databases, with new information.</text:span></text:p>
      <text:p text:style-name="P56"/>
      <text:p text:style-name="Standard"/>
      <text:h text:style-name="P45" text:outline-level="1">What’s a Hexadecimal</text:h>
      <text:p text:style-name="P6"><text:span text:style-name="T6">by </text:span><text:a xlink:type="simple" xlink:href="http://www.coderreport.com/author/Admin/"><text:span text:style-name="T67">MICHAEL WIGGINS</text:span></text:a></text:p>
      <text:p text:style-name="P6"><text:span text:style-name="T7">A Hexadecimal is how a web browser understands “color”. </text:span><text:span text:style-name="Strong_20_Emphasis"><text:span text:style-name="T7">#FFFFFF, </text:span></text:span><text:span text:style-name="Strong_20_Emphasis"><text:span text:style-name="T19">#663300</text:span></text:span><text:span text:style-name="Strong_20_Emphasis"><text:span text:style-name="T7">, </text:span></text:span><text:span text:style-name="Strong_20_Emphasis"><text:span text:style-name="T20">#0000FF</text:span></text:span><text:span text:style-name="Strong_20_Emphasis"><text:span text:style-name="T7">,</text:span></text:span><text:span text:style-name="Strong_20_Emphasis"><text:span text:style-name="T22">#006600</text:span></text:span><text:span text:style-name="Strong_20_Emphasis"><text:span text:style-name="T7">, </text:span></text:span><text:span text:style-name="Strong_20_Emphasis"><text:span text:style-name="T18">#FF0000</text:span></text:span><text:span text:style-name="Strong_20_Emphasis"><text:span text:style-name="T7">, </text:span></text:span><text:span text:style-name="Strong_20_Emphasis"><text:span text:style-name="T23">#FFFF00</text:span></text:span><text:span text:style-name="T7"> are a few examples of these six-digit codes, preceded by the “#” symbol, which indicates to the browser that it’s a hexadecimal color.</text:span></text:p>
      <text:p text:style-name="P54"/>
      <text:p text:style-name="P39"><text:span text:style-name="Strong_20_Emphasis"><text:span text:style-name="T24"/></text:span></text:p>
      <text:p text:style-name="P39"><text:span text:style-name="Strong_20_Emphasis"><text:span text:style-name="T24">How do you define instance variables?</text:span></text:span></text:p>
      <text:p text:style-name="P40">Instance variables are defined using single @ symbol.</text:p>
      <text:p text:style-name="P58"><text:span text:style-name="T95">@foo</text:span><text:span text:style-name="T99"> </text:span><text:span text:style-name="T101">=</text:span><text:span text:style-name="T99"> </text:span><text:span text:style-name="T103">"Hello"</text:span></text:p>
      <text:p text:style-name="P40">Within a class they can be declared as below:</text:p>
      <text:p text:style-name="P58"><text:span text:style-name="T104">class</text:span><text:span text:style-name="T99"> </text:span><text:span text:style-name="T105">Animal</text:span></text:p>
      <text:p text:style-name="P59"><text:span text:style-name="T99"><text:s/></text:span><text:span text:style-name="T100">attr_accessor </text:span><text:span text:style-name="T102">:</text:span><text:span text:style-name="T100">name</text:span><text:span text:style-name="T102">,</text:span><text:span text:style-name="T100"> </text:span><text:span text:style-name="T102">:</text:span><text:span text:style-name="T100">age</text:span></text:p>
      <text:p text:style-name="P60">end</text:p>
      <text:p text:style-name="P40">Next you can query an object instance to find which instance variables it has.</text:p>
      <text:p text:style-name="P58"><text:span text:style-name="T99">anim </text:span><text:span text:style-name="T101">=</text:span><text:span text:style-name="T99"> </text:span><text:span text:style-name="T105">Animal</text:span><text:span text:style-name="T101">.</text:span><text:span text:style-name="T104">new</text:span></text:p>
      <text:p text:style-name="P58"><text:span text:style-name="T99">anim</text:span><text:span text:style-name="T101">.</text:span><text:span text:style-name="T99">instance_variables </text:span></text:p>
      <text:p text:style-name="P58"><text:span text:style-name="T101">=&gt;</text:span><text:span text:style-name="T99"> </text:span><text:span text:style-name="T101">[</text:span><text:span text:style-name="T99"> </text:span><text:span text:style-name="T101">]</text:span></text:p>
      <text:p text:style-name="P58"><text:span text:style-name="T99">anim</text:span><text:span text:style-name="T101">.</text:span><text:span text:style-name="T99">name</text:span><text:span text:style-name="T101">=</text:span><text:span text:style-name="T103">"John"</text:span></text:p>
      <text:p text:style-name="P58"><text:span text:style-name="T99">anim</text:span><text:span text:style-name="T101">.</text:span><text:span text:style-name="T99">age </text:span><text:span text:style-name="T101">=</text:span><text:span text:style-name="T99"> </text:span><text:span text:style-name="T95">3</text:span></text:p>
      <text:p text:style-name="P59"><text:span text:style-name="T99"> </text:span><text:span text:style-name="T102">=&gt;</text:span><text:span text:style-name="T100"> </text:span><text:span text:style-name="T102">[:</text:span><text:span text:style-name="T97">@age</text:span><text:span text:style-name="T102">,</text:span><text:span text:style-name="T100"> </text:span><text:span text:style-name="T102">:</text:span><text:span text:style-name="T97">@name</text:span><text:span text:style-name="T102">]</text:span><text:span text:style-name="T100"> </text:span></text:p>
      <text:p text:style-name="P40"><text:soft-page-break/>In the above case we did not put the @ symbol before the instance variables but it is implied. </text:p>
      <text:p text:style-name="P32"><text:span text:style-name="Source_20_Text"><text:span text:style-name="T34"># getter</text:span></text:span></text:p>
      <text:p text:style-name="P32"><text:span text:style-name="Source_20_Text"><text:span text:style-name="T36">def</text:span></text:span><text:span text:style-name="Source_20_Text"><text:span text:style-name="T29"> tag_list</text:span></text:span></text:p>
      <text:p text:style-name="P32"><text:span text:style-name="Source_20_Text"><text:span text:style-name="T28"><text:s text:c="2"/></text:span></text:span><text:span text:style-name="Source_20_Text"><text:span text:style-name="T37">@tag_list</text:span></text:span></text:p>
      <text:p text:style-name="P32"><text:span text:style-name="Source_20_Text"><text:span text:style-name="T36">end</text:span></text:span></text:p>
      <text:p text:style-name="P51"/>
      <text:p text:style-name="P32"><text:span text:style-name="Source_20_Text"><text:span text:style-name="T34"># setter</text:span></text:span></text:p>
      <text:p text:style-name="P32"><text:span text:style-name="Source_20_Text"><text:span text:style-name="T36">def</text:span></text:span><text:span text:style-name="Source_20_Text"><text:span text:style-name="T29"> tag_list=(val)</text:span></text:span></text:p>
      <text:p text:style-name="P32"><text:span text:style-name="Source_20_Text"><text:span text:style-name="T28"><text:s text:c="2"/></text:span></text:span><text:span text:style-name="Source_20_Text"><text:span text:style-name="T37">@tag_list</text:span></text:span><text:span text:style-name="Source_20_Text"><text:span text:style-name="T29"> = val</text:span></text:span></text:p>
      <text:p text:style-name="P33"><text:span text:style-name="Source_20_Text"><text:span text:style-name="T36">end</text:span></text:span></text:p>
      <text:p text:style-name="Text_20_body"/>
      <text:h text:style-name="Heading_20_2" text:outline-level="2"><text:a xlink:type="simple" xlink:href="http://chesterli0130.wordpress.com/2012/10/04/four-major-principles-of-object-oriented-programming-oop/"><text:span text:style-name="T30">Four major principles of Object-Oriented Programming (OOP)</text:span></text:a></text:h>
      <text:p text:style-name="P37"><text:span text:style-name="T26">Posted on</text:span><text:span text:style-name="T25"> </text:span><text:a xlink:type="simple" xlink:href="http://chesterli0130.wordpress.com/2012/10/04/four-major-principles-of-object-oriented-programming-oop/">October 4, 2012</text:a><text:span text:style-name="T26">by </text:span><text:a xlink:type="simple" xlink:href="http://chesterli0130.wordpress.com/author/chesterli0130/">chesterli0130</text:a></text:p>
      <text:p text:style-name="P41">The Objects Oriented Programming (OOP) is constructed over four major principles:<text:line-break/>Encapsulation, Data Abstraction, Polymorphism and Inheritance.</text:p>
      <text:p text:style-name="P28"><text:span text:style-name="Strong_20_Emphasis"><text:span text:style-name="T38">1. Encapsulation:</text:span></text:span><text:span text:style-name="T39"><text:line-break/>Encapsulation means that the internal representation of an object is generally hidden from view outside of the object’s definition. Typically, only the object’s own methods can directly inspect or manipulate its fields.</text:span></text:p>
      <text:p text:style-name="P41">Encapsulation is the hiding of data implementation by restricting access to accessors and mutators.</text:p>
      <text:p text:style-name="P28"><text:span text:style-name="T39">An </text:span><text:span text:style-name="Strong_20_Emphasis"><text:span text:style-name="T38">accessor</text:span></text:span><text:span text:style-name="T39"> is a method that is used to ask an object about itself. In OOP, these are usually in the form of properties, which have a </text:span><text:span text:style-name="Emphasis"><text:span text:style-name="T41">get</text:span></text:span><text:span text:style-name="T39"> method, which is an accessor method. However, accessor methods are not restricted to properties and can be any public method that gives information about the state of the object.</text:span></text:p>
      <text:p text:style-name="P28"><text:span text:style-name="T39">A</text:span><text:span text:style-name="Strong_20_Emphasis"><text:span text:style-name="T40"> </text:span></text:span><text:span text:style-name="Strong_20_Emphasis"><text:span text:style-name="T38">Mutator</text:span></text:span><text:span text:style-name="T39"> is public method that is used to modify the state of an object, while hiding the implementation of exactly how the data gets modified. It’s the </text:span><text:span text:style-name="Emphasis"><text:span text:style-name="T41">set</text:span></text:span><text:span text:style-name="T39"> method that lets the caller modify the member data behind the scenes.</text:span></text:p>
      <text:p text:style-name="P28"><text:span text:style-name="T39">Hiding the internals of the object protects its integrity by preventing users from setting the internal data of the component into an invalid or inconsistent state. This type of data protection and implementation protection is called </text:span><text:span text:style-name="Emphasis"><text:span text:style-name="T41">Encapsulation</text:span></text:span><text:span text:style-name="T39">.</text:span></text:p>
      <text:p text:style-name="P41">A benefit of encapsulation is that it can reduce system complexity.</text:p>
      <text:p text:style-name="P28"><text:span text:style-name="Strong_20_Emphasis"><text:span text:style-name="T38">2. Abstraction</text:span></text:span><text:span text:style-name="T39"><text:line-break/>Data abstraction and encapuslation are closely tied together, because a simple definition of data abstraction is the development of classes, objects, types in terms of their interfaces and functionality, instead of their implementation details. Abstraction denotes a model, a view, or some other focused representation for an actual item.</text:span></text:p>
      <text:p text:style-name="P42">“<text:span text:style-name="T106">An abstraction denotes the essential characteristics of an object that distinguish it from all other kinds of object and thus provide crisply defined conceptual boundaries, relative to the perspective of the viewer.” — G. Booch</text:span></text:p>
      <text:p text:style-name="P41">In short, data abstraction is nothing more than the implementation of an object that contains the same <text:soft-page-break/>essential properties and actions we can find in the original object we are representing.</text:p>
      <text:p text:style-name="P28"><text:span text:style-name="Strong_20_Emphasis"><text:span text:style-name="T38">3. Inheritance</text:span></text:span><text:span text:style-name="T39"><text:line-break/>Inheritance is a way to reuse code of existing objects, or to establish a subtype from an existing object, or both, depending upon programming language support. In classical inheritance where objects are defined by classes, classes can inherit attributes and behavior from pre-existing classes called base classes, superclasses, parent classes or ancestor classes. The resulting classes are known as derived classes, subclasses or child classes. The relationships of classes through inheritance gives rise to a hierarchy.</text:span></text:p>
      <text:p text:style-name="P41">Subclasses and Superclasses<text:line-break/>A subclass is a modular, derivative class that inherits one or more properties from another class (called the superclass). The properties commonly include class data variables, properties, and methods or functions. The superclass establishes a common interface and foundational functionality, which specialized subclasses can inherit, modify, and supplement. The software inherited by a subclass is considered reused in the subclass.<text:line-break/>In some cases, a subclass may customize or redefine a method inherited from the superclass. A superclass method which can be redefined in this way is called a virtual method.</text:p>
      <text:p text:style-name="P28"><text:span text:style-name="Strong_20_Emphasis"><text:span text:style-name="T38">4. Polymorphism</text:span></text:span><text:span text:style-name="T39"><text:line-break/>Polymorphism means one name, many forms. Polymorphism manifests itself by having multiple methods all with the same name, but slightly different functionality.</text:span></text:p>
      <text:p text:style-name="P43">There are 2 basic types of polymorphism.<text:line-break/>Overridding, also called run-time polymorphism. For method overloading, the compiler determines which method will be executed, and this decision is made when the code gets compiled.<text:line-break/>Overloading, which is referred to as compile-time polymorphism. Method will be used for method overriding is determined at runtime based on the dynamic type of an object.</text:p>
      <text:h text:style-name="P47" text:outline-level="1">4 major principles of Object-Oriented Programming</text:h>
      <text:p text:style-name="P67"><text:span text:style-name="T5">Posted by </text:span><text:a xlink:type="simple" xlink:href="http://codebetter.com/raymondlewallen/author/raymondlewallen/"><text:span text:style-name="T107">raymondlewallen</text:span></text:a><text:span text:style-name="T5"> on </text:span><text:a xlink:type="simple" xlink:href="http://codebetter.com/raymondlewallen/2005/07/19/4-major-principles-of-object-oriented-programming/"><text:span text:style-name="T107">July 19, 2005</text:span></text:a></text:p>
      <text:p text:style-name="P36"><text:span text:style-name="T42">For you new programmers or programmers new to OOP, this<text:line-break/>article will briefly explain the 4 major principles that make a<text:line-break/>language object-oriented: Encapsulation, Data Abstraction,<text:line-break/>Polymorphism and Inheritence. </text:span><text:span text:style-name="Emphasis"><text:span text:style-name="T44">All examples will be in VB.Net,<text:line-break/>because in my opinion its easier for a new OOP programmer to read and<text:line-break/>understand at first. Certainly don’t think I’m saying you should use<text:line-break/>one .Net based language over another, as they all are based on the<text:line-break/>CLR/CLS and all end up as the same assembly language when compiled. Its<text:line-break/>your preference that determines what language you use.  Of course,<text:line-break/>there are other OOP languages out there, such as Ruby, a pure OOP<text:line-break/>language, and hybrid languages such as Python, C++ and Java to mention<text:line-break/>a few.</text:span></text:span></text:p>
      <text:p text:style-name="P36"><text:span text:style-name="Strong_20_Emphasis"><text:span text:style-name="T45">Encapsulation</text:span></text:span></text:p>
      <text:p text:style-name="P36"><text:span text:style-name="T42">What is encapsulation? Well, in a nutshell, encapsulation is the<text:line-break/>hiding of data implementation by restricting access to accessors and<text:line-break/>mutators. First, lets define accessors and mutators:<text:line-break/></text:span><text:soft-page-break/><text:span text:style-name="T43"><text:line-break/>Accessor</text:span><text:span text:style-name="T42"><text:line-break/>An accessor is a method that is used to ask an object about itself. In<text:line-break/>OOP, these are usually in the form of properties, which have, under<text:line-break/>normal conditions, a </text:span><text:span text:style-name="Emphasis"><text:span text:style-name="T44">get</text:span></text:span><text:span text:style-name="T42"> method, which is an accessor method.<text:line-break/>However, accessor methods are not restricted to properties and can be<text:line-break/>any public method that gives information about the state of the object.</text:span></text:p>
      <text:p text:style-name="P29"><text:span text:style-name="T86">Public</text:span> <text:span text:style-name="T86">Class</text:span><text:span text:style-name="T108"> Person</text:span></text:p>
      <text:p text:style-name="P29">    <text:span text:style-name="T109">‘ </text:span><text:span text:style-name="T110">We use Private here to hide the implementation of the objects </text:span></text:p>
      <text:p text:style-name="P29">    <text:span text:style-name="T109">‘ </text:span><text:span text:style-name="T110">fullName, which is used for the internal implementation of Person.</text:span></text:p>
      <text:p text:style-name="P29">    <text:span text:style-name="T86">Private</text:span><text:span text:style-name="T108"> _fullName </text:span><text:span text:style-name="T86">As</text:span><text:span text:style-name="T108"> </text:span><text:span text:style-name="T86">String</text:span><text:span text:style-name="T108"> = “Raymond Lewallen”</text:span></text:p>
      <text:p text:style-name="P29"> </text:p>
      <text:p text:style-name="P29">    <text:span text:style-name="T109">‘ </text:span><text:span text:style-name="T110">This property acts as an accessor.  To the caller, it hides the  </text:span></text:p>
      <text:p text:style-name="P29">    <text:span text:style-name="T109">‘ </text:span><text:span text:style-name="T110">implementation of fullName and where it is set and what is  </text:span></text:p>
      <text:p text:style-name="P29">    <text:span text:style-name="T109">‘ </text:span><text:span text:style-name="T110">setting its value. It only returns the fullname state of the  </text:span></text:p>
      <text:p text:style-name="P29">    <text:span text:style-name="T109">‘ </text:span><text:span text:style-name="T110">Person object, and nothing more. From another class, calling  </text:span></text:p>
      <text:p text:style-name="P29">    <text:span text:style-name="T109">‘ </text:span><text:span text:style-name="T110">Person.FullName() will return “Raymond Lewallen”.</text:span></text:p>
      <text:p text:style-name="P29">    <text:span text:style-name="T109">‘ </text:span><text:span text:style-name="T110">There are other things, such as we need to instantiate the </text:span></text:p>
      <text:p text:style-name="P29">    <text:span text:style-name="T109">‘ </text:span><text:span text:style-name="T110">Person class first, but thats a different discussion.</text:span></text:p>
      <text:p text:style-name="P29">    <text:span text:style-name="T86">Public</text:span><text:span text:style-name="T108"> </text:span><text:span text:style-name="T86">ReadOnly</text:span><text:span text:style-name="T108"> </text:span><text:span text:style-name="T86">Property</text:span><text:span text:style-name="T108"> FullName() </text:span><text:span text:style-name="T86">As</text:span><text:span text:style-name="T108"> </text:span><text:span text:style-name="T86">String</text:span></text:p>
      <text:p text:style-name="P29">        <text:span text:style-name="T86">Get</text:span></text:p>
      <text:p text:style-name="P29">            <text:span text:style-name="T86">Return</text:span><text:span text:style-name="T108"> _fullName</text:span></text:p>
      <text:p text:style-name="P29">        <text:span text:style-name="T86">End</text:span><text:span text:style-name="T108"> </text:span><text:span text:style-name="T86">Get</text:span></text:p>
      <text:p text:style-name="P29">    <text:span text:style-name="T86">End</text:span><text:span text:style-name="T108"> </text:span><text:span text:style-name="T86">Property</text:span></text:p>
      <text:p text:style-name="P30"> </text:p>
      <text:p text:style-name="P29"><text:span text:style-name="T86">End</text:span> <text:span text:style-name="T86">Class</text:span></text:p>
      <text:p text:style-name="P36"><text:span text:style-name="T43">Mutator</text:span><text:span text:style-name="T42"> Mutators are public methods that are used to modify<text:line-break/>the state of an object, while hiding the implementation of exactly how<text:line-break/>the data gets modified. Mutators are commonly another portion of the<text:line-break/>property discussed above, except this time its the </text:span><text:span text:style-name="Emphasis"><text:span text:style-name="T44">set</text:span></text:span><text:span text:style-name="T42"> method that lets the caller modify the member data behind the scenes.</text:span></text:p>
      <text:p text:style-name="P29"><text:span text:style-name="T86">Public</text:span> <text:span text:style-name="T86">Class</text:span><text:span text:style-name="T108"> Person</text:span></text:p>
      <text:p text:style-name="P29">    <text:span text:style-name="T109">‘ </text:span><text:span text:style-name="T110">We use Private here to hide the implementation of the objects  </text:span></text:p>
      <text:p text:style-name="P29">    <text:span text:style-name="T109">‘ </text:span><text:span text:style-name="T110">fullName, which is used for the internal implementation of Person.</text:span></text:p>
      <text:p text:style-name="P29">    <text:span text:style-name="T86">Private</text:span><text:span text:style-name="T108"> _fullName </text:span><text:span text:style-name="T86">As</text:span><text:span text:style-name="T108"> </text:span><text:span text:style-name="T86">String</text:span><text:span text:style-name="T108"> = “Raymond Lewallen”</text:span></text:p>
      <text:p text:style-name="P29"> </text:p>
      <text:p text:style-name="P29">    <text:span text:style-name="T109">‘ </text:span><text:span text:style-name="T110">This property now acts as an accessor and mutator.  We still  </text:span></text:p>
      <text:p text:style-name="P29">    <text:span text:style-name="T109">‘ </text:span><text:span text:style-name="T110">have hidden the implementation of fullName.</text:span></text:p>
      <text:p text:style-name="P29">    <text:span text:style-name="T86">Public</text:span><text:span text:style-name="T108"> </text:span><text:span text:style-name="T86">Property</text:span><text:span text:style-name="T108"> FullName() </text:span><text:span text:style-name="T86">As</text:span><text:span text:style-name="T108"> </text:span><text:span text:style-name="T86">String</text:span></text:p>
      <text:p text:style-name="P29">        <text:span text:style-name="T86">Get</text:span></text:p>
      <text:p text:style-name="P29">            <text:span text:style-name="T86">Return</text:span><text:span text:style-name="T108"> FullName</text:span></text:p>
      <text:p text:style-name="P29">        <text:span text:style-name="T86">End</text:span><text:span text:style-name="T108"> </text:span><text:span text:style-name="T86">Get</text:span></text:p>
      <text:p text:style-name="P29">        <text:span text:style-name="T86">Set</text:span><text:span text:style-name="T108">(</text:span><text:span text:style-name="T86">ByVal</text:span><text:span text:style-name="T108"> value </text:span><text:span text:style-name="T86">As</text:span><text:span text:style-name="T108"> </text:span><text:span text:style-name="T86">String</text:span><text:span text:style-name="T108">)</text:span></text:p>
      <text:p text:style-name="P29">            <text:span text:style-name="T108">_fullName = value</text:span></text:p>
      <text:p text:style-name="P29">        <text:span text:style-name="T86">End</text:span><text:span text:style-name="T108"> </text:span><text:span text:style-name="T86">Set</text:span></text:p>
      <text:p text:style-name="P29">    <text:span text:style-name="T86">End</text:span><text:span text:style-name="T108"> </text:span><text:span text:style-name="T86">Property</text:span></text:p>
      <text:p text:style-name="P30"> </text:p>
      <text:p text:style-name="P29"><text:soft-page-break/><text:span text:style-name="T86">End</text:span> <text:span text:style-name="T86">Class</text:span></text:p>
      <text:p text:style-name="P44">Ok, now lets look at a different example that contains an accessor and a mutator:</text:p>
      <text:p text:style-name="P29"><text:span text:style-name="T86">Public</text:span> <text:span text:style-name="T86">Class</text:span><text:span text:style-name="T108"> Person</text:span></text:p>
      <text:p text:style-name="P29">    <text:span text:style-name="T86">Private</text:span><text:span text:style-name="T108"> _fullName </text:span><text:span text:style-name="T86">As</text:span><text:span text:style-name="T108"> </text:span><text:span text:style-name="T86">String</text:span><text:span text:style-name="T108"> = “Raymond Lewallen”</text:span></text:p>
      <text:p text:style-name="P29"> </text:p>
      <text:p text:style-name="P29">    <text:span text:style-name="T109">‘ </text:span><text:span text:style-name="T110">Here is another example of an accessor method,  </text:span></text:p>
      <text:p text:style-name="P29">    <text:span text:style-name="T109">‘ </text:span><text:span text:style-name="T110">except this time we use a function.</text:span></text:p>
      <text:p text:style-name="P29">    <text:span text:style-name="T86">Public</text:span><text:span text:style-name="T108"> </text:span><text:span text:style-name="T86">Function</text:span><text:span text:style-name="T108"> GetFullName() </text:span><text:span text:style-name="T86">As</text:span><text:span text:style-name="T108"> </text:span><text:span text:style-name="T86">String</text:span></text:p>
      <text:p text:style-name="P29">        <text:span text:style-name="T86">Return</text:span><text:span text:style-name="T108"> _fullName</text:span></text:p>
      <text:p text:style-name="P29">    <text:span text:style-name="T86">End</text:span><text:span text:style-name="T108"> </text:span><text:span text:style-name="T86">Function</text:span></text:p>
      <text:p text:style-name="P30"> </text:p>
      <text:p text:style-name="P29">    <text:span text:style-name="T109">‘ </text:span><text:span text:style-name="T110">Here is another example of a mutator method,  </text:span></text:p>
      <text:p text:style-name="P29">    <text:span text:style-name="T109">‘ </text:span><text:span text:style-name="T110">except this time we use a subroutine.</text:span></text:p>
      <text:p text:style-name="P29">    <text:span text:style-name="T86">Public</text:span><text:span text:style-name="T108"> </text:span><text:span text:style-name="T86">Sub</text:span><text:span text:style-name="T108"> SetFullName(</text:span><text:span text:style-name="T86">ByVal</text:span><text:span text:style-name="T108"> newName </text:span><text:span text:style-name="T86">As</text:span><text:span text:style-name="T108"> </text:span><text:span text:style-name="T86">String</text:span><text:span text:style-name="T108">)</text:span></text:p>
      <text:p text:style-name="P29">        <text:span text:style-name="T108">_fullName = newName</text:span></text:p>
      <text:p text:style-name="P29">    <text:span text:style-name="T86">End</text:span><text:span text:style-name="T108"> </text:span><text:span text:style-name="T86">Sub</text:span></text:p>
      <text:p text:style-name="P30"> </text:p>
      <text:p text:style-name="P29"><text:span text:style-name="T86">End</text:span> <text:span text:style-name="T86">Class</text:span></text:p>
      <text:p text:style-name="P36"><text:span text:style-name="T42">So, the use of mutators and accessors provides many advantages. By<text:line-break/>hiding the implementation of our Person class, we can make changes to<text:line-break/>the Person class without the worry that we are going to break other<text:line-break/>code that is using and calling the Person class for information. If we<text:line-break/>wanted, we could change the fullName from a String to an array of<text:line-break/>single characters (FYI, this is what a string object actually is behind<text:line-break/>the scenes) but they callers would never have to know because we would<text:line-break/>still return them a single FullName string, but behind the scenes we<text:line-break/>are dealing with a character array instead of a string object. Its<text:line-break/>transparent to the rest of the program. This type of data protection<text:line-break/>and implementation protection is called </text:span><text:span text:style-name="Emphasis"><text:span text:style-name="T44">Encapsulation</text:span></text:span><text:span text:style-name="T42">. Think of accessors and mutators as the pieces that surround the data that forms the class.</text:span></text:p>
      <text:p text:style-name="P36"><text:span text:style-name="Strong_20_Emphasis"><text:span text:style-name="T45">Abstraction</text:span></text:span></text:p>
      <text:p text:style-name="P44">Data abstraction is the simplest of principles to understand. Data<text:line-break/>abstraction and encapuslation are closely tied together, because a<text:line-break/>simple definition of data abstraction is the development of classes,<text:line-break/>objects, types in terms of their interfaces and functionality, instead<text:line-break/>of their implementation details. Abstraction denotes a model, a view,<text:line-break/>or some other focused representation for an actual item. Its the<text:line-break/>development of a software object to represent an object we can find in<text:line-break/>the real world. Encapsulation hides the details of that implementation.</text:p>
      <text:p text:style-name="P44">Abstraction<text:line-break/>is used to manage complexity. Software developers use abstraction to<text:line-break/>decompose complex systems into smaller components. As development<text:line-break/>progresss, programmers know the functionality they can expect from as<text:line-break/><text:soft-page-break/>yet undeveloped subsystems. Thus, programmers are not burdened by<text:line-break/>considering the waysin which the implementation of later subsystesm<text:line-break/>will affect the design of earlier development.</text:p>
      <text:p text:style-name="P44">The best<text:line-break/>definition of abstraction I’ve ever read is: “An abstraction denotes<text:line-break/>the essential characteristics of an object that distinguish it from all<text:line-break/>other kinds of object and thus provide crisply defined conceptual<text:line-break/>boundaries, relative to the perspective of the viewer.” — G. Booch,<text:line-break/>Object-Oriented Design With Applications, Benjamin/Cummings, Menlo<text:line-break/>Park, California, 1991.</text:p>
      <text:p text:style-name="P44">Lets look at this code for a person<text:line-break/>object. What are some things that a person can do? Those things must be<text:line-break/>represented here in our software model of a person. Things such as how<text:line-break/>tall the person is, and the age of the person; we need to be able to<text:line-break/>see those. We need the ability for the person to do things, such as<text:line-break/>run. We need to be able to ask the person if they can read.</text:p>
      <text:p text:style-name="P29"><text:span text:style-name="T86">Public</text:span> <text:span text:style-name="T86">Class</text:span><text:span text:style-name="T108"> Person</text:span></text:p>
      <text:p text:style-name="P29"> </text:p>
      <text:p text:style-name="P29">    <text:span text:style-name="T86">Private</text:span><text:span text:style-name="T108"> _height </text:span><text:span text:style-name="T86">As</text:span><text:span text:style-name="T108"> Int16</text:span></text:p>
      <text:p text:style-name="P29">    <text:span text:style-name="T86">Public</text:span><text:span text:style-name="T108"> </text:span><text:span text:style-name="T86">Property</text:span><text:span text:style-name="T108"> Height() </text:span><text:span text:style-name="T86">As</text:span><text:span text:style-name="T108"> Int16</text:span></text:p>
      <text:p text:style-name="P29">        <text:span text:style-name="T86">Get</text:span></text:p>
      <text:p text:style-name="P29">            <text:span text:style-name="T86">Return</text:span><text:span text:style-name="T108"> _height</text:span></text:p>
      <text:p text:style-name="P29">        <text:span text:style-name="T86">End</text:span><text:span text:style-name="T108"> </text:span><text:span text:style-name="T86">Get</text:span></text:p>
      <text:p text:style-name="P29">        <text:span text:style-name="T86">Set</text:span><text:span text:style-name="T108">(</text:span><text:span text:style-name="T86">ByVal</text:span><text:span text:style-name="T108"> Value </text:span><text:span text:style-name="T86">As</text:span><text:span text:style-name="T108"> Int16)</text:span></text:p>
      <text:p text:style-name="P29">            <text:span text:style-name="T108">_height = Value</text:span></text:p>
      <text:p text:style-name="P29">        <text:span text:style-name="T86">End</text:span><text:span text:style-name="T108"> </text:span><text:span text:style-name="T86">Set</text:span></text:p>
      <text:p text:style-name="P29">    <text:span text:style-name="T86">End</text:span><text:span text:style-name="T108"> </text:span><text:span text:style-name="T86">Property</text:span></text:p>
      <text:p text:style-name="P30"> </text:p>
      <text:p text:style-name="P29">    <text:span text:style-name="T86">Private</text:span><text:span text:style-name="T108"> _weight </text:span><text:span text:style-name="T86">As</text:span><text:span text:style-name="T108"> Int16</text:span></text:p>
      <text:p text:style-name="P29">    <text:span text:style-name="T86">Public</text:span><text:span text:style-name="T108"> </text:span><text:span text:style-name="T86">Property</text:span><text:span text:style-name="T108"> Weight() </text:span><text:span text:style-name="T86">As</text:span><text:span text:style-name="T108"> Int16</text:span></text:p>
      <text:p text:style-name="P29">        <text:span text:style-name="T86">Get</text:span></text:p>
      <text:p text:style-name="P29">            <text:span text:style-name="T86">Return</text:span><text:span text:style-name="T108"> _weight</text:span></text:p>
      <text:p text:style-name="P29">        <text:span text:style-name="T86">End</text:span><text:span text:style-name="T108"> </text:span><text:span text:style-name="T86">Get</text:span></text:p>
      <text:p text:style-name="P29">        <text:span text:style-name="T86">Set</text:span><text:span text:style-name="T108">(</text:span><text:span text:style-name="T86">ByVal</text:span><text:span text:style-name="T108"> Value </text:span><text:span text:style-name="T86">As</text:span><text:span text:style-name="T108"> Int16)</text:span></text:p>
      <text:p text:style-name="P29">            <text:span text:style-name="T108">_weight = Value</text:span></text:p>
      <text:p text:style-name="P29">        <text:span text:style-name="T86">End</text:span><text:span text:style-name="T108"> </text:span><text:span text:style-name="T86">Set</text:span></text:p>
      <text:p text:style-name="P29">    <text:span text:style-name="T86">End</text:span><text:span text:style-name="T108"> </text:span><text:span text:style-name="T86">Property</text:span></text:p>
      <text:p text:style-name="P30"> </text:p>
      <text:p text:style-name="P29">    <text:span text:style-name="T86">Private</text:span><text:span text:style-name="T108"> _age </text:span><text:span text:style-name="T86">As</text:span><text:span text:style-name="T108"> Int16</text:span></text:p>
      <text:p text:style-name="P29">    <text:span text:style-name="T86">Public</text:span><text:span text:style-name="T108"> </text:span><text:span text:style-name="T86">Property</text:span><text:span text:style-name="T108"> Age() </text:span><text:span text:style-name="T86">As</text:span><text:span text:style-name="T108"> Int16</text:span></text:p>
      <text:p text:style-name="P29">        <text:span text:style-name="T86">Get</text:span></text:p>
      <text:p text:style-name="P29">            <text:span text:style-name="T86">Return</text:span><text:span text:style-name="T108"> _age</text:span></text:p>
      <text:p text:style-name="P29">        <text:span text:style-name="T86">End</text:span><text:span text:style-name="T108"> </text:span><text:span text:style-name="T86">Get</text:span></text:p>
      <text:p text:style-name="P29">        <text:span text:style-name="T86">Set</text:span><text:span text:style-name="T108">(</text:span><text:span text:style-name="T86">ByVal</text:span><text:span text:style-name="T108"> Value </text:span><text:span text:style-name="T86">As</text:span><text:span text:style-name="T108"> Int16)</text:span></text:p>
      <text:p text:style-name="P29"><text:soft-page-break/>            <text:span text:style-name="T108">_age = Value</text:span></text:p>
      <text:p text:style-name="P29">        <text:span text:style-name="T86">End</text:span><text:span text:style-name="T108"> </text:span><text:span text:style-name="T86">Set</text:span></text:p>
      <text:p text:style-name="P29">    <text:span text:style-name="T86">End</text:span><text:span text:style-name="T108"> </text:span><text:span text:style-name="T86">Property</text:span></text:p>
      <text:p text:style-name="P30"> </text:p>
      <text:p text:style-name="P29">    <text:span text:style-name="T86">Public</text:span><text:span text:style-name="T108"> </text:span><text:span text:style-name="T86">Sub</text:span><text:span text:style-name="T108"> Sit()</text:span></text:p>
      <text:p text:style-name="P29">        <text:span text:style-name="T109">‘ </text:span><text:span text:style-name="T110">Code that makes the person sit</text:span></text:p>
      <text:p text:style-name="P29">    <text:span text:style-name="T86">End</text:span><text:span text:style-name="T108"> </text:span><text:span text:style-name="T86">Sub</text:span></text:p>
      <text:p text:style-name="P30"> </text:p>
      <text:p text:style-name="P29">    <text:span text:style-name="T86">Public</text:span><text:span text:style-name="T108"> </text:span><text:span text:style-name="T86">Sub</text:span><text:span text:style-name="T108"> Run()</text:span></text:p>
      <text:p text:style-name="P29">        <text:span text:style-name="T109">‘ </text:span><text:span text:style-name="T110">Code that makes the person run</text:span></text:p>
      <text:p text:style-name="P29">    <text:span text:style-name="T86">End</text:span><text:span text:style-name="T108"> </text:span><text:span text:style-name="T86">Sub</text:span></text:p>
      <text:p text:style-name="P30"> </text:p>
      <text:p text:style-name="P29">    <text:span text:style-name="T86">Public</text:span><text:span text:style-name="T108"> </text:span><text:span text:style-name="T86">Sub</text:span><text:span text:style-name="T108"> Cry()</text:span></text:p>
      <text:p text:style-name="P29">        <text:span text:style-name="T109">‘ </text:span><text:span text:style-name="T110">Code that make the person cry</text:span></text:p>
      <text:p text:style-name="P29">    <text:span text:style-name="T86">End</text:span><text:span text:style-name="T108"> </text:span><text:span text:style-name="T86">Sub</text:span></text:p>
      <text:p text:style-name="P30"> </text:p>
      <text:p text:style-name="P29">    <text:span text:style-name="T86">Public</text:span><text:span text:style-name="T108"> </text:span><text:span text:style-name="T86">Function</text:span><text:span text:style-name="T108"> CanRead() </text:span><text:span text:style-name="T86">As</text:span><text:span text:style-name="T108"> </text:span><text:span text:style-name="T86">Boolean</text:span></text:p>
      <text:p text:style-name="P29">        <text:span text:style-name="T109">‘ </text:span><text:span text:style-name="T110">Code that determines if the person can read</text:span></text:p>
      <text:p text:style-name="P29">        <text:span text:style-name="T109">‘ </text:span><text:span text:style-name="T110">and returns a true or false</text:span></text:p>
      <text:p text:style-name="P29">    <text:span text:style-name="T86">End</text:span><text:span text:style-name="T108"> </text:span><text:span text:style-name="T86">Function</text:span></text:p>
      <text:p text:style-name="P30"> </text:p>
      <text:p text:style-name="P29"><text:span text:style-name="T86">End</text:span> <text:span text:style-name="T86">Class</text:span></text:p>
      <text:p text:style-name="P44">So, there we have started to create a software model of a person<text:line-break/>object; we have created an abstract type of what a person object is to<text:line-break/>us outside of the software world. The abstract person is defined by the<text:line-break/>operations that can be performed on it, and the information we can get<text:line-break/>from it and give to it. What does the abstracted person object look<text:line-break/>like to the software world that doesn’t have access to its inner<text:line-break/>workings? It looks like this:<text:line-break/><draw:frame draw:style-name="fr2" draw:name="graphics2" text:anchor-type="as-char" svg:width="0.7862in" svg:height="0.3929in" draw:z-index="0"><draw:image xlink:href="http://codebetter.com/photos/raymond.lewallen/images/60377/original.aspx" xlink:type="simple" xlink:show="embed" xlink:actuate="onLoad"/></draw:frame><text:line-break/>You can’t really see what the code is that makes the person run. This is encapsulation that we discuseed.</text:p>
      <text:p text:style-name="P44">So,<text:line-break/>in short, data abstraction is nothing more than the implementation of<text:line-break/>an object that contains the same essential properties and actions we<text:line-break/>can find in the original object we are representing.</text:p>
      <text:p text:style-name="P36"><text:span text:style-name="Strong_20_Emphasis"><text:span text:style-name="T45">Inheritance</text:span></text:span></text:p>
      <text:p text:style-name="P44">Now lets discuss inheritance.  Objects can relate to eachother<text:line-break/>with either a “has a”, “uses a” or an “is a” relationship.  “Is a”<text:line-break/>is the inheritance way of object relationship.  The example of<text:line-break/>this that has always stuck with me over the years is a library (I think<text:line-break/>I may have read it in something Grady Booch wrote).  So, take a<text:line-break/>library, for example.  A library lends more than just books, it<text:line-break/><text:soft-page-break/>also lends magazines, audiocassettes and microfilm.  On some<text:line-break/>level, all of these items can be treated the same: All four types<text:line-break/>represent assets of the library that can be loaned out to people. <text:line-break/>However, even though the 4 types can be viewed as the same, they are<text:line-break/>not identical.  A book has an ISBN and a magazine does not. <text:line-break/>And audiocassette has a play length and microfilm cannot be checked out<text:line-break/>overnight.</text:p>
      <text:p text:style-name="P36"><text:span text:style-name="T42">Each of these library’s assets should be represented by its own<text:line-break/>class definition.  Without inheritance though, each class must<text:line-break/>independently implement the characteristics that are common to all<text:line-break/>loanable assets.  All assets are either c hecked out or available<text:line-break/>for checkout.  All assets have a title, a date of acquisition and<text:line-break/>a replacement cost.  Rather than duplicate functionality,<text:line-break/>inheritance allows you to inherit functionality from another class,<text:line-break/>called a </text:span><text:span text:style-name="Emphasis"><text:span text:style-name="T44">superclass</text:span></text:span><text:span text:style-name="T42"> or </text:span><text:span text:style-name="Emphasis"><text:span text:style-name="T44">base class</text:span></text:span><text:span text:style-name="T42">.</text:span></text:p>
      <text:p text:style-name="P44">Let us look at loanable assets base class.  This will be used<text:line-break/>as the base for assets classes such as book and audiocassette:</text:p>
      <text:p text:style-name="P14"> <text:span text:style-name="T86">Class</text:span><text:span text:style-name="T108"> LibraryAsset</text:span></text:p>
      <text:p text:style-name="P29"> </text:p>
      <text:p text:style-name="P29">    <text:span text:style-name="T86">Private</text:span><text:span text:style-name="T108"> _title </text:span><text:span text:style-name="T86">As</text:span><text:span text:style-name="T108"> </text:span><text:span text:style-name="T86">String</text:span></text:p>
      <text:p text:style-name="P29">    <text:span text:style-name="T86">Public</text:span><text:span text:style-name="T108"> </text:span><text:span text:style-name="T86">Property</text:span><text:span text:style-name="T108"> Title() </text:span><text:span text:style-name="T86">As</text:span><text:span text:style-name="T108"> </text:span><text:span text:style-name="T86">String</text:span></text:p>
      <text:p text:style-name="P29">        <text:span text:style-name="T86">Get</text:span></text:p>
      <text:p text:style-name="P29">            <text:span text:style-name="T86">Return</text:span><text:span text:style-name="T108"> _title</text:span></text:p>
      <text:p text:style-name="P29">        <text:span text:style-name="T86">End</text:span><text:span text:style-name="T108"> </text:span><text:span text:style-name="T86">Get</text:span></text:p>
      <text:p text:style-name="P29">        <text:span text:style-name="T86">Set</text:span><text:span text:style-name="T108">(</text:span><text:span text:style-name="T86">ByVal</text:span><text:span text:style-name="T108"> Value </text:span><text:span text:style-name="T86">As</text:span><text:span text:style-name="T108"> </text:span><text:span text:style-name="T86">String</text:span><text:span text:style-name="T108">)</text:span></text:p>
      <text:p text:style-name="P29">            <text:span text:style-name="T108">_title = Value</text:span></text:p>
      <text:p text:style-name="P29">        <text:span text:style-name="T86">End</text:span><text:span text:style-name="T108"> </text:span><text:span text:style-name="T86">Set</text:span></text:p>
      <text:p text:style-name="P29">    <text:span text:style-name="T86">End</text:span><text:span text:style-name="T108"> </text:span><text:span text:style-name="T86">Property</text:span></text:p>
      <text:p text:style-name="P30"> </text:p>
      <text:p text:style-name="P29">    <text:span text:style-name="T86">Private</text:span><text:span text:style-name="T108"> _checkedOut </text:span><text:span text:style-name="T86">As</text:span><text:span text:style-name="T108"> </text:span><text:span text:style-name="T86">Boolean</text:span></text:p>
      <text:p text:style-name="P29">    <text:span text:style-name="T86">Public</text:span><text:span text:style-name="T108"> </text:span><text:span text:style-name="T86">Property</text:span><text:span text:style-name="T108"> CheckedOut() </text:span><text:span text:style-name="T86">As</text:span><text:span text:style-name="T108"> </text:span><text:span text:style-name="T86">Boolean</text:span></text:p>
      <text:p text:style-name="P29">        <text:span text:style-name="T86">Get</text:span></text:p>
      <text:p text:style-name="P29">            <text:span text:style-name="T86">Return</text:span><text:span text:style-name="T108"> _checkedOut</text:span></text:p>
      <text:p text:style-name="P29">        <text:span text:style-name="T86">End</text:span><text:span text:style-name="T108"> </text:span><text:span text:style-name="T86">Get</text:span></text:p>
      <text:p text:style-name="P29">        <text:span text:style-name="T86">Set</text:span><text:span text:style-name="T108">(</text:span><text:span text:style-name="T86">ByVal</text:span><text:span text:style-name="T108"> Value </text:span><text:span text:style-name="T86">As</text:span><text:span text:style-name="T108"> </text:span><text:span text:style-name="T86">Boolean</text:span><text:span text:style-name="T108">)</text:span></text:p>
      <text:p text:style-name="P29">            <text:span text:style-name="T108">_checkedOut = Value</text:span></text:p>
      <text:p text:style-name="P29">        <text:span text:style-name="T86">End</text:span><text:span text:style-name="T108"> </text:span><text:span text:style-name="T86">Set</text:span></text:p>
      <text:p text:style-name="P29">    <text:span text:style-name="T86">End</text:span><text:span text:style-name="T108"> </text:span><text:span text:style-name="T86">Property</text:span></text:p>
      <text:p text:style-name="P30"> </text:p>
      <text:p text:style-name="P29">    <text:span text:style-name="T86">Private</text:span><text:span text:style-name="T108"> _dateOfAcquisition </text:span><text:span text:style-name="T86">As</text:span><text:span text:style-name="T108"> DateTime</text:span></text:p>
      <text:p text:style-name="P29">    <text:span text:style-name="T86">Public</text:span><text:span text:style-name="T108"> </text:span><text:span text:style-name="T86">Property</text:span><text:span text:style-name="T108"> DateOfAcquisition() </text:span><text:span text:style-name="T86">As</text:span><text:span text:style-name="T108"> DateTime</text:span></text:p>
      <text:p text:style-name="P29">        <text:span text:style-name="T86">Get</text:span></text:p>
      <text:p text:style-name="P29">            <text:span text:style-name="T86">Return</text:span><text:span text:style-name="T108"> _dateOfAcquisition</text:span></text:p>
      <text:p text:style-name="P29">        <text:span text:style-name="T86">End</text:span><text:span text:style-name="T108"> </text:span><text:span text:style-name="T86">Get</text:span></text:p>
      <text:p text:style-name="P29">        <text:span text:style-name="T86">Set</text:span><text:span text:style-name="T108">(</text:span><text:span text:style-name="T86">ByVal</text:span><text:span text:style-name="T108"> Value </text:span><text:span text:style-name="T86">As</text:span><text:span text:style-name="T108"> DateTime)</text:span></text:p>
      <text:p text:style-name="P29"><text:soft-page-break/>            <text:span text:style-name="T108">_dateOfAcquisition = Value</text:span></text:p>
      <text:p text:style-name="P29">        <text:span text:style-name="T86">End</text:span><text:span text:style-name="T108"> </text:span><text:span text:style-name="T86">Set</text:span></text:p>
      <text:p text:style-name="P29">    <text:span text:style-name="T86">End</text:span><text:span text:style-name="T108"> </text:span><text:span text:style-name="T86">Property</text:span></text:p>
      <text:p text:style-name="P30"> </text:p>
      <text:p text:style-name="P29">    <text:span text:style-name="T86">Private</text:span><text:span text:style-name="T108"> _replacementCost </text:span><text:span text:style-name="T86">As</text:span><text:span text:style-name="T108"> </text:span><text:span text:style-name="T86">Double</text:span></text:p>
      <text:p text:style-name="P29">    <text:span text:style-name="T86">Public</text:span><text:span text:style-name="T108"> </text:span><text:span text:style-name="T86">Property</text:span><text:span text:style-name="T108"> ReplacementCost() </text:span><text:span text:style-name="T86">As</text:span><text:span text:style-name="T108"> </text:span><text:span text:style-name="T86">Double</text:span></text:p>
      <text:p text:style-name="P29">        <text:span text:style-name="T86">Get</text:span></text:p>
      <text:p text:style-name="P29">            <text:span text:style-name="T86">Return</text:span><text:span text:style-name="T108"> _replacementCost</text:span></text:p>
      <text:p text:style-name="P29">        <text:span text:style-name="T86">End</text:span><text:span text:style-name="T108"> </text:span><text:span text:style-name="T86">Get</text:span></text:p>
      <text:p text:style-name="P29">        <text:span text:style-name="T86">Set</text:span><text:span text:style-name="T108">(</text:span><text:span text:style-name="T86">ByVal</text:span><text:span text:style-name="T108"> Value </text:span><text:span text:style-name="T86">As</text:span><text:span text:style-name="T108"> </text:span><text:span text:style-name="T86">Double</text:span><text:span text:style-name="T108">)</text:span></text:p>
      <text:p text:style-name="P29">            <text:span text:style-name="T108">_replacementCost = Value</text:span></text:p>
      <text:p text:style-name="P29">        <text:span text:style-name="T86">End</text:span><text:span text:style-name="T108"> </text:span><text:span text:style-name="T86">Set</text:span></text:p>
      <text:p text:style-name="P29">    <text:span text:style-name="T86">End</text:span><text:span text:style-name="T108"> </text:span><text:span text:style-name="T86">Property</text:span></text:p>
      <text:p text:style-name="P30"> </text:p>
      <text:p text:style-name="P29"><text:span text:style-name="T86">End</text:span> <text:span text:style-name="T86">Class</text:span></text:p>
      <text:p text:style-name="P36"><text:span text:style-name="T42">This LibraryAsset is a superclass, or base class, that maintains<text:line-break/>only the data and methods that are common to all loanable assets. <text:line-break/>Book, magazine, audiocassette and microfilm will all be </text:span><text:span text:style-name="Emphasis"><text:span text:style-name="T44">subclasses</text:span></text:span><text:span text:style-name="T42"> or </text:span><text:span text:style-name="Emphasis"><text:span text:style-name="T44">derived classes</text:span></text:span><text:span text:style-name="T42"><text:line-break/>or the LibraryAsset class, and so they inherit these<text:line-break/>characteristics.  The inheritance relationship is called the “is<text:line-break/>a” relationship.  A book “is a” LibraryAsset, as are the other 3<text:line-break/>assets.</text:span></text:p>
      <text:p text:style-name="P44">Let’s look at book and audiocassette classes that inherit from out LibraryAsset class:</text:p>
      <text:p text:style-name="P14"><text:span text:style-name="T86">Public</text:span> <text:span text:style-name="T86">Class</text:span><text:span text:style-name="T108"> Book</text:span></text:p>
      <text:p text:style-name="P29">    <text:span text:style-name="T86">Inherits</text:span><text:span text:style-name="T108"> LibraryAsset</text:span></text:p>
      <text:p text:style-name="P29"> </text:p>
      <text:p text:style-name="P29">    <text:span text:style-name="T86">Private</text:span><text:span text:style-name="T108"> _author </text:span><text:span text:style-name="T86">As</text:span><text:span text:style-name="T108"> </text:span><text:span text:style-name="T86">String</text:span></text:p>
      <text:p text:style-name="P29">    <text:span text:style-name="T86">Public</text:span><text:span text:style-name="T108"> </text:span><text:span text:style-name="T86">Property</text:span><text:span text:style-name="T108"> Author() </text:span><text:span text:style-name="T86">As</text:span><text:span text:style-name="T108"> </text:span><text:span text:style-name="T86">String</text:span></text:p>
      <text:p text:style-name="P29">        <text:span text:style-name="T86">Get</text:span></text:p>
      <text:p text:style-name="P29">            <text:span text:style-name="T86">Return</text:span><text:span text:style-name="T108"> _author</text:span></text:p>
      <text:p text:style-name="P29">        <text:span text:style-name="T86">End</text:span><text:span text:style-name="T108"> </text:span><text:span text:style-name="T86">Get</text:span></text:p>
      <text:p text:style-name="P29">        <text:span text:style-name="T86">Set</text:span><text:span text:style-name="T108">(</text:span><text:span text:style-name="T86">ByVal</text:span><text:span text:style-name="T108"> Value </text:span><text:span text:style-name="T86">As</text:span><text:span text:style-name="T108"> </text:span><text:span text:style-name="T86">String</text:span><text:span text:style-name="T108">)</text:span></text:p>
      <text:p text:style-name="P29">            <text:span text:style-name="T108">_author = Value</text:span></text:p>
      <text:p text:style-name="P29">        <text:span text:style-name="T86">End</text:span><text:span text:style-name="T108"> </text:span><text:span text:style-name="T86">Set</text:span></text:p>
      <text:p text:style-name="P29">    <text:span text:style-name="T86">End</text:span><text:span text:style-name="T108"> </text:span><text:span text:style-name="T86">Property</text:span></text:p>
      <text:p text:style-name="P30"> </text:p>
      <text:p text:style-name="P29">    <text:span text:style-name="T86">Private</text:span><text:span text:style-name="T108"> _isbn </text:span><text:span text:style-name="T86">As</text:span><text:span text:style-name="T108"> </text:span><text:span text:style-name="T86">String</text:span></text:p>
      <text:p text:style-name="P29">    <text:span text:style-name="T86">Public</text:span><text:span text:style-name="T108"> </text:span><text:span text:style-name="T86">Property</text:span><text:span text:style-name="T108"> Isbn() </text:span><text:span text:style-name="T86">As</text:span><text:span text:style-name="T108"> </text:span><text:span text:style-name="T86">String</text:span></text:p>
      <text:p text:style-name="P29">        <text:span text:style-name="T86">Get</text:span></text:p>
      <text:p text:style-name="P29">            <text:span text:style-name="T86">Return</text:span><text:span text:style-name="T108"> _isbn</text:span></text:p>
      <text:p text:style-name="P29">        <text:span text:style-name="T86">End</text:span><text:span text:style-name="T108"> </text:span><text:span text:style-name="T86">Get</text:span></text:p>
      <text:p text:style-name="P29">        <text:span text:style-name="T86">Set</text:span><text:span text:style-name="T108">(</text:span><text:span text:style-name="T86">ByVal</text:span><text:span text:style-name="T108"> Value </text:span><text:span text:style-name="T86">As</text:span><text:span text:style-name="T108"> </text:span><text:span text:style-name="T86">String</text:span><text:span text:style-name="T108">)</text:span></text:p>
      <text:p text:style-name="P29">            <text:span text:style-name="T108">_isbn = Value</text:span></text:p>
      <text:p text:style-name="P29">        <text:span text:style-name="T86">End</text:span><text:span text:style-name="T108"> </text:span><text:span text:style-name="T86">Set</text:span></text:p>
      <text:p text:style-name="P29">    <text:span text:style-name="T86">End</text:span><text:span text:style-name="T108"> </text:span><text:span text:style-name="T86">Property</text:span></text:p>
      <text:p text:style-name="P30"> </text:p>
      <text:p text:style-name="P29"><text:span text:style-name="T86">End</text:span> <text:span text:style-name="T86">Class</text:span></text:p>
      <text:p text:style-name="P30"><text:soft-page-break/> </text:p>
      <text:p text:style-name="P29"><text:span text:style-name="T86">Public</text:span> <text:span text:style-name="T86">Class</text:span><text:span text:style-name="T108"> AudioCassette</text:span></text:p>
      <text:p text:style-name="P29">    <text:span text:style-name="T86">Inherits</text:span><text:span text:style-name="T108"> LibraryAsset</text:span></text:p>
      <text:p text:style-name="P29"> </text:p>
      <text:p text:style-name="P29">    <text:span text:style-name="T86">Private</text:span><text:span text:style-name="T108"> _playLength </text:span><text:span text:style-name="T86">As</text:span><text:span text:style-name="T108"> Int16</text:span></text:p>
      <text:p text:style-name="P29">    <text:span text:style-name="T86">Public</text:span><text:span text:style-name="T108"> </text:span><text:span text:style-name="T86">Property</text:span><text:span text:style-name="T108"> PlayLength() </text:span><text:span text:style-name="T86">As</text:span><text:span text:style-name="T108"> Int16</text:span></text:p>
      <text:p text:style-name="P29">        <text:span text:style-name="T86">Get</text:span></text:p>
      <text:p text:style-name="P29">            <text:span text:style-name="T86">Return</text:span><text:span text:style-name="T108"> _playLength</text:span></text:p>
      <text:p text:style-name="P29">        <text:span text:style-name="T86">End</text:span><text:span text:style-name="T108"> </text:span><text:span text:style-name="T86">Get</text:span></text:p>
      <text:p text:style-name="P29">        <text:span text:style-name="T86">Set</text:span><text:span text:style-name="T108">(</text:span><text:span text:style-name="T86">ByVal</text:span><text:span text:style-name="T108"> Value </text:span><text:span text:style-name="T86">As</text:span><text:span text:style-name="T108"> Int16)</text:span></text:p>
      <text:p text:style-name="P29">            <text:span text:style-name="T108">_playLength = Value</text:span></text:p>
      <text:p text:style-name="P29">        <text:span text:style-name="T86">End</text:span><text:span text:style-name="T108"> </text:span><text:span text:style-name="T86">Set</text:span></text:p>
      <text:p text:style-name="P29">    <text:span text:style-name="T86">End</text:span><text:span text:style-name="T108"> </text:span><text:span text:style-name="T86">Property</text:span></text:p>
      <text:p text:style-name="P30"> </text:p>
      <text:p text:style-name="P29"><text:span text:style-name="T86">End</text:span> <text:span text:style-name="T86">Class</text:span></text:p>
      <text:p text:style-name="P44">Now, lets create an instance of the book class so we can record a new book into the library inventory:</text:p>
      <text:p text:style-name="P29"><text:span text:style-name="T86">Dim</text:span> <text:span text:style-name="T108">myBook </text:span><text:span text:style-name="T86">As</text:span><text:span text:style-name="T108"> Book = </text:span><text:span text:style-name="T86">New</text:span><text:span text:style-name="T108"> Book</text:span></text:p>
      <text:p text:style-name="P29"> <text:span text:style-name="T108">myBook.Author = “Sahil Malik”</text:span></text:p>
      <text:p text:style-name="P29"> <text:span text:style-name="T108">myBook.CheckedOut = </text:span><text:span text:style-name="T86">False</text:span></text:p>
      <text:p text:style-name="P29"> <text:span text:style-name="T108">myBook.DateOfAcquisition = #2/15/2005#</text:span></text:p>
      <text:p text:style-name="P29"> <text:span text:style-name="T108">myBook.Isbn = “0-316-63945-8″</text:span></text:p>
      <text:p text:style-name="P29"> <text:span text:style-name="T108">myBook.ReplacementCost = 59.99</text:span></text:p>
      <text:p text:style-name="P29"> <text:span text:style-name="T108">myBook.Title = “The Best Ado.Net Book You’ll Ever Buy”</text:span></text:p>
      <text:p text:style-name="P44">You see, when we create a new book, we have all the properties of<text:line-break/>the LibraryAsset class available to us as well, because we inherited<text:line-break/>the class.  Methods can be inherited as well.  Let’s add a<text:line-break/>few methods to our LibraryAsset class:</text:p>
      <text:p text:style-name="P29"><text:span text:style-name="T86">Public</text:span> <text:span text:style-name="T86">Class</text:span><text:span text:style-name="T108"> LibraryAsset</text:span></text:p>
      <text:p text:style-name="P29"> </text:p>
      <text:p text:style-name="P29">    <text:span text:style-name="T109">‘ </text:span><text:span text:style-name="T110">Pretend the properties listed above are right here</text:span></text:p>
      <text:p text:style-name="P31"> </text:p>
      <text:p text:style-name="P29">    <text:span text:style-name="T86">Public</text:span><text:span text:style-name="T108"> </text:span><text:span text:style-name="T86">Sub</text:span><text:span text:style-name="T108"> CheckOut()</text:span></text:p>
      <text:p text:style-name="P29">        <text:span text:style-name="T86">If</text:span><text:span text:style-name="T108"> </text:span><text:span text:style-name="T86">Not</text:span><text:span text:style-name="T108"> _checkedOut </text:span><text:span text:style-name="T86">Then</text:span><text:span text:style-name="T108"> _checkedOut = </text:span><text:span text:style-name="T86">True</text:span></text:p>
      <text:p text:style-name="P29">    <text:span text:style-name="T86">End</text:span><text:span text:style-name="T108"> </text:span><text:span text:style-name="T86">Sub</text:span></text:p>
      <text:p text:style-name="P30"> </text:p>
      <text:p text:style-name="P29">    <text:span text:style-name="T86">Public</text:span><text:span text:style-name="T108"> </text:span><text:span text:style-name="T86">Sub</text:span><text:span text:style-name="T108"> CheckIn()</text:span></text:p>
      <text:p text:style-name="P29">        <text:span text:style-name="T86">If</text:span><text:span text:style-name="T108"> _checkedOut </text:span><text:span text:style-name="T86">Then</text:span><text:span text:style-name="T108"> _checkedOut = </text:span><text:span text:style-name="T86">False</text:span></text:p>
      <text:p text:style-name="P29">    <text:span text:style-name="T86">End</text:span><text:span text:style-name="T108"> </text:span><text:span text:style-name="T86">Sub</text:span></text:p>
      <text:p text:style-name="P30"> </text:p>
      <text:p text:style-name="P29"><text:span text:style-name="T86">End</text:span> <text:span text:style-name="T86">Class</text:span></text:p>
      <text:p text:style-name="P44">Now, our “myBook” we created above automatically inherited these<text:line-break/>methods, and we didn’t even have to touch the Book class in order for<text:line-break/>it to happen.  The book and audiocassette classes above<text:line-break/>automatically inherited the abilities to be checked out and checked<text:line-break/>in.  In our “myBook” above, now we can check the book out by<text:line-break/><text:soft-page-break/>calling “myBook.CheckOut()”.  Simple!  One of the most<text:line-break/>powerful features of inheritance is the ability to extend components<text:line-break/>without any knowledge of the way in which a class was implemented.</text:p>
      <text:p text:style-name="P36"><text:span text:style-name="T42">Declaration options, such as Public and Private, dictate which<text:line-break/>members of a superclass can be inherited.  For more information on<text:line-break/>this, see the Declaration Option section of </text:span><text:a xlink:type="simple" xlink:href="http://codebetter.com/blogs/eric.wise/archive/2005/02/14/50919.aspx"><text:span text:style-name="T46">Eric’s post</text:span></text:a><text:span text:style-name="T42">.</text:span></text:p>
      <text:p text:style-name="P36"><text:span text:style-name="Strong_20_Emphasis"><text:span text:style-name="T45">Polymorphism</text:span></text:span></text:p>
      <text:p text:style-name="P36"><text:span text:style-name="T42">Polymorphism means </text:span><text:span text:style-name="Emphasis"><text:span text:style-name="T44">one name, many forms</text:span></text:span><text:span text:style-name="T42">.  Polymorphism<text:line-break/>manifests itself by having multiple methods all with the same name, but<text:line-break/>slighty different functionality.  Many VB6ers are familiar<text:line-break/>with interface polymorphism.  I’m only going to discuss<text:line-break/>polymorphism from the point of view of inheritance because this is the<text:line-break/>part that is new to many people.  Because of this, it can be<text:line-break/>difficult to fully grasp the full potential of polymorphism until you<text:line-break/>get some practice with it and see exactly what happens under different<text:line-break/>scenarios.  We’re only going to talk about polymorphism, like<text:line-break/>the other topics, at the basic level. </text:span></text:p>
      <text:p text:style-name="P44">There are 2 basic types of polymorphism.  Overridding, also<text:line-break/>called run-time polymorphism, and overloading, which is referred to as<text:line-break/>compile-time polymorphism.  This difference is, for method<text:line-break/>overloading, the compiler determines which method will be<text:line-break/>executed, and this decision is made when the code gets compiled.<text:line-break/>Which method will be used for method overriding is determined at<text:line-break/>runtime based on the dynamic type of an object.</text:p>
      <text:p text:style-name="P44">Let’s look at some code:</text:p>
      <text:p text:style-name="P29"><text:span text:style-name="T86">Public</text:span> <text:span text:style-name="T86">MustInherit</text:span><text:span text:style-name="T108"> </text:span><text:span text:style-name="T86">Class</text:span><text:span text:style-name="T108"> LibraryAsset</text:span></text:p>
      <text:p text:style-name="P29"> </text:p>
      <text:p text:style-name="P29">    <text:span text:style-name="T109">‘ </text:span><text:span text:style-name="T110">Default fine per day for overdue items</text:span></text:p>
      <text:p text:style-name="P29">    <text:span text:style-name="T86">Private</text:span><text:span text:style-name="T108"> </text:span><text:span text:style-name="T86">Const</text:span><text:span text:style-name="T108"> _finePerDay </text:span><text:span text:style-name="T86">As</text:span><text:span text:style-name="T108"> </text:span><text:span text:style-name="T86">Double</text:span><text:span text:style-name="T108"> = 1.25</text:span></text:p>
      <text:p text:style-name="P29"> </text:p>
      <text:p text:style-name="P29">    <text:span text:style-name="T109">‘ </text:span><text:span text:style-name="T110">Due date for an item that has been checked out</text:span></text:p>
      <text:p text:style-name="P29">    <text:span text:style-name="T86">Private</text:span><text:span text:style-name="T108"> _dueDate </text:span><text:span text:style-name="T86">As</text:span><text:span text:style-name="T108"> DateTime</text:span></text:p>
      <text:p text:style-name="P29">    <text:span text:style-name="T86">Public</text:span><text:span text:style-name="T108"> </text:span><text:span text:style-name="T86">Property</text:span><text:span text:style-name="T108"> DueDate() </text:span><text:span text:style-name="T86">As</text:span><text:span text:style-name="T108"> DateTime</text:span></text:p>
      <text:p text:style-name="P29">        <text:span text:style-name="T86">Get</text:span></text:p>
      <text:p text:style-name="P29">            <text:span text:style-name="T86">Return</text:span><text:span text:style-name="T108"> _dueDate</text:span></text:p>
      <text:p text:style-name="P29">        <text:span text:style-name="T86">End</text:span><text:span text:style-name="T108"> </text:span><text:span text:style-name="T86">Get</text:span></text:p>
      <text:p text:style-name="P29">        <text:span text:style-name="T86">Set</text:span><text:span text:style-name="T108">(</text:span><text:span text:style-name="T86">ByVal</text:span><text:span text:style-name="T108"> Value </text:span><text:span text:style-name="T86">As</text:span><text:span text:style-name="T108"> DateTime)</text:span></text:p>
      <text:p text:style-name="P29">            <text:span text:style-name="T108">_dueDate = Value</text:span></text:p>
      <text:p text:style-name="P29">        <text:span text:style-name="T86">End</text:span><text:span text:style-name="T108"> </text:span><text:span text:style-name="T86">Set</text:span></text:p>
      <text:p text:style-name="P29">    <text:span text:style-name="T86">End</text:span><text:span text:style-name="T108"> </text:span><text:span text:style-name="T86">Property</text:span></text:p>
      <text:p text:style-name="P30"> </text:p>
      <text:p text:style-name="P29">    <text:span text:style-name="T109">‘ </text:span><text:span text:style-name="T110">Calculates the default fine amount for an overdue item</text:span></text:p>
      <text:p text:style-name="P29">    <text:span text:style-name="T86">Public</text:span><text:span text:style-name="T108"> </text:span><text:span text:style-name="T86">Overridable</text:span><text:span text:style-name="T108"> </text:span><text:span text:style-name="T86">Function</text:span><text:span text:style-name="T108"> CalculateFineTotal() </text:span><text:span text:style-name="T86">As</text:span><text:span text:style-name="T108"> </text:span><text:span text:style-name="T86">Double</text:span></text:p>
      <text:p text:style-name="P29"><text:soft-page-break/>        <text:span text:style-name="T86">Dim</text:span><text:span text:style-name="T108"> daysOverdue </text:span><text:span text:style-name="T86">As</text:span><text:span text:style-name="T108"> Int32 = CalculateDaysOverdue()</text:span></text:p>
      <text:p text:style-name="P29">        <text:span text:style-name="T86">If</text:span><text:span text:style-name="T108"> daysOverdue &gt; 0 </text:span><text:span text:style-name="T86">Then</text:span></text:p>
      <text:p text:style-name="P29">            <text:span text:style-name="T86">Return</text:span><text:span text:style-name="T108"> daysOverdue * _finePerDay</text:span></text:p>
      <text:p text:style-name="P29">        <text:span text:style-name="T86">Else</text:span></text:p>
      <text:p text:style-name="P29">            <text:span text:style-name="T86">Return</text:span><text:span text:style-name="T108"> 0.0</text:span></text:p>
      <text:p text:style-name="P29">        <text:span text:style-name="T86">End</text:span><text:span text:style-name="T108"> </text:span><text:span text:style-name="T86">If</text:span></text:p>
      <text:p text:style-name="P29">    <text:span text:style-name="T86">End</text:span><text:span text:style-name="T108"> </text:span><text:span text:style-name="T86">Function</text:span></text:p>
      <text:p text:style-name="P30"> </text:p>
      <text:p text:style-name="P29">    <text:span text:style-name="T109">‘ </text:span><text:span text:style-name="T110">Calculates how many days overdue for an item being returned</text:span></text:p>
      <text:p text:style-name="P29">    <text:span text:style-name="T86">Protected</text:span><text:span text:style-name="T108"> </text:span><text:span text:style-name="T86">Function</text:span><text:span text:style-name="T108"> CalculateDaysOverdue() </text:span><text:span text:style-name="T86">As</text:span><text:span text:style-name="T108"> Int32</text:span></text:p>
      <text:p text:style-name="P29">        <text:span text:style-name="T86">Return</text:span><text:span text:style-name="T108"> DateDiff(DateInterval.Day, _dueDate, DateTime.Now())</text:span></text:p>
      <text:p text:style-name="P29">    <text:span text:style-name="T86">End</text:span><text:span text:style-name="T108"> </text:span><text:span text:style-name="T86">Function</text:span></text:p>
      <text:p text:style-name="P30"> </text:p>
      <text:p text:style-name="P29"><text:span text:style-name="T86">End</text:span> <text:span text:style-name="T86">Class</text:span></text:p>
      <text:p text:style-name="P30"> </text:p>
      <text:p text:style-name="P31">‘ <text:span text:style-name="T108">Magazine class that inherits LibraryAsset</text:span></text:p>
      <text:p text:style-name="P29"><text:span text:style-name="T86">Public</text:span> <text:span text:style-name="T86">NotInheritable</text:span><text:span text:style-name="T108"> </text:span><text:span text:style-name="T86">Class</text:span><text:span text:style-name="T108"> Magazine</text:span></text:p>
      <text:p text:style-name="P29">    <text:span text:style-name="T86">Inherits</text:span><text:span text:style-name="T108"> LibraryAsset</text:span></text:p>
      <text:p text:style-name="P29"> </text:p>
      <text:p text:style-name="P29"><text:span text:style-name="T86">End</text:span> <text:span text:style-name="T86">Class</text:span></text:p>
      <text:p text:style-name="P30"> </text:p>
      <text:p text:style-name="P31">‘ <text:span text:style-name="T108">Book class that inherits LibraryAsset</text:span></text:p>
      <text:p text:style-name="P29"><text:span text:style-name="T86">Public</text:span> <text:span text:style-name="T86">NotInheritable</text:span><text:span text:style-name="T108"> </text:span><text:span text:style-name="T86">Class</text:span><text:span text:style-name="T108"> Book</text:span></text:p>
      <text:p text:style-name="P29">    <text:span text:style-name="T86">Inherits</text:span><text:span text:style-name="T108"> LibraryAsset</text:span></text:p>
      <text:p text:style-name="P29"> </text:p>
      <text:p text:style-name="P29">    <text:span text:style-name="T109">‘ </text:span><text:span text:style-name="T110">This is morphing the CalculateFineTotal() function of the base class.</text:span></text:p>
      <text:p text:style-name="P29">    <text:span text:style-name="T109">‘ </text:span><text:span text:style-name="T110">This function overrides the base class function, and any call</text:span></text:p>
      <text:p text:style-name="P29">    <text:span text:style-name="T109">‘   </text:span><text:span text:style-name="T110">to CalculateFineTotal from any instantiated Book class will</text:span></text:p>
      <text:p text:style-name="P29">    <text:span text:style-name="T109">‘   </text:span><text:span text:style-name="T110">use this function, not the base class function.</text:span></text:p>
      <text:p text:style-name="P29">    <text:span text:style-name="T109">‘ </text:span><text:span text:style-name="T110">This type of polymorphism is called overriding.</text:span></text:p>
      <text:p text:style-name="P29">    <text:span text:style-name="T86">Public</text:span><text:span text:style-name="T108"> </text:span><text:span text:style-name="T86">Overrides</text:span><text:span text:style-name="T108"> </text:span><text:span text:style-name="T86">Function</text:span><text:span text:style-name="T108"> CalculateFineTotal() </text:span><text:span text:style-name="T86">As</text:span><text:span text:style-name="T108"> </text:span><text:span text:style-name="T86">Double</text:span></text:p>
      <text:p text:style-name="P29">        <text:span text:style-name="T86">Dim</text:span><text:span text:style-name="T108"> daysOverdue </text:span><text:span text:style-name="T86">As</text:span><text:span text:style-name="T108"> Int32 = CalculateDaysOverdue()</text:span></text:p>
      <text:p text:style-name="P29">        <text:span text:style-name="T86">If</text:span><text:span text:style-name="T108"> daysOverdue &gt; 0 </text:span><text:span text:style-name="T86">Then</text:span></text:p>
      <text:p text:style-name="P29">            <text:span text:style-name="T86">Return</text:span><text:span text:style-name="T108"> daysOverdue * 0.75</text:span></text:p>
      <text:p text:style-name="P29">        <text:span text:style-name="T86">Else</text:span></text:p>
      <text:p text:style-name="P29">            <text:span text:style-name="T86">Return</text:span><text:span text:style-name="T108"> 0.0</text:span></text:p>
      <text:p text:style-name="P29">        <text:span text:style-name="T86">End</text:span><text:span text:style-name="T108"> </text:span><text:span text:style-name="T86">If</text:span></text:p>
      <text:p text:style-name="P29">    <text:span text:style-name="T86">End</text:span><text:span text:style-name="T108"> </text:span><text:span text:style-name="T86">Function</text:span></text:p>
      <text:p text:style-name="P30"> </text:p>
      <text:p text:style-name="P29"><text:span text:style-name="T86">End</text:span> <text:span text:style-name="T86">Class</text:span></text:p>
      <text:p text:style-name="P30"> </text:p>
      <text:p text:style-name="P31">‘ <text:span text:style-name="T108">AudioCassette class that inherits LibraryAsset</text:span></text:p>
      <text:p text:style-name="P29"><text:span text:style-name="T86">Public</text:span> <text:span text:style-name="T86">NotInheritable</text:span><text:span text:style-name="T108"> </text:span><text:span text:style-name="T86">Class</text:span><text:span text:style-name="T108"> AudioCassette</text:span></text:p>
      <text:p text:style-name="P29">    <text:span text:style-name="T86">Inherits</text:span><text:span text:style-name="T108"> LibraryAsset</text:span></text:p>
      <text:p text:style-name="P29"> </text:p>
      <text:p text:style-name="P29">    <text:span text:style-name="T109">‘ </text:span><text:span text:style-name="T110">This is morphing the CalculateFineTotal() function of the base class.</text:span></text:p>
      <text:p text:style-name="P29">    <text:span text:style-name="T109">‘ </text:span><text:span text:style-name="T110">This is morphing the CalculateFineTotal(double) function of the</text:span></text:p>
      <text:p text:style-name="P29">    <text:span text:style-name="T109">‘   </text:span><text:span text:style-name="T110">audiocassette class.</text:span></text:p>
      <text:p text:style-name="P29">    <text:span text:style-name="T109">‘ </text:span><text:span text:style-name="T110">This function overrides the base class function, and any call</text:span></text:p>
      <text:p text:style-name="P29"><text:soft-page-break/>    <text:span text:style-name="T109">‘   </text:span><text:span text:style-name="T110">to CalculateFineTotal() from any instantiated AudioCassette</text:span></text:p>
      <text:p text:style-name="P29">    <text:span text:style-name="T109">‘   </text:span><text:span text:style-name="T110">Class will use this function, not the base class function.</text:span></text:p>
      <text:p text:style-name="P29">    <text:span text:style-name="T109">‘ </text:span><text:span text:style-name="T110">This type of polymorphism is called overloading and overriding.</text:span></text:p>
      <text:p text:style-name="P29">    <text:span text:style-name="T86">Public</text:span><text:span text:style-name="T108"> </text:span><text:span text:style-name="T86">Overloads</text:span><text:span text:style-name="T108"> </text:span><text:span text:style-name="T86">Overrides</text:span><text:span text:style-name="T108"> </text:span><text:span text:style-name="T86">Function</text:span><text:span text:style-name="T108"> CalculateFineTotal() </text:span><text:span text:style-name="T86">As</text:span><text:span text:style-name="T108"> </text:span><text:span text:style-name="T86">Double</text:span></text:p>
      <text:p text:style-name="P29">        <text:span text:style-name="T86">Dim</text:span><text:span text:style-name="T108"> daysOverdue </text:span><text:span text:style-name="T86">As</text:span><text:span text:style-name="T108"> Int32 = CalculateDaysOverdue()</text:span></text:p>
      <text:p text:style-name="P29">        <text:span text:style-name="T86">If</text:span><text:span text:style-name="T108"> daysOverdue &gt; 0 </text:span><text:span text:style-name="T86">Then</text:span></text:p>
      <text:p text:style-name="P29">            <text:span text:style-name="T86">Return</text:span><text:span text:style-name="T108"> daysOverdue * 0.25</text:span></text:p>
      <text:p text:style-name="P29">        <text:span text:style-name="T86">Else</text:span></text:p>
      <text:p text:style-name="P29">            <text:span text:style-name="T86">Return</text:span><text:span text:style-name="T108"> 0.0</text:span></text:p>
      <text:p text:style-name="P29">        <text:span text:style-name="T86">End</text:span><text:span text:style-name="T108"> </text:span><text:span text:style-name="T86">If</text:span></text:p>
      <text:p text:style-name="P29">    <text:span text:style-name="T86">End</text:span><text:span text:style-name="T108"> </text:span><text:span text:style-name="T86">Function</text:span></text:p>
      <text:p text:style-name="P30"> </text:p>
      <text:p text:style-name="P29">    <text:span text:style-name="T109">‘ </text:span><text:span text:style-name="T110">This is morphing the CalculateFineTotal() function of the</text:span></text:p>
      <text:p text:style-name="P29">    <text:span text:style-name="T109">‘   </text:span><text:span text:style-name="T110">audiocassette class.</text:span></text:p>
      <text:p text:style-name="P29">    <text:span text:style-name="T109">‘ </text:span><text:span text:style-name="T110">This type of polymorphism is called overloading.</text:span></text:p>
      <text:p text:style-name="P29">    <text:span text:style-name="T86">Public</text:span><text:span text:style-name="T108"> </text:span><text:span text:style-name="T86">Overloads</text:span><text:span text:style-name="T108"> </text:span><text:span text:style-name="T86">Function</text:span><text:span text:style-name="T108"> CalculateFineTotal(</text:span><text:span text:style-name="T86">ByVal</text:span><text:span text:style-name="T108"> finePerDay </text:span><text:span text:style-name="T86">As</text:span><text:span text:style-name="T108"> </text:span><text:span text:style-name="T86">Double</text:span><text:span text:style-name="T108">) </text:span><text:span text:style-name="T86">As</text:span><text:span text:style-name="T108"> </text:span><text:span text:style-name="T86">Double</text:span></text:p>
      <text:p text:style-name="P29">        <text:span text:style-name="T86">Dim</text:span><text:span text:style-name="T108"> daysOverdue </text:span><text:span text:style-name="T86">As</text:span><text:span text:style-name="T108"> Int32 = CalculateDaysOverdue()</text:span></text:p>
      <text:p text:style-name="P29">        <text:span text:style-name="T86">If</text:span><text:span text:style-name="T108"> daysOverdue &gt; 0 </text:span><text:span text:style-name="T86">AndAlso</text:span><text:span text:style-name="T108"> finePerDay &gt; 0.0 </text:span><text:span text:style-name="T86">Then</text:span></text:p>
      <text:p text:style-name="P29">            <text:span text:style-name="T86">Return</text:span><text:span text:style-name="T108"> daysOverdue * finePerDay</text:span></text:p>
      <text:p text:style-name="P29">        <text:span text:style-name="T86">Else</text:span></text:p>
      <text:p text:style-name="P29">            <text:span text:style-name="T86">Return</text:span><text:span text:style-name="T108"> 0.0</text:span></text:p>
      <text:p text:style-name="P29">        <text:span text:style-name="T86">End</text:span><text:span text:style-name="T108"> </text:span><text:span text:style-name="T86">If</text:span></text:p>
      <text:p text:style-name="P29">    <text:span text:style-name="T86">End</text:span><text:span text:style-name="T108"> </text:span><text:span text:style-name="T86">Function</text:span></text:p>
      <text:p text:style-name="P29"><text:span text:style-name="T86">End</text:span> <text:span text:style-name="T86">Class</text:span></text:p>
      <text:p text:style-name="P29"> </text:p>
      <text:p text:style-name="P44">You see our library asset class.  Pay attention to the<text:line-break/>overridable function CalculateFineTotal().  In LibraryAsset, we<text:line-break/>have defined the default functionality for this method that any derived<text:line-break/>classes can use.  Any class derived from LibraryAsset can use this<text:line-break/>default behavior and calculate fines based on the default<text:line-break/>implementation of $1.25 per day late.  This is true for our<text:line-break/>Magazine class.  We didn’t override the function so when late fees<text:line-break/>are calculated for late magazine returns, it will use the default<text:line-break/>implementation.</text:p>
      <text:p text:style-name="P44">Now look at the book class.  We have overridden the<text:line-break/>CalculateFineTotal to use a different value when determining late<text:line-break/>fees.  The overrides keywork in VB tells the caller that any<text:line-break/>method call will use the virtual method found in Book, not the default<text:line-break/>implementation found in LibraryAsset.  We have implemented runtime<text:line-break/>polymorphism – method overriding.</text:p>
      <text:p text:style-name="P44">Lets move on to AudioCassette.  Here we have the same method<text:line-break/>overriding we found in the book class.  Fines are calculated based<text:line-break/>on $0.25 per day.  Notice we’ve added something extra.  We’ve<text:line-break/>added the Overloads keywork to our function and to a new function with<text:line-break/><text:soft-page-break/>the same name, except the new function now accepts a parameter. <text:line-break/>Now the caller can call either method, and depending on whether or not<text:line-break/>a parameter is passed, that determines with method will be<text:line-break/>executed.  Notice we do not include the overrides keywork in the<text:line-break/>2nd function with a parameter.  This is because not method exists<text:line-break/>in LibraryAsset with that same signature (accepting a parameter of type<text:line-break/>double).  You can only override methods with the same signature in<text:line-break/>a base class.</text:p>
      <text:p text:style-name="P44">Now lets look at some code that creates all these library items and<text:line-break/>checks them in and cacluates our fines based on returning them 3 days<text:line-break/>late:</text:p>
      <text:p text:style-name="P14"> <text:span text:style-name="T86">Class</text:span><text:span text:style-name="T108"> Demo</text:span></text:p>
      <text:p text:style-name="P29"> </text:p>
      <text:p text:style-name="P29">    <text:span text:style-name="T86">Public</text:span><text:span text:style-name="T108"> </text:span><text:span text:style-name="T86">Sub</text:span><text:span text:style-name="T108"> Go()</text:span></text:p>
      <text:p text:style-name="P29">        <text:span text:style-name="T109">‘ </text:span><text:span text:style-name="T110">Set the due date to be three days ago</text:span></text:p>
      <text:p text:style-name="P29">        <text:span text:style-name="T86">Dim</text:span><text:span text:style-name="T108"> dueDate </text:span><text:span text:style-name="T86">As</text:span><text:span text:style-name="T108"> DateTime = DateAdd(DateInterval.Day, -3, Now())</text:span></text:p>
      <text:p text:style-name="P29">        <text:span text:style-name="T108">ReturnMagazine(dueDate)</text:span></text:p>
      <text:p text:style-name="P29">        <text:span text:style-name="T108">ReturnBook(dueDate)</text:span></text:p>
      <text:p text:style-name="P29">        <text:span text:style-name="T108">ReturnAudioCassette(dueDate)</text:span></text:p>
      <text:p text:style-name="P29">    <text:span text:style-name="T86">End</text:span><text:span text:style-name="T108"> </text:span><text:span text:style-name="T86">Sub</text:span></text:p>
      <text:p text:style-name="P30"> </text:p>
      <text:p text:style-name="P29">    <text:span text:style-name="T86">Public</text:span><text:span text:style-name="T108"> </text:span><text:span text:style-name="T86">Sub</text:span><text:span text:style-name="T108"> ReturnMagazine(</text:span><text:span text:style-name="T86">ByVal</text:span><text:span text:style-name="T108"> dueDate </text:span><text:span text:style-name="T86">As</text:span><text:span text:style-name="T108"> DateTime)</text:span></text:p>
      <text:p text:style-name="P29">        <text:span text:style-name="T86">Dim</text:span><text:span text:style-name="T108"> myMagazine </text:span><text:span text:style-name="T86">As</text:span><text:span text:style-name="T108"> LibraryAsset = </text:span><text:span text:style-name="T86">New</text:span><text:span text:style-name="T108"> Magazine</text:span></text:p>
      <text:p text:style-name="P29">        <text:span text:style-name="T108">myMagazine.DueDate = dueDate</text:span></text:p>
      <text:p text:style-name="P29">        <text:span text:style-name="T86">Dim</text:span><text:span text:style-name="T108"> amountDue </text:span><text:span text:style-name="T86">As</text:span><text:span text:style-name="T108"> </text:span><text:span text:style-name="T86">Double</text:span><text:span text:style-name="T108"> = myMagazine.CalculateFineTotal()</text:span></text:p>
      <text:p text:style-name="P29">        <text:span text:style-name="T108">Console.WriteLine(“Magazine: {0}”, amountDue.ToString())</text:span></text:p>
      <text:p text:style-name="P29">    <text:span text:style-name="T86">End</text:span><text:span text:style-name="T108"> </text:span><text:span text:style-name="T86">Sub</text:span></text:p>
      <text:p text:style-name="P30"> </text:p>
      <text:p text:style-name="P29">    <text:span text:style-name="T86">Public</text:span><text:span text:style-name="T108"> </text:span><text:span text:style-name="T86">Sub</text:span><text:span text:style-name="T108"> ReturnBook(</text:span><text:span text:style-name="T86">ByVal</text:span><text:span text:style-name="T108"> dueDate </text:span><text:span text:style-name="T86">As</text:span><text:span text:style-name="T108"> DateTime)</text:span></text:p>
      <text:p text:style-name="P29">        <text:span text:style-name="T86">Dim</text:span><text:span text:style-name="T108"> myBook </text:span><text:span text:style-name="T86">As</text:span><text:span text:style-name="T108"> LibraryAsset = </text:span><text:span text:style-name="T86">New</text:span><text:span text:style-name="T108"> Book</text:span></text:p>
      <text:p text:style-name="P29">        <text:span text:style-name="T108">myBook.DueDate = dueDate</text:span></text:p>
      <text:p text:style-name="P29">        <text:span text:style-name="T86">Dim</text:span><text:span text:style-name="T108"> amountDue </text:span><text:span text:style-name="T86">As</text:span><text:span text:style-name="T108"> </text:span><text:span text:style-name="T86">Double</text:span><text:span text:style-name="T108"> = myBook.CalculateFineTotal()</text:span></text:p>
      <text:p text:style-name="P29">        <text:span text:style-name="T108">Console.WriteLine(“Book: {0}”, amountDue.ToString())</text:span></text:p>
      <text:p text:style-name="P29">    <text:span text:style-name="T86">End</text:span><text:span text:style-name="T108"> </text:span><text:span text:style-name="T86">Sub</text:span></text:p>
      <text:p text:style-name="P30"> </text:p>
      <text:p text:style-name="P29">    <text:span text:style-name="T86">Public</text:span><text:span text:style-name="T108"> </text:span><text:span text:style-name="T86">Sub</text:span><text:span text:style-name="T108"> ReturnAudioCassette(</text:span><text:span text:style-name="T86">ByVal</text:span><text:span text:style-name="T108"> dueDate </text:span><text:span text:style-name="T86">As</text:span><text:span text:style-name="T108"> DateTime)</text:span></text:p>
      <text:p text:style-name="P29">        <text:span text:style-name="T86">Dim</text:span><text:span text:style-name="T108"> myAudioCassette </text:span><text:span text:style-name="T86">As</text:span><text:span text:style-name="T108"> AudioCassette = </text:span><text:span text:style-name="T86">New</text:span><text:span text:style-name="T108"> AudioCassette</text:span></text:p>
      <text:p text:style-name="P29">        <text:span text:style-name="T108">myAudioCassette.DueDate = dueDate</text:span></text:p>
      <text:p text:style-name="P29">        <text:span text:style-name="T86">Dim</text:span><text:span text:style-name="T108"> amountDue </text:span><text:span text:style-name="T86">As</text:span><text:span text:style-name="T108"> </text:span><text:span text:style-name="T86">Double</text:span></text:p>
      <text:p text:style-name="P29">        <text:span text:style-name="T108">amountDue = myAudioCassette.CalculateFineTotal()</text:span></text:p>
      <text:p text:style-name="P29">        <text:span text:style-name="T108">Console.WriteLine(“AudioCassette1: {0}”, amountDue.ToString())</text:span></text:p>
      <text:p text:style-name="P29">        <text:span text:style-name="T108">amountDue = myAudioCassette.CalculateFineTotal(3.0)</text:span></text:p>
      <text:p text:style-name="P29">        <text:span text:style-name="T108">Console.WriteLine(“AudioCassette2: {0}”, amountDue.ToString())</text:span></text:p>
      <text:p text:style-name="P29">    <text:span text:style-name="T86">End</text:span><text:span text:style-name="T108"> </text:span><text:span text:style-name="T86">Sub</text:span></text:p>
      <text:p text:style-name="P30"> </text:p>
      <text:p text:style-name="P29"><text:soft-page-break/><text:span text:style-name="T86">End</text:span> <text:span text:style-name="T86">Class</text:span></text:p>
      <text:p text:style-name="P44">The output will look like the following:</text:p>
      <text:p text:style-name="P44">Magazine: 3.75<text:line-break/>Book: 2.25<text:line-break/>AudioCassette1: 0.75<text:line-break/>AudioCassette2: 9</text:p>
      <text:p text:style-name="P44">You can see how all of our output was different, based on the method<text:line-break/>that was executed.  We created a new Magazine, which is a type of<text:line-break/>LibraryAsset.  That is why the instantiation says “myMagazine As<text:line-break/>LibraryAsset”.  However, since we actually want a magazine, we<text:line-break/>create a “New Magazine”.  Same thing with book.  For Book,<text:line-break/>its a little bit more tricky.  Since we created a Book of the type<text:line-break/>LibraryAsset, this is where the polymorphism comes into play. <text:line-break/>Book overrides the CalculateFineTotal of LibraryAsset. <text:line-break/>Audiocassette is a little bit different.  It actually extends the<text:line-break/>implementation of LibraryAsset by including an overloaded function for<text:line-break/>CalculateFineTotal().  If we weren’t going to use the function<text:line-break/>that took a parameter, we would create it the same way we created the<text:line-break/>Book and Magazine classes.  But in order to use the overloaded<text:line-break/>function, we have to create a new AudioCassette of the type<text:line-break/>AudioCassette, because LibraryAsset doesn’t support the overloaded<text:line-break/>function.</text:p>
      <text:p text:style-name="P44">Only the Magazine used the default method found in the base<text:line-break/>class.  Book and AudioCassette used their own implementations of<text:line-break/>the method.  Also, at compile time, the decision was made which<text:line-break/>method would be used when we calculate amountDue for the AudioCassette<text:line-break/>class.  The first call used the 1st method in AudioCassette<text:line-break/>without parameters.  The 2nd call used the 2nd method with a<text:line-break/>parameter.</text:p>
      <text:p text:style-name="P50"/>
      <text:p text:style-name="P70"><text:span text:style-name="T75">Blocks, Procs, and Lamdas</text:span>: <text:line-break/> <text:tab/>01. A block is just a bit of code between do..end or {}. It’s not an object on its own, but it can be passed to methods like .each or .select. <text:line-break/> <text:s/><text:tab/>02. A proc i<text:span text:style-name="T115">s</text:span> saved block we can use over and over. <text:line-break/> <text:s/><text:tab/>03. A lambda is just like a proc, only it cares about the number of arguments it gets and it returns to its calling method rather than returning immediately. <text:span text:style-name="T117">(ie if lamba's {} is in a method, rest of method will execute and the last line of that will return. If it is a proc, the result from proc's {} will be the result returned)</text:span></text:p>
      <text:p text:style-name="P69"><text:span text:style-name="T75">Blocks are not objects (one of the few exceptions to the “everything is an object” rule in Ruby). <text:line-break/></text:span> <text:tab/>Thus, blocks can’t be saved to variables and don’t have all the powers and abilities of a real object. For that we’ll need <text:span text:style-name="T75">procs</text:span>. </text:p>
      <text:p text:style-name="P69"><text:soft-page-break/><text:span text:style-name="T75">Procs</text:span>: a “saved” block- just like you can give a bit of code a name and turn it into a method, you can name a block and turn it into a proc. Procs are great for keeping your code <text:span text:style-name="T75">DRY</text:span> (don’t repeat yourself). <text:line-break/> <text:tab/>With blocks, you have to write your code our each time you need it; with a proc, you write your code once and can use it many times. <text:line-break/> <text:tab/>Just call <text:span text:style-name="T75">Proc.new</text:span> and pass in the block you want to save. <text:span text:style-name="T111">(can use </text:span><text:span text:style-name="T77">do</text:span><text:span text:style-name="T1"> / </text:span><text:span text:style-name="T77">end </text:span><text:span text:style-name="T1"><text:s/>or </text:span><text:span text:style-name="T77">{ }</text:span><text:span text:style-name="T1"> for block code)</text:span><text:line-break/> <text:s text:c="4"/><text:tab/>proc_name = Proc.new do<text:line-break/> <text:s/><text:tab/> <text:s/>puts “Text”<text:line-break/> <text:tab/>end<text:line-break/> Ex: to create a proc called <text:span text:style-name="T75">cube</text:span> that cubes a number<text:line-break/> <text:tab/>cube = Proc.new { |x| x ** 3 }<text:tab/> <text:line-break/>We can then pass the proc to a method that would otherwise take a block, and we don’t have to re<text:span text:style-name="T112">w</text:span>rite the block over and over. <text:line-break/> <text:tab/>[1,2,3].collect!(&amp;cube)<text:line-break/> <text:s/><text:tab/># <text:span text:style-name="T113"></text:span> [1,8,27]<text:line-break/> <text:s/><text:tab/>[4,5,6].map!(&amp;cube)<text:line-break/> <text:s/><text:tab/># <text:span text:style-name="T113"></text:span> [64,125,216]<text:line-break/><text:line-break/><text:span text:style-name="T77">&amp;</text:span><text:span text:style-name="T1">:<text:line-break/>- Calling a method with </text:span><text:span text:style-name="T77">&amp; </text:span><text:span text:style-name="T1"><text:s/>in front of a parameter: </text:span>The <text:span text:style-name="T75">&amp;</text:span> is used to convert the <text:span text:style-name="T75">cube</text:span> proc into a block. (since .collect! and .map! normally take a block). <text:line-break/> <text:tab/><text:span text:style-name="T75">(&amp;proc_name): </text:span>use anytime we pass a proc to a method that expects a block. →<text:span text:style-name="T111"> </text:span><text:span text:style-name="T77">method_name.each(&amp;proc_name)</text:span><text:line-break/>- <text:span text:style-name="T111">Defining a method with </text:span><text:span text:style-name="T77"><text:s/>&amp;</text:span><text:span text:style-name="T1"> in front of a parameter: This turns a block into a proc, so it can be assigned to a parameter </text:span><text:span text:style-name="T2">or executed later. </text:span><text:span text:style-name="T1"><text:line-break/><text:tab/></text:span><text:span text:style-name="T77">Def each(&amp;block)</text:span></text:p>
      <text:p text:style-name="P69"/>
      <text:p text:style-name="P69"><text:span text:style-name="T75">Why save our blocks as procs?</text:span><text:line-break/> <text:tab/>01. Procs are full-fledged objects, so they have all the powers and abilities of objects. (Blocks do not.)<text:line-break/> <text:s/><text:tab/>02. Unlike blocks, procs can be called over and over without rewriting them. This prevents you from having to retype the contents of your block every time you need to execute a particular bit of code. </text:p>
      <text:p text:style-name="P69"><text:span text:style-name="T75">.call</text:span> method: easier way of calling a proc (than with a method). <text:line-break/> <text:s/><text:tab/>test = Proc.new { # does something}<text:line-break/> <text:tab/>test.call<text:line-break/> <text:s/># <text:span text:style-name="T113"></text:span> does that something!</text:p>
      <text:p text:style-name="P69"><text:span text:style-name="T75">Converting symbols to procs</text:span> using <text:span text:style-name="T75">&amp;</text:span>: (&amp;:to_s) or to_i, etc<text:line-break/>Ex: <text:line-break/>strings = [“1”,”2”,”3”]<text:line-break/>nums = strings.map(&amp;:to_i)<text:line-break/> <text:s text:c="3"/># <text:span text:style-name="T113"></text:span> [1,2,3]<text:line-break/>By mapping <text:span text:style-name="T75">&amp;:to_i</text:span> over every element of <text:span text:style-name="T75">strings</text:span>, we turned each string into an integer</text:p>
      <text:p text:style-name="P69"><text:span text:style-name="T75">Lambda</text:span>: identical to procs (except a bit of syntax and a few behavioral quirks)<text:line-break/> <text:tab/>Syntax: <text:line-break/><text:span text:style-name="T111">lambda_name = </text:span>lambda { <text:span text:style-name="T114">|x|</text:span> # <text:span text:style-name="T111">block </text:span>action } <text:line-break/><text:tab/><text:span text:style-name="T111">OR</text:span></text:p>
      <text:p text:style-name="P68">lambda_name = -&gt; { <text:span text:style-name="T114">|x| </text:span>#block action }<text:line-break/><text:soft-page-break/>#This syntax is called a stabby lambda</text:p>
      <text:p text:style-name="P69"><text:span text:style-name="T111">Then:<text:line-break/>lambda_name.call <text:s/><text:tab/></text:span><text:line-break/></text:p>
      <text:p text:style-name="P69">Lambdas are useful in the same situations in which you’d use a proc. <text:line-break/>Differences:<text:tab/><text:line-break/> <text:tab/>01. A lambda checks the number of arguments passed to it. Thus, a lambda will throw an error if you pass it the wrong number of arguments, whereas a proc will ignore unexpected arguments and assign <text:span text:style-name="T75">nil</text:span> to any that are missing. <text:line-break/> <text:tab/>02. When a lambda returns, it passes control back to the calling method; when a proc returns, it does so immediately, without going back to the calling method. </text:p>
      <text:p text:style-name="P69">Writing a lambda and passing it through a method: Calling .select on an array to check if each element is a symbol</text:p>
      <text:p text:style-name="P57">symbol_filter = lambda { |<text:span text:style-name="T76">x</text:span>| #magic! } #writing a lambda<text:line-break/>my_array.<text:span text:style-name="T76">select</text:span>(&amp;lambda_name) #passing it through a method<text:line-break/><text:line-break/> <text:s/><text:tab/>TURNS INTO:<text:line-break/>my_array = ["raindrops", :kettles, "whiskers", :mittens, :packages]<text:line-break/>symbol_filter = lambda { |x| x.is_a? Symbol}<text:line-break/>symbols = my_array.select(&amp;symbol_filter)<text:line-break/></text:p>
      <text:p text:style-name="P62">Ruby is a language with a set of powerful features – the most powerful arguably being Blocks, Procs, and Lambdas. In short, these features allow you to pass code to a method and execute that code at a later time. Despite regularly using these features, many developers don’t fully understand the subtle differences between them.</text:p>
      <text:p text:style-name="P15"><text:bookmark text:name="more-29811"/><text:span text:style-name="Strong_20_Emphasis"><text:span text:style-name="T27">Study Guides:</text:span></text:span><text:span text:style-name="T47"> When applying for a programming job, you’ll often be presented with a quiz that intends to determine your level of knowledge and experience in a given subject. The various articles in </text:span><text:a xlink:type="simple" xlink:href="http://net.tutsplus.com/tag/ruby-study-guide/"><text:span text:style-name="T48">this series</text:span></text:a><text:span text:style-name="T47"> provide condensed solutions to the questions that you might expect to see on such tests.</text:span></text:p>
      <text:p text:style-name="Horizontal_20_Line"/>
      <text:h text:style-name="P5" text:outline-level="2">Blocks</text:h>
      <text:p text:style-name="P13"><text:span text:style-name="T49">A block is code that is implicitly passed to a method through the use of either curly braces, </text:span><text:span text:style-name="Source_20_Text"><text:span text:style-name="T31">{...}</text:span></text:span><text:span text:style-name="T49">, or</text:span><text:span text:style-name="Source_20_Text"><text:span text:style-name="T31">do...end</text:span></text:span><text:span text:style-name="T49"> syntax. It’s common convention to use </text:span><text:span text:style-name="Source_20_Text"><text:span text:style-name="T31">{...}</text:span></text:span><text:span text:style-name="T49"> for single line blocks, and </text:span><text:span text:style-name="Source_20_Text"><text:span text:style-name="T31">do...end</text:span></text:span><text:span text:style-name="T49"> for multi-line blocks. For example, the following blocks are functionally the same:</text:span></text:p>
      <text:section text:style-name="Sect2" text:name="highlighter_438889">
        <table:table table:name="Table13" table:style-name="Table13">
          <table:table-column table:style-name="Table13.A"/>
          <table:table-column table:style-name="Table13.B"/>
          <table:table-row>
            <table:table-cell table:style-name="Table13.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able:table-cell>
            <table:table-cell table:style-name="Table13.A1" office:value-type="string">
              <text:p text:style-name="P20"><text:span text:style-name="Source_20_Text"><text:span text:style-name="T32">array = [</text:span></text:span><text:span text:style-name="Source_20_Text"><text:span text:style-name="T50">1</text:span></text:span><text:span text:style-name="Source_20_Text"><text:span text:style-name="T32">,</text:span></text:span><text:span text:style-name="Source_20_Text"><text:span text:style-name="T50">2</text:span></text:span><text:span text:style-name="Source_20_Text"><text:span text:style-name="T32">,</text:span></text:span><text:span text:style-name="Source_20_Text"><text:span text:style-name="T50">3</text:span></text:span><text:span text:style-name="Source_20_Text"><text:span text:style-name="T32">,</text:span></text:span><text:span text:style-name="Source_20_Text"><text:span text:style-name="T50">4</text:span></text:span><text:span text:style-name="Source_20_Text"><text:span text:style-name="T32">]</text:span></text:span></text:p>
              <text:p text:style-name="P20"><text:span text:style-name="Source_20_Text"><text:span text:style-name="T32">array.map! </text:span></text:span><text:span text:style-name="Source_20_Text"><text:span text:style-name="T51">do</text:span></text:span><text:span text:style-name="T52"> </text:span><text:span text:style-name="Source_20_Text"><text:span text:style-name="T32">|n|</text:span></text:span></text:p>
              <text:p text:style-name="P20"><text:span text:style-name="Source_20_Text"><text:span text:style-name="T33">  </text:span></text:span><text:span text:style-name="Source_20_Text"><text:span text:style-name="T32">n * n</text:span></text:span></text:p>
              <text:p text:style-name="P20"><text:span text:style-name="Source_20_Text"><text:span text:style-name="T51">end</text:span></text:span></text:p>
              <text:p text:style-name="P20"><text:span text:style-name="Source_20_Text"><text:span text:style-name="T32">=&gt; [</text:span></text:span><text:span text:style-name="Source_20_Text"><text:span text:style-name="T50">1</text:span></text:span><text:span text:style-name="Source_20_Text"><text:span text:style-name="T32">, </text:span></text:span><text:span text:style-name="Source_20_Text"><text:span text:style-name="T50">4</text:span></text:span><text:span text:style-name="Source_20_Text"><text:span text:style-name="T32">, </text:span></text:span><text:span text:style-name="Source_20_Text"><text:span text:style-name="T50">9</text:span></text:span><text:span text:style-name="Source_20_Text"><text:span text:style-name="T32">, </text:span></text:span><text:span text:style-name="Source_20_Text"><text:span text:style-name="T50">16</text:span></text:span><text:span text:style-name="Source_20_Text"><text:span text:style-name="T32">]</text:span></text:span></text:p>
              <text:p text:style-name="P19"> </text:p>
              <text:p text:style-name="P20"><text:span text:style-name="Source_20_Text"><text:span text:style-name="T32">array = [</text:span></text:span><text:span text:style-name="Source_20_Text"><text:span text:style-name="T50">1</text:span></text:span><text:span text:style-name="Source_20_Text"><text:span text:style-name="T32">,</text:span></text:span><text:span text:style-name="Source_20_Text"><text:span text:style-name="T50">2</text:span></text:span><text:span text:style-name="Source_20_Text"><text:span text:style-name="T32">,</text:span></text:span><text:span text:style-name="Source_20_Text"><text:span text:style-name="T50">3</text:span></text:span><text:span text:style-name="Source_20_Text"><text:span text:style-name="T32">,</text:span></text:span><text:span text:style-name="Source_20_Text"><text:span text:style-name="T50">4</text:span></text:span><text:span text:style-name="Source_20_Text"><text:span text:style-name="T32">]  </text:span></text:span></text:p>
              <text:p text:style-name="P20"><text:span text:style-name="Source_20_Text"><text:span text:style-name="T32">array.map! { |n| n * n }  </text:span></text:span></text:p>
              <text:p text:style-name="P21"><text:span text:style-name="Source_20_Text"><text:span text:style-name="T32">=&gt; [</text:span></text:span><text:span text:style-name="Source_20_Text"><text:span text:style-name="T50">1</text:span></text:span><text:span text:style-name="Source_20_Text"><text:span text:style-name="T32">, </text:span></text:span><text:span text:style-name="Source_20_Text"><text:span text:style-name="T50">4</text:span></text:span><text:span text:style-name="Source_20_Text"><text:span text:style-name="T32">, </text:span></text:span><text:span text:style-name="Source_20_Text"><text:span text:style-name="T50">9</text:span></text:span><text:span text:style-name="Source_20_Text"><text:span text:style-name="T32">, </text:span></text:span><text:span text:style-name="Source_20_Text"><text:span text:style-name="T50">16</text:span></text:span><text:span text:style-name="Source_20_Text"><text:span text:style-name="T32">]</text:span></text:span></text:p>
            </table:table-cell>
          </table:table-row>
        </table:table>
      </text:section>
      <text:p text:style-name="P13"><text:span text:style-name="T49">The magic behind a block is the </text:span><text:span text:style-name="Source_20_Text"><text:span text:style-name="T31">yield</text:span></text:span><text:span text:style-name="T49"> keyword; it defers the execution of the calling method in order to evaluate the block. The result of the block, if any, is then evaluated by any remaining code in the method. The </text:span><text:span text:style-name="Source_20_Text"><text:span text:style-name="T31">yield</text:span></text:span><text:span text:style-name="T49"> statement can also accept parameters, which are then passed into and evaluated within the block. Tying this together, a simple example of the </text:span><text:span text:style-name="Source_20_Text"><text:span text:style-name="T31">map!</text:span></text:span><text:span text:style-name="T49"> above method would be the following:</text:span></text:p>
      <text:section text:style-name="Sect2" text:name="highlighter_737995">
        <table:table table:name="Table14" table:style-name="Table14">
          <table:table-column table:style-name="Table14.A"/>
          <table:table-column table:style-name="Table14.B"/>
          <text:soft-page-break/>
          <table:table-row>
            <table:table-cell table:style-name="Table14.A1" office:value-type="string">
              <text:p text:style-name="P18">1</text:p>
              <text:p text:style-name="P18">2</text:p>
              <text:p text:style-name="P18">3</text:p>
              <text:p text:style-name="P18">4</text:p>
              <text:p text:style-name="P18">5</text:p>
              <text:p text:style-name="P18">6</text:p>
              <text:p text:style-name="P18">7</text:p>
            </table:table-cell>
            <table:table-cell table:style-name="Table14.A1" office:value-type="string">
              <text:p text:style-name="P20"><text:span text:style-name="Source_20_Text"><text:span text:style-name="T51">class</text:span></text:span><text:span text:style-name="T52"> </text:span><text:span text:style-name="Source_20_Text"><text:span text:style-name="T35">Array</text:span></text:span></text:p>
              <text:p text:style-name="P20"><text:span text:style-name="Source_20_Text"><text:span text:style-name="T33">  </text:span></text:span><text:span text:style-name="Source_20_Text"><text:span text:style-name="T51">def</text:span></text:span><text:span text:style-name="T52"> </text:span><text:span text:style-name="Source_20_Text"><text:span text:style-name="T32">map!</text:span></text:span></text:p>
              <text:p text:style-name="P20"><text:span text:style-name="Source_20_Text"><text:span text:style-name="T33">    </text:span></text:span><text:span text:style-name="Source_20_Text"><text:span text:style-name="T51">self</text:span></text:span><text:span text:style-name="Source_20_Text"><text:span text:style-name="T32">.each_with_index </text:span></text:span><text:span text:style-name="Source_20_Text"><text:span text:style-name="T51">do</text:span></text:span><text:span text:style-name="T52"> </text:span><text:span text:style-name="Source_20_Text"><text:span text:style-name="T32">|value, index|</text:span></text:span></text:p>
              <text:p text:style-name="P20"><text:span text:style-name="Source_20_Text"><text:span text:style-name="T33">      </text:span></text:span><text:span text:style-name="Source_20_Text"><text:span text:style-name="T51">self</text:span></text:span><text:span text:style-name="Source_20_Text"><text:span text:style-name="T32">[index] = </text:span></text:span><text:span text:style-name="Source_20_Text"><text:span text:style-name="T51">yield</text:span></text:span><text:span text:style-name="Source_20_Text"><text:span text:style-name="T32">(value)</text:span></text:span></text:p>
              <text:p text:style-name="P20"><text:span text:style-name="Source_20_Text"><text:span text:style-name="T33">    </text:span></text:span><text:span text:style-name="Source_20_Text"><text:span text:style-name="T51">end</text:span></text:span></text:p>
              <text:p text:style-name="P20"><text:span text:style-name="Source_20_Text"><text:span text:style-name="T33">  </text:span></text:span><text:span text:style-name="Source_20_Text"><text:span text:style-name="T51">end</text:span></text:span></text:p>
              <text:p text:style-name="P21"><text:span text:style-name="Source_20_Text"><text:span text:style-name="T51">end</text:span></text:span></text:p>
            </table:table-cell>
          </table:table-row>
        </table:table>
      </text:section>
      <text:p text:style-name="P13"><text:span text:style-name="T49">This simple representation of </text:span><text:span text:style-name="Source_20_Text"><text:span text:style-name="T31">map!</text:span></text:span><text:span text:style-name="T49"> calls the </text:span><text:span text:style-name="Source_20_Text"><text:span text:style-name="T31">each_with_index</text:span></text:span><text:span text:style-name="T49"> method and replaces the item at the given index with the result of the block. While this is a trivial example of block usage, it helps to show </text:span><text:span text:style-name="Source_20_Text"><text:span text:style-name="T31">yield</text:span></text:span><text:span text:style-name="T49">‘s power. The uses of blocks in Ruby are endless, and we frequently use them in our code.</text:span></text:p>
      <text:p text:style-name="Horizontal_20_Line"/>
      <text:h text:style-name="P5" text:outline-level="2">Procs</text:h>
      <text:p text:style-name="P11">The above example demonstrates a minor limitation of blocks: they are syntax and disposable. We have to retype blocks every time we reuse them on different arrays, but we can store a block for later use by using the Ruby Proc Object. We can store a Proc in a variable, and then explicitly pass it to any method that accepts a callable object. Rewriting the above example as a Proc would look like the following:</text:p>
      <text:section text:style-name="Sect2" text:name="highlighter_101569">
        <table:table table:name="Table15" table:style-name="Table15">
          <table:table-column table:style-name="Table15.A"/>
          <table:table-column table:style-name="Table15.B"/>
          <table:table-row>
            <table:table-cell table:style-name="Table15.A1" office:value-type="string">
              <text:p text:style-name="P18">1</text:p>
            </table:table-cell>
            <table:table-cell table:style-name="Table15.A1" office:value-type="string">
              <text:p text:style-name="P21"><text:span text:style-name="Source_20_Text"><text:span text:style-name="T32">number_squared = </text:span></text:span><text:span text:style-name="Source_20_Text"><text:span text:style-name="T35">Proc</text:span></text:span><text:span text:style-name="Source_20_Text"><text:span text:style-name="T32">.</text:span></text:span><text:span text:style-name="Source_20_Text"><text:span text:style-name="T51">new</text:span></text:span><text:span text:style-name="T52"> </text:span><text:span text:style-name="Source_20_Text"><text:span text:style-name="T32">{ |n| n * n }</text:span></text:span></text:p>
            </table:table-cell>
          </table:table-row>
        </table:table>
      </text:section>
      <text:p text:style-name="P13"><text:span text:style-name="T49">Let’s modify our </text:span><text:span text:style-name="Source_20_Text"><text:span text:style-name="T31">map!</text:span></text:span><text:span text:style-name="T49"> method to accept and call the Proc object:</text:span></text:p>
      <text:section text:style-name="Sect2" text:name="highlighter_11735">
        <table:table table:name="Table16" table:style-name="Table16">
          <table:table-column table:style-name="Table16.A"/>
          <table:table-column table:style-name="Table16.B"/>
          <table:table-row>
            <table:table-cell table:style-name="Table16.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able:table-cell>
            <table:table-cell table:style-name="Table16.A1" office:value-type="string">
              <text:p text:style-name="P20"><text:span text:style-name="Source_20_Text"><text:span text:style-name="T51">class</text:span></text:span><text:span text:style-name="T52"> </text:span><text:span text:style-name="Source_20_Text"><text:span text:style-name="T35">Array</text:span></text:span></text:p>
              <text:p text:style-name="P20"><text:span text:style-name="Source_20_Text"><text:span text:style-name="T33">  </text:span></text:span><text:span text:style-name="Source_20_Text"><text:span text:style-name="T51">def</text:span></text:span><text:span text:style-name="T52"> </text:span><text:span text:style-name="Source_20_Text"><text:span text:style-name="T32">map!(proc_object)</text:span></text:span></text:p>
              <text:p text:style-name="P20"><text:span text:style-name="Source_20_Text"><text:span text:style-name="T33">    </text:span></text:span><text:span text:style-name="Source_20_Text"><text:span text:style-name="T51">self</text:span></text:span><text:span text:style-name="Source_20_Text"><text:span text:style-name="T32">.each_with_index </text:span></text:span><text:span text:style-name="Source_20_Text"><text:span text:style-name="T51">do</text:span></text:span><text:span text:style-name="T52"> </text:span><text:span text:style-name="Source_20_Text"><text:span text:style-name="T32">|value, index|</text:span></text:span></text:p>
              <text:p text:style-name="P20"><text:span text:style-name="Source_20_Text"><text:span text:style-name="T33">      </text:span></text:span><text:span text:style-name="Source_20_Text"><text:span text:style-name="T51">self</text:span></text:span><text:span text:style-name="Source_20_Text"><text:span text:style-name="T32">[index] = proc_object.call(value)</text:span></text:span></text:p>
              <text:p text:style-name="P20"><text:span text:style-name="Source_20_Text"><text:span text:style-name="T33">    </text:span></text:span><text:span text:style-name="Source_20_Text"><text:span text:style-name="T51">end</text:span></text:span></text:p>
              <text:p text:style-name="P20"><text:span text:style-name="Source_20_Text"><text:span text:style-name="T33">  </text:span></text:span><text:span text:style-name="Source_20_Text"><text:span text:style-name="T51">end</text:span></text:span></text:p>
              <text:p text:style-name="P20"><text:span text:style-name="Source_20_Text"><text:span text:style-name="T51">end</text:span></text:span></text:p>
              <text:p text:style-name="P19"> </text:p>
              <text:p text:style-name="P20"><text:span text:style-name="Source_20_Text"><text:span text:style-name="T32">array = [</text:span></text:span><text:span text:style-name="Source_20_Text"><text:span text:style-name="T50">1</text:span></text:span><text:span text:style-name="Source_20_Text"><text:span text:style-name="T32">,</text:span></text:span><text:span text:style-name="Source_20_Text"><text:span text:style-name="T50">2</text:span></text:span><text:span text:style-name="Source_20_Text"><text:span text:style-name="T32">,</text:span></text:span><text:span text:style-name="Source_20_Text"><text:span text:style-name="T50">3</text:span></text:span><text:span text:style-name="Source_20_Text"><text:span text:style-name="T32">,</text:span></text:span><text:span text:style-name="Source_20_Text"><text:span text:style-name="T50">4</text:span></text:span><text:span text:style-name="Source_20_Text"><text:span text:style-name="T32">]</text:span></text:span></text:p>
              <text:p text:style-name="P19"> </text:p>
              <text:p text:style-name="P20"><text:span text:style-name="Source_20_Text"><text:span text:style-name="T32">array.map!(number_squared)</text:span></text:span></text:p>
              <text:p text:style-name="P19"> </text:p>
              <text:p text:style-name="P21"><text:span text:style-name="Source_20_Text"><text:span text:style-name="T32">=&gt; [</text:span></text:span><text:span text:style-name="Source_20_Text"><text:span text:style-name="T50">1</text:span></text:span><text:span text:style-name="Source_20_Text"><text:span text:style-name="T32">, </text:span></text:span><text:span text:style-name="Source_20_Text"><text:span text:style-name="T50">4</text:span></text:span><text:span text:style-name="Source_20_Text"><text:span text:style-name="T32">, </text:span></text:span><text:span text:style-name="Source_20_Text"><text:span text:style-name="T50">9</text:span></text:span><text:span text:style-name="Source_20_Text"><text:span text:style-name="T32">, </text:span></text:span><text:span text:style-name="Source_20_Text"><text:span text:style-name="T50">16</text:span></text:span><text:span text:style-name="Source_20_Text"><text:span text:style-name="T32">]</text:span></text:span></text:p>
            </table:table-cell>
          </table:table-row>
        </table:table>
      </text:section>
      <text:p text:style-name="P13"><text:span text:style-name="T49">Take note that we no longer use the </text:span><text:span text:style-name="Source_20_Text"><text:span text:style-name="T31">yield</text:span></text:span><text:span text:style-name="T49"> keyword; instead, we directly use the </text:span><text:span text:style-name="Source_20_Text"><text:span text:style-name="T31">call</text:span></text:span><text:span text:style-name="T49"> method on the Proc object, passing it the value from the array. We receive the same result as before, but we store our block in a variable to reuse a later time.</text:span></text:p>
      <text:p text:style-name="Horizontal_20_Line"/>
      <text:h text:style-name="P5" text:outline-level="2">Lambdas</text:h>
      <text:p text:style-name="P13"><text:span text:style-name="T49">Lambda function are almost identical to Procs but with two key differences. First, a lambda checks the the number of arguments it receives and returns an </text:span><text:span text:style-name="Source_20_Text"><text:span text:style-name="T31">ArgumentError</text:span></text:span><text:span text:style-name="T49"> if they do not match. For example:</text:span></text:p>
      <text:section text:style-name="Sect2" text:name="highlighter_374150">
        <table:table table:name="Table17" table:style-name="Table17">
          <table:table-column table:style-name="Table17.A"/>
          <table:table-column table:style-name="Table17.B"/>
          <table:table-row>
            <table:table-cell table:style-name="Table17.A1" office:value-type="string">
              <text:p text:style-name="P18">1</text:p>
              <text:p text:style-name="P18">2</text:p>
              <text:p text:style-name="P18">3</text:p>
              <text:p text:style-name="P18">4</text:p>
              <text:p text:style-name="P18">5</text:p>
            </table:table-cell>
            <table:table-cell table:style-name="Table17.A1" office:value-type="string">
              <text:p text:style-name="P20"><text:span text:style-name="Source_20_Text"><text:span text:style-name="T32">l = lambda { </text:span></text:span><text:span text:style-name="Source_20_Text"><text:span text:style-name="T21">"I'm a lambda"</text:span></text:span><text:span text:style-name="T52"> </text:span><text:span text:style-name="Source_20_Text"><text:span text:style-name="T32">}</text:span></text:span></text:p>
              <text:p text:style-name="P20"><text:span text:style-name="Source_20_Text"><text:span text:style-name="T32">l.call</text:span></text:span></text:p>
              <text:p text:style-name="P20"><text:span text:style-name="Source_20_Text"><text:span text:style-name="T32">=&gt; </text:span></text:span><text:span text:style-name="Source_20_Text"><text:span text:style-name="T21">"I'm a lambda"</text:span></text:span></text:p>
              <text:p text:style-name="P20"><text:span text:style-name="Source_20_Text"><text:span text:style-name="T32">l.call(</text:span></text:span><text:span text:style-name="Source_20_Text"><text:span text:style-name="T21">'arg'</text:span></text:span><text:span text:style-name="Source_20_Text"><text:span text:style-name="T32">)</text:span></text:span></text:p>
              <text:p text:style-name="P21"><text:span text:style-name="Source_20_Text"><text:span text:style-name="T32">ArgumentError: wrong number of arguments (</text:span></text:span><text:span text:style-name="Source_20_Text"><text:span text:style-name="T50">1</text:span></text:span><text:span text:style-name="T52"> </text:span><text:span text:style-name="Source_20_Text"><text:span text:style-name="T51">for</text:span></text:span><text:span text:style-name="T52"> </text:span><text:span text:style-name="Source_20_Text"><text:span text:style-name="T50">0</text:span></text:span><text:span text:style-name="Source_20_Text"><text:span text:style-name="T32">)</text:span></text:span></text:p>
            </table:table-cell>
          </table:table-row>
        </table:table>
      </text:section>
      <text:p text:style-name="P11">Second, lambdas provide diminutive returns – meaning that when a Proc encounters a return statement in it’s execution, it halts the method and returns the provided value. Lambdas on the other hand, return their value to the method, allowing it to continue:</text:p>
      <text:section text:style-name="Sect2" text:name="highlighter_444448">
        <table:table table:name="Table18" table:style-name="Table18">
          <table:table-column table:style-name="Table18.A"/>
          <table:table-column table:style-name="Table18.B"/>
          <text:soft-page-break/>
          <table:table-row>
            <table:table-cell table:style-name="Table18.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able:table-cell>
            <table:table-cell table:style-name="Table18.A1" office:value-type="string">
              <text:p text:style-name="P20"><text:span text:style-name="Source_20_Text"><text:span text:style-name="T51">def</text:span></text:span><text:span text:style-name="T52"> </text:span><text:span text:style-name="Source_20_Text"><text:span text:style-name="T32">proc_math</text:span></text:span></text:p>
              <text:p text:style-name="P20"><text:span text:style-name="Source_20_Text"><text:span text:style-name="T33">  </text:span></text:span><text:span text:style-name="Source_20_Text"><text:span text:style-name="T35">Proc</text:span></text:span><text:span text:style-name="Source_20_Text"><text:span text:style-name="T32">.</text:span></text:span><text:span text:style-name="Source_20_Text"><text:span text:style-name="T51">new</text:span></text:span><text:span text:style-name="T52"> </text:span><text:span text:style-name="Source_20_Text"><text:span text:style-name="T32">{ </text:span></text:span><text:span text:style-name="Source_20_Text"><text:span text:style-name="T51">return</text:span></text:span><text:span text:style-name="T52"> </text:span><text:span text:style-name="Source_20_Text"><text:span text:style-name="T50">1</text:span></text:span><text:span text:style-name="T52"> </text:span><text:span text:style-name="Source_20_Text"><text:span text:style-name="T32">+ </text:span></text:span><text:span text:style-name="Source_20_Text"><text:span text:style-name="T50">1</text:span></text:span><text:span text:style-name="T52"> </text:span><text:span text:style-name="Source_20_Text"><text:span text:style-name="T32">}.call</text:span></text:span></text:p>
              <text:p text:style-name="P20"><text:span text:style-name="Source_20_Text"><text:span text:style-name="T33">  </text:span></text:span><text:span text:style-name="Source_20_Text"><text:span text:style-name="T51">return</text:span></text:span><text:span text:style-name="T52"> </text:span><text:span text:style-name="Source_20_Text"><text:span text:style-name="T50">2</text:span></text:span><text:span text:style-name="T52"> </text:span><text:span text:style-name="Source_20_Text"><text:span text:style-name="T32">+ </text:span></text:span><text:span text:style-name="Source_20_Text"><text:span text:style-name="T50">2</text:span></text:span></text:p>
              <text:p text:style-name="P20"><text:span text:style-name="Source_20_Text"><text:span text:style-name="T51">end</text:span></text:span></text:p>
              <text:p text:style-name="P19"> </text:p>
              <text:p text:style-name="P20"><text:span text:style-name="Source_20_Text"><text:span text:style-name="T51">def</text:span></text:span><text:span text:style-name="T52"> </text:span><text:span text:style-name="Source_20_Text"><text:span text:style-name="T32">lambda_math</text:span></text:span></text:p>
              <text:p text:style-name="P20"><text:span text:style-name="Source_20_Text"><text:span text:style-name="T33">  </text:span></text:span><text:span text:style-name="Source_20_Text"><text:span text:style-name="T32">lambda { </text:span></text:span><text:span text:style-name="Source_20_Text"><text:span text:style-name="T51">return</text:span></text:span><text:span text:style-name="T52"> </text:span><text:span text:style-name="Source_20_Text"><text:span text:style-name="T50">1</text:span></text:span><text:span text:style-name="T52"> </text:span><text:span text:style-name="Source_20_Text"><text:span text:style-name="T32">+ </text:span></text:span><text:span text:style-name="Source_20_Text"><text:span text:style-name="T50">1</text:span></text:span><text:span text:style-name="T52"> </text:span><text:span text:style-name="Source_20_Text"><text:span text:style-name="T32">}.call</text:span></text:span></text:p>
              <text:p text:style-name="P20"><text:span text:style-name="Source_20_Text"><text:span text:style-name="T33">  </text:span></text:span><text:span text:style-name="Source_20_Text"><text:span text:style-name="T51">return</text:span></text:span><text:span text:style-name="T52"> </text:span><text:span text:style-name="Source_20_Text"><text:span text:style-name="T50">2</text:span></text:span><text:span text:style-name="T52"> </text:span><text:span text:style-name="Source_20_Text"><text:span text:style-name="T32">+ </text:span></text:span><text:span text:style-name="Source_20_Text"><text:span text:style-name="T50">2</text:span></text:span></text:p>
              <text:p text:style-name="P20"><text:span text:style-name="Source_20_Text"><text:span text:style-name="T51">end</text:span></text:span></text:p>
              <text:p text:style-name="P19"> </text:p>
              <text:p text:style-name="P20"><text:span text:style-name="Source_20_Text"><text:span text:style-name="T32">proc_math </text:span></text:span><text:span text:style-name="Source_20_Text"><text:span text:style-name="T53"># =&gt; 2  </text:span></text:span></text:p>
              <text:p text:style-name="P21"><text:span text:style-name="Source_20_Text"><text:span text:style-name="T32">lambda_math </text:span></text:span><text:span text:style-name="Source_20_Text"><text:span text:style-name="T53"># =&gt; 4  </text:span></text:span></text:p>
            </table:table-cell>
          </table:table-row>
        </table:table>
      </text:section>
      <text:p text:style-name="P13"><text:span text:style-name="T49">As you can see </text:span><text:span text:style-name="Source_20_Text"><text:span text:style-name="T31">proc_math</text:span></text:span><text:span text:style-name="T49"> hits the return statement inside the Proc and returns the value of </text:span><text:span text:style-name="Source_20_Text"><text:span text:style-name="T31">2</text:span></text:span><text:span text:style-name="T49">. In contrast,</text:span><text:span text:style-name="Source_20_Text"><text:span text:style-name="T31">lambda_math</text:span></text:span><text:span text:style-name="T49"> skips the return statement and evaluates 2 + 2 instead.</text:span></text:p>
      <text:p text:style-name="P11">One final note: Ruby 1.9 introduces the new “stabby” lambda syntax (represented with -&gt;), which is functionally identical to the traditional lambda syntax, but the “stabby” syntax is much cleaner.</text:p>
      <text:p text:style-name="Horizontal_20_Line"/>
      <text:h text:style-name="P5" text:outline-level="2">Conclusion</text:h>
      <text:p text:style-name="P11">In this study guide, we’ve covered the key differences between Blocks, Procs, and Lambdas:</text:p>
      <text:list xml:id="list925255111400762732" text:style-name="L5">
        <text:list-item>
          <text:p text:style-name="P81">Blocks are single use.</text:p>
        </text:list-item>
        <text:list-item>
          <text:p text:style-name="P81">Procs exist as objects.</text:p>
        </text:list-item>
        <text:list-item>
          <text:p text:style-name="P82">Lambdas have strict argument checking.</text:p>
        </text:list-item>
      </text:list>
      <text:p text:style-name="P69"/>
      <text:h text:style-name="P48" text:outline-level="1">What Is the Difference Between a Block, a Proc, and a Lambda in Ruby?</text:h>
      <text:p text:style-name="P6"><text:span text:style-name="T69">TH</text:span><text:span text:style-name="T70">, 2013 | </text:span><text:a xlink:type="simple" xlink:href="http://awaxman11.github.io/blog/2013/08/05/what-is-the-difference-between-a-block/#disqus_thread"><text:span text:style-name="T71">COMMENTS</text:span></text:a></text:p>
      <text:h text:style-name="P2" text:outline-level="3">What are blocks, procs, and lambdas?</text:h>
      <text:p text:style-name="P16"><text:span text:style-name="Strong_20_Emphasis"><text:span text:style-name="T54">Coder Talk</text:span></text:span><text:span text:style-name="T55">: Examples of </text:span><text:span text:style-name="Emphasis"><text:span text:style-name="T56">closures</text:span></text:span><text:span text:style-name="T55"> in ruby.</text:span></text:p>
      <text:p text:style-name="P16"><text:span text:style-name="Strong_20_Emphasis"><text:span text:style-name="T54">Plain old english</text:span></text:span><text:span text:style-name="T55">: Ways of grouping code we want to run.</text:span></text:p>
      <table:table table:name="Table19" table:style-name="Table19">
        <table:table-column table:style-name="Table19.A"/>
        <table:table-column table:style-name="Table19.B"/>
        <text:soft-page-break/>
        <table:table-row>
          <table:table-cell table:style-name="Table19.A1" office:value-type="string">
            <text:p text:style-name="P22">1</text:p>
            <text:p text:style-name="P22">2</text:p>
            <text:p text:style-name="P22">3</text:p>
            <text:p text:style-name="P22">4</text:p>
            <text:p text:style-name="P22">5</text:p>
            <text:p text:style-name="P22">6</text:p>
            <text:p text:style-name="P22">7</text:p>
            <text:p text:style-name="P22">8</text:p>
            <text:p text:style-name="P22">9</text:p>
            <text:p text:style-name="P22">10</text:p>
            <text:p text:style-name="P22">11</text:p>
            <text:p text:style-name="P22">12</text:p>
            <text:p text:style-name="P22">13</text:p>
            <text:p text:style-name="P22">14</text:p>
            <text:p text:style-name="P22">15</text:p>
            <text:p text:style-name="P22">16</text:p>
            <text:p text:style-name="P22">17</text:p>
            <text:p text:style-name="P22">18</text:p>
            <text:p text:style-name="P22">19</text:p>
            <text:p text:style-name="P22">20</text:p>
            <text:p text:style-name="P22">21</text:p>
          </table:table-cell>
          <table:table-cell table:style-name="Table19.A1" office:value-type="string">
            <text:p text:style-name="P23"><text:span text:style-name="Source_20_Text"><text:span text:style-name="T57"># Block Examples</text:span></text:span></text:p>
            <text:p text:style-name="P23"/>
            <text:p text:style-name="P23"><text:span text:style-name="Source_20_Text"><text:span text:style-name="T58">[</text:span></text:span><text:span text:style-name="Source_20_Text"><text:span text:style-name="T61">1</text:span></text:span><text:span text:style-name="Source_20_Text"><text:span text:style-name="T59">,</text:span></text:span><text:span text:style-name="Source_20_Text"><text:span text:style-name="T61">2</text:span></text:span><text:span text:style-name="Source_20_Text"><text:span text:style-name="T59">,</text:span></text:span><text:span text:style-name="Source_20_Text"><text:span text:style-name="T61">3</text:span></text:span><text:span text:style-name="Source_20_Text"><text:span text:style-name="T58">].</text:span></text:span><text:span text:style-name="Source_20_Text"><text:span text:style-name="T62">each</text:span></text:span><text:span text:style-name="Source_20_Text"><text:span text:style-name="T59"> { </text:span></text:span><text:span text:style-name="Source_20_Text"><text:span text:style-name="T58">|</text:span></text:span><text:span text:style-name="Source_20_Text"><text:span text:style-name="T62">x</text:span></text:span><text:span text:style-name="Source_20_Text"><text:span text:style-name="T58">|</text:span></text:span><text:span text:style-name="Source_20_Text"><text:span text:style-name="T59"> </text:span></text:span><text:span text:style-name="Source_20_Text"><text:span text:style-name="T64">puts</text:span></text:span><text:span text:style-name="Source_20_Text"><text:span text:style-name="T59"> </text:span></text:span><text:span text:style-name="Source_20_Text"><text:span text:style-name="T62">x</text:span></text:span><text:span text:style-name="Source_20_Text"><text:span text:style-name="T58">*</text:span></text:span><text:span text:style-name="Source_20_Text"><text:span text:style-name="T61">2</text:span></text:span><text:span text:style-name="Source_20_Text"><text:span text:style-name="T59"> } <text:s text:c="2"/></text:span></text:span><text:span text:style-name="Source_20_Text"><text:span text:style-name="T57"># block is in between the curly braces</text:span></text:span></text:p>
            <text:p text:style-name="P23"/>
            <text:p text:style-name="P23"><text:span text:style-name="Source_20_Text"><text:span text:style-name="T58">[</text:span></text:span><text:span text:style-name="Source_20_Text"><text:span text:style-name="T61">1</text:span></text:span><text:span text:style-name="Source_20_Text"><text:span text:style-name="T59">,</text:span></text:span><text:span text:style-name="Source_20_Text"><text:span text:style-name="T61">2</text:span></text:span><text:span text:style-name="Source_20_Text"><text:span text:style-name="T59">,</text:span></text:span><text:span text:style-name="Source_20_Text"><text:span text:style-name="T61">3</text:span></text:span><text:span text:style-name="Source_20_Text"><text:span text:style-name="T58">].</text:span></text:span><text:span text:style-name="Source_20_Text"><text:span text:style-name="T62">each</text:span></text:span><text:span text:style-name="Source_20_Text"><text:span text:style-name="T59"> </text:span></text:span><text:span text:style-name="Source_20_Text"><text:span text:style-name="T65">do</text:span></text:span><text:span text:style-name="Source_20_Text"><text:span text:style-name="T59"> </text:span></text:span><text:span text:style-name="Source_20_Text"><text:span text:style-name="T58">|</text:span></text:span><text:span text:style-name="Source_20_Text"><text:span text:style-name="T62">x</text:span></text:span><text:span text:style-name="Source_20_Text"><text:span text:style-name="T58">|</text:span></text:span></text:p>
            <text:p text:style-name="P23"><text:span text:style-name="Source_20_Text"><text:span text:style-name="T60"><text:s text:c="2"/></text:span></text:span><text:span text:style-name="Source_20_Text"><text:span text:style-name="T64">puts</text:span></text:span><text:span text:style-name="Source_20_Text"><text:span text:style-name="T59"> </text:span></text:span><text:span text:style-name="Source_20_Text"><text:span text:style-name="T62">x</text:span></text:span><text:span text:style-name="Source_20_Text"><text:span text:style-name="T58">*</text:span></text:span><text:span text:style-name="Source_20_Text"><text:span text:style-name="T61">2</text:span></text:span><text:span text:style-name="Source_20_Text"><text:span text:style-name="T59"> <text:s text:c="19"/></text:span></text:span><text:span text:style-name="Source_20_Text"><text:span text:style-name="T57"># block is everything between the do and end</text:span></text:span></text:p>
            <text:p text:style-name="P23"><text:span text:style-name="Source_20_Text"><text:span text:style-name="T65">end</text:span></text:span></text:p>
            <text:p text:style-name="P23"/>
            <text:p text:style-name="P23"><text:span text:style-name="Source_20_Text"><text:span text:style-name="T57"># Proc Examples <text:s text:c="12"/></text:span></text:span></text:p>
            <text:p text:style-name="P23"><text:span text:style-name="Source_20_Text"><text:span text:style-name="T64">p</text:span></text:span><text:span text:style-name="Source_20_Text"><text:span text:style-name="T59"> </text:span></text:span><text:span text:style-name="Source_20_Text"><text:span text:style-name="T58">=</text:span></text:span><text:span text:style-name="Source_20_Text"><text:span text:style-name="T59"> </text:span></text:span><text:span text:style-name="Source_20_Text"><text:span text:style-name="T66">Proc</text:span></text:span><text:span text:style-name="Source_20_Text"><text:span text:style-name="T58">.</text:span></text:span><text:span text:style-name="Source_20_Text"><text:span text:style-name="T62">new</text:span></text:span><text:span text:style-name="Source_20_Text"><text:span text:style-name="T59"> { </text:span></text:span><text:span text:style-name="Source_20_Text"><text:span text:style-name="T58">|</text:span></text:span><text:span text:style-name="Source_20_Text"><text:span text:style-name="T62">x</text:span></text:span><text:span text:style-name="Source_20_Text"><text:span text:style-name="T58">|</text:span></text:span><text:span text:style-name="Source_20_Text"><text:span text:style-name="T59"> </text:span></text:span><text:span text:style-name="Source_20_Text"><text:span text:style-name="T64">puts</text:span></text:span><text:span text:style-name="Source_20_Text"><text:span text:style-name="T59"> </text:span></text:span><text:span text:style-name="Source_20_Text"><text:span text:style-name="T62">x</text:span></text:span><text:span text:style-name="Source_20_Text"><text:span text:style-name="T58">*</text:span></text:span><text:span text:style-name="Source_20_Text"><text:span text:style-name="T61">2</text:span></text:span><text:span text:style-name="Source_20_Text"><text:span text:style-name="T59"> }</text:span></text:span></text:p>
            <text:p text:style-name="P23"><text:span text:style-name="Source_20_Text"><text:span text:style-name="T58">[</text:span></text:span><text:span text:style-name="Source_20_Text"><text:span text:style-name="T61">1</text:span></text:span><text:span text:style-name="Source_20_Text"><text:span text:style-name="T59">,</text:span></text:span><text:span text:style-name="Source_20_Text"><text:span text:style-name="T61">2</text:span></text:span><text:span text:style-name="Source_20_Text"><text:span text:style-name="T59">,</text:span></text:span><text:span text:style-name="Source_20_Text"><text:span text:style-name="T61">3</text:span></text:span><text:span text:style-name="Source_20_Text"><text:span text:style-name="T58">].</text:span></text:span><text:span text:style-name="Source_20_Text"><text:span text:style-name="T62">each</text:span></text:span><text:span text:style-name="Source_20_Text"><text:span text:style-name="T59">(</text:span></text:span><text:span text:style-name="Source_20_Text"><text:span text:style-name="T58">&amp;</text:span></text:span><text:span text:style-name="Source_20_Text"><text:span text:style-name="T64">p</text:span></text:span><text:span text:style-name="Source_20_Text"><text:span text:style-name="T59">) <text:s text:c="13"/></text:span></text:span><text:span text:style-name="Source_20_Text"><text:span text:style-name="T57"># The '&amp;' tells ruby to turn the proc into a block </text:span></text:span></text:p>
            <text:p text:style-name="P23"/>
            <text:p text:style-name="P23"><text:span text:style-name="Source_20_Text"><text:span text:style-name="T64">proc</text:span></text:span><text:span text:style-name="Source_20_Text"><text:span text:style-name="T59"> </text:span></text:span><text:span text:style-name="Source_20_Text"><text:span text:style-name="T58">=</text:span></text:span><text:span text:style-name="Source_20_Text"><text:span text:style-name="T59"> </text:span></text:span><text:span text:style-name="Source_20_Text"><text:span text:style-name="T66">Proc</text:span></text:span><text:span text:style-name="Source_20_Text"><text:span text:style-name="T58">.</text:span></text:span><text:span text:style-name="Source_20_Text"><text:span text:style-name="T62">new</text:span></text:span><text:span text:style-name="Source_20_Text"><text:span text:style-name="T59"> { </text:span></text:span><text:span text:style-name="Source_20_Text"><text:span text:style-name="T64">puts</text:span></text:span><text:span text:style-name="Source_20_Text"><text:span text:style-name="T59"> </text:span></text:span><text:span text:style-name="Source_20_Text"><text:span text:style-name="T61">"Hello World"</text:span></text:span><text:span text:style-name="Source_20_Text"><text:span text:style-name="T59"> }</text:span></text:span></text:p>
            <text:p text:style-name="P23"><text:span text:style-name="Source_20_Text"><text:span text:style-name="T64">proc</text:span></text:span><text:span text:style-name="Source_20_Text"><text:span text:style-name="T58">.</text:span></text:span><text:span text:style-name="Source_20_Text"><text:span text:style-name="T62">call</text:span></text:span><text:span text:style-name="Source_20_Text"><text:span text:style-name="T59"> <text:s text:c="20"/></text:span></text:span><text:span text:style-name="Source_20_Text"><text:span text:style-name="T57"># The body of the Proc object gets executed when called</text:span></text:span></text:p>
            <text:p text:style-name="P23"/>
            <text:p text:style-name="P23"><text:span text:style-name="Source_20_Text"><text:span text:style-name="T57"># Lambda Examples <text:s text:c="11"/></text:span></text:span></text:p>
            <text:p text:style-name="P23"><text:span text:style-name="Source_20_Text"><text:span text:style-name="T62">lam</text:span></text:span><text:span text:style-name="Source_20_Text"><text:span text:style-name="T59"> </text:span></text:span><text:span text:style-name="Source_20_Text"><text:span text:style-name="T58">=</text:span></text:span><text:span text:style-name="Source_20_Text"><text:span text:style-name="T59"> </text:span></text:span><text:span text:style-name="Source_20_Text"><text:span text:style-name="T64">lambda</text:span></text:span><text:span text:style-name="Source_20_Text"><text:span text:style-name="T59"> { </text:span></text:span><text:span text:style-name="Source_20_Text"><text:span text:style-name="T58">|</text:span></text:span><text:span text:style-name="Source_20_Text"><text:span text:style-name="T62">x</text:span></text:span><text:span text:style-name="Source_20_Text"><text:span text:style-name="T58">|</text:span></text:span><text:span text:style-name="Source_20_Text"><text:span text:style-name="T59"> </text:span></text:span><text:span text:style-name="Source_20_Text"><text:span text:style-name="T64">puts</text:span></text:span><text:span text:style-name="Source_20_Text"><text:span text:style-name="T59"> </text:span></text:span><text:span text:style-name="Source_20_Text"><text:span text:style-name="T62">x</text:span></text:span><text:span text:style-name="Source_20_Text"><text:span text:style-name="T58">*</text:span></text:span><text:span text:style-name="Source_20_Text"><text:span text:style-name="T61">2</text:span></text:span><text:span text:style-name="Source_20_Text"><text:span text:style-name="T59"> }</text:span></text:span></text:p>
            <text:p text:style-name="P23"><text:span text:style-name="Source_20_Text"><text:span text:style-name="T58">[</text:span></text:span><text:span text:style-name="Source_20_Text"><text:span text:style-name="T61">1</text:span></text:span><text:span text:style-name="Source_20_Text"><text:span text:style-name="T59">,</text:span></text:span><text:span text:style-name="Source_20_Text"><text:span text:style-name="T61">2</text:span></text:span><text:span text:style-name="Source_20_Text"><text:span text:style-name="T59">,</text:span></text:span><text:span text:style-name="Source_20_Text"><text:span text:style-name="T61">3</text:span></text:span><text:span text:style-name="Source_20_Text"><text:span text:style-name="T58">].</text:span></text:span><text:span text:style-name="Source_20_Text"><text:span text:style-name="T62">each</text:span></text:span><text:span text:style-name="Source_20_Text"><text:span text:style-name="T59">(</text:span></text:span><text:span text:style-name="Source_20_Text"><text:span text:style-name="T58">&amp;</text:span></text:span><text:span text:style-name="Source_20_Text"><text:span text:style-name="T62">lam</text:span></text:span><text:span text:style-name="Source_20_Text"><text:span text:style-name="T59">)</text:span></text:span></text:p>
            <text:p text:style-name="P23"/>
            <text:p text:style-name="P23"><text:span text:style-name="Source_20_Text"><text:span text:style-name="T62">lam</text:span></text:span><text:span text:style-name="Source_20_Text"><text:span text:style-name="T59"> </text:span></text:span><text:span text:style-name="Source_20_Text"><text:span text:style-name="T58">=</text:span></text:span><text:span text:style-name="Source_20_Text"><text:span text:style-name="T59"> </text:span></text:span><text:span text:style-name="Source_20_Text"><text:span text:style-name="T64">lambda</text:span></text:span><text:span text:style-name="Source_20_Text"><text:span text:style-name="T59"> { </text:span></text:span><text:span text:style-name="Source_20_Text"><text:span text:style-name="T64">puts</text:span></text:span><text:span text:style-name="Source_20_Text"><text:span text:style-name="T59"> </text:span></text:span><text:span text:style-name="Source_20_Text"><text:span text:style-name="T61">"Hello World"</text:span></text:span><text:span text:style-name="Source_20_Text"><text:span text:style-name="T59"> }</text:span></text:span></text:p>
            <text:p text:style-name="P23"><text:span text:style-name="Source_20_Text"><text:span text:style-name="T62">lam</text:span></text:span><text:span text:style-name="Source_20_Text"><text:span text:style-name="T58">.</text:span></text:span><text:span text:style-name="Source_20_Text"><text:span text:style-name="T62">call</text:span></text:span></text:p>
          </table:table-cell>
        </table:table-row>
      </table:table>
      <text:p text:style-name="P12">While it looks like these are all very similar, there are subtle differences that I will cover below.</text:p>
      <text:h text:style-name="P2" text:outline-level="3">Differences between Blocks and Procs</text:h>
      <text:list xml:id="list2665890112401086712" text:style-name="L6">
        <text:list-item>
          <text:p text:style-name="P78"><text:span text:style-name="Strong_20_Emphasis"><text:span text:style-name="T54">Procs are objects, blocks are not</text:span></text:span></text:p>
          <text:p text:style-name="P75">A proc (notice the lowercase p) is an instance of the Proc class.</text:p>
        </text:list-item>
      </text:list>
      <table:table table:name="Table20" table:style-name="Table20">
        <table:table-column table:style-name="Table20.A"/>
        <table:table-column table:style-name="Table20.B"/>
        <table:table-row>
          <table:table-cell table:style-name="Table20.A1" office:value-type="string">
            <text:p text:style-name="P22">1</text:p>
          </table:table-cell>
          <table:table-cell table:style-name="Table20.A1" office:value-type="string">
            <text:p text:style-name="P23"><text:span text:style-name="Source_20_Text"><text:span text:style-name="T64">p</text:span></text:span><text:span text:style-name="Source_20_Text"><text:span text:style-name="T59"> </text:span></text:span><text:span text:style-name="Source_20_Text"><text:span text:style-name="T58">=</text:span></text:span><text:span text:style-name="Source_20_Text"><text:span text:style-name="T59"> </text:span></text:span><text:span text:style-name="Source_20_Text"><text:span text:style-name="T66">Proc</text:span></text:span><text:span text:style-name="Source_20_Text"><text:span text:style-name="T58">.</text:span></text:span><text:span text:style-name="Source_20_Text"><text:span text:style-name="T62">new</text:span></text:span><text:span text:style-name="Source_20_Text"><text:span text:style-name="T59"> { </text:span></text:span><text:span text:style-name="Source_20_Text"><text:span text:style-name="T64">puts</text:span></text:span><text:span text:style-name="Source_20_Text"><text:span text:style-name="T59"> </text:span></text:span><text:span text:style-name="Source_20_Text"><text:span text:style-name="T61">"Hello World"</text:span></text:span><text:span text:style-name="Source_20_Text"><text:span text:style-name="T59"> }</text:span></text:span></text:p>
          </table:table-cell>
        </table:table-row>
      </table:table>
      <text:list xml:id="list185427923296527" text:continue-numbering="true" text:style-name="L6">
        <text:list-header>
          <text:p text:style-name="P75">This lets us call methods on it and assign it to variables. Procs can also return themselves.</text:p>
        </text:list-header>
      </text:list>
      <table:table table:name="Table21" table:style-name="Table21">
        <table:table-column table:style-name="Table21.A"/>
        <table:table-column table:style-name="Table21.B"/>
        <table:table-row>
          <table:table-cell table:style-name="Table21.A1" office:value-type="string">
            <text:p text:style-name="P22">1</text:p>
            <text:p text:style-name="P22">2</text:p>
            <text:p text:style-name="P22">3</text:p>
            <text:p text:style-name="P22">4</text:p>
          </table:table-cell>
          <table:table-cell table:style-name="Table21.A1" office:value-type="string">
            <text:p text:style-name="P23"><text:span text:style-name="Source_20_Text"><text:span text:style-name="T64">p</text:span></text:span><text:span text:style-name="Source_20_Text"><text:span text:style-name="T58">.</text:span></text:span><text:span text:style-name="Source_20_Text"><text:span text:style-name="T62">call</text:span></text:span><text:span text:style-name="Source_20_Text"><text:span text:style-name="T59"> <text:s/></text:span></text:span><text:span text:style-name="Source_20_Text"><text:span text:style-name="T57"># prints 'Hello World'</text:span></text:span></text:p>
            <text:p text:style-name="P23"><text:span text:style-name="Source_20_Text"><text:span text:style-name="T64">p</text:span></text:span><text:span text:style-name="Source_20_Text"><text:span text:style-name="T58">.</text:span></text:span><text:span text:style-name="Source_20_Text"><text:span text:style-name="T62">class</text:span></text:span><text:span text:style-name="Source_20_Text"><text:span text:style-name="T59"> </text:span></text:span><text:span text:style-name="Source_20_Text"><text:span text:style-name="T57"># returns 'Proc'</text:span></text:span></text:p>
            <text:p text:style-name="P23"><text:span text:style-name="Source_20_Text"><text:span text:style-name="T62">a</text:span></text:span><text:span text:style-name="Source_20_Text"><text:span text:style-name="T59"> </text:span></text:span><text:span text:style-name="Source_20_Text"><text:span text:style-name="T58">=</text:span></text:span><text:span text:style-name="Source_20_Text"><text:span text:style-name="T59"> </text:span></text:span><text:span text:style-name="Source_20_Text"><text:span text:style-name="T64">p</text:span></text:span><text:span text:style-name="Source_20_Text"><text:span text:style-name="T59"> <text:s text:c="2"/></text:span></text:span><text:span text:style-name="Source_20_Text"><text:span text:style-name="T57"># a now equals p, a Proc instance</text:span></text:span></text:p>
            <text:p text:style-name="P23"><text:span text:style-name="Source_20_Text"><text:span text:style-name="T64">p</text:span></text:span><text:span text:style-name="Source_20_Text"><text:span text:style-name="T59"> <text:s text:c="6"/></text:span></text:span><text:span text:style-name="Source_20_Text"><text:span text:style-name="T57"># returns a proc object '#&lt;Proc:0x007f96b1a60eb0@(irb):46&gt;'</text:span></text:span></text:p>
          </table:table-cell>
        </table:table-row>
      </table:table>
      <text:list xml:id="list185428266338422" text:continue-numbering="true" text:style-name="L6">
        <text:list-header>
          <text:p text:style-name="P75">In contrast, a block is just part of the *syntax* of a method call. It doesn’t mean anything on a standalone basis and can only appear in argument lists.</text:p>
        </text:list-header>
      </text:list>
      <table:table table:name="Table22" table:style-name="Table22">
        <table:table-column table:style-name="Table22.A"/>
        <table:table-column table:style-name="Table22.B"/>
        <table:table-row>
          <table:table-cell table:style-name="Table22.A1" office:value-type="string">
            <text:p text:style-name="P22">1</text:p>
            <text:p text:style-name="P22">2</text:p>
            <text:p text:style-name="P22">3</text:p>
          </table:table-cell>
          <table:table-cell table:style-name="Table22.A1" office:value-type="string">
            <text:p text:style-name="P23"><text:span text:style-name="Source_20_Text"><text:span text:style-name="T59">{ </text:span></text:span><text:span text:style-name="Source_20_Text"><text:span text:style-name="T64">puts</text:span></text:span><text:span text:style-name="Source_20_Text"><text:span text:style-name="T59"> </text:span></text:span><text:span text:style-name="Source_20_Text"><text:span text:style-name="T61">"Hello World"</text:span></text:span><text:span text:style-name="Source_20_Text"><text:span text:style-name="T59">} <text:s text:c="6"/></text:span></text:span><text:span text:style-name="Source_20_Text"><text:span text:style-name="T57"># syntax error <text:s/></text:span></text:span></text:p>
            <text:p text:style-name="P23"><text:span text:style-name="Source_20_Text"><text:span text:style-name="T62">a</text:span></text:span><text:span text:style-name="Source_20_Text"><text:span text:style-name="T59"> </text:span></text:span><text:span text:style-name="Source_20_Text"><text:span text:style-name="T58">=</text:span></text:span><text:span text:style-name="Source_20_Text"><text:span text:style-name="T59"> { </text:span></text:span><text:span text:style-name="Source_20_Text"><text:span text:style-name="T64">puts</text:span></text:span><text:span text:style-name="Source_20_Text"><text:span text:style-name="T59"> </text:span></text:span><text:span text:style-name="Source_20_Text"><text:span text:style-name="T61">"Hello World"</text:span></text:span><text:span text:style-name="Source_20_Text"><text:span text:style-name="T59">} <text:s text:c="2"/></text:span></text:span><text:span text:style-name="Source_20_Text"><text:span text:style-name="T57"># syntax error</text:span></text:span></text:p>
            <text:p text:style-name="P23"><text:span text:style-name="Source_20_Text"><text:span text:style-name="T58">[</text:span></text:span><text:span text:style-name="Source_20_Text"><text:span text:style-name="T61">1</text:span></text:span><text:span text:style-name="Source_20_Text"><text:span text:style-name="T59">,</text:span></text:span><text:span text:style-name="Source_20_Text"><text:span text:style-name="T61">2</text:span></text:span><text:span text:style-name="Source_20_Text"><text:span text:style-name="T59">,</text:span></text:span><text:span text:style-name="Source_20_Text"><text:span text:style-name="T61">3</text:span></text:span><text:span text:style-name="Source_20_Text"><text:span text:style-name="T58">].</text:span></text:span><text:span text:style-name="Source_20_Text"><text:span text:style-name="T62">each</text:span></text:span><text:span text:style-name="Source_20_Text"><text:span text:style-name="T59"> {</text:span></text:span><text:span text:style-name="Source_20_Text"><text:span text:style-name="T58">|</text:span></text:span><text:span text:style-name="Source_20_Text"><text:span text:style-name="T62">x</text:span></text:span><text:span text:style-name="Source_20_Text"><text:span text:style-name="T58">|</text:span></text:span><text:span text:style-name="Source_20_Text"><text:span text:style-name="T59"> </text:span></text:span><text:span text:style-name="Source_20_Text"><text:span text:style-name="T64">puts</text:span></text:span><text:span text:style-name="Source_20_Text"><text:span text:style-name="T59"> </text:span></text:span><text:span text:style-name="Source_20_Text"><text:span text:style-name="T62">x</text:span></text:span><text:span text:style-name="Source_20_Text"><text:span text:style-name="T58">*</text:span></text:span><text:span text:style-name="Source_20_Text"><text:span text:style-name="T61">2</text:span></text:span><text:span text:style-name="Source_20_Text"><text:span text:style-name="T59">} </text:span></text:span><text:span text:style-name="Source_20_Text"><text:span text:style-name="T57"># only works as part of the syntax of a method call</text:span></text:span></text:p>
          </table:table-cell>
        </table:table-row>
      </table:table>
      <text:list xml:id="list185428252088549" text:continue-numbering="true" text:style-name="L6">
        <text:list-item>
          <text:p text:style-name="P78"><text:span text:style-name="Strong_20_Emphasis"><text:span text:style-name="T54">At most one block can appear in an argument list</text:span></text:span></text:p>
          <text:p text:style-name="P75">In contrast, you can pass multiple procs to methods.</text:p>
        </text:list-item>
      </text:list>
      <table:table table:name="Table23" table:style-name="Table23">
        <table:table-column table:style-name="Table23.A"/>
        <table:table-column table:style-name="Table23.B"/>
        <table:table-row>
          <table:table-cell table:style-name="Table23.A1" office:value-type="string">
            <text:p text:style-name="P22">1</text:p>
            <text:p text:style-name="P22">2</text:p>
            <text:p text:style-name="P22">3</text:p>
            <text:p text:style-name="P22">4</text:p>
            <text:p text:style-name="P22">5</text:p>
            <text:p text:style-name="P22">6</text:p>
            <text:p text:style-name="P22">7</text:p>
            <text:p text:style-name="P22">8</text:p>
            <text:p text:style-name="P22">9</text:p>
          </table:table-cell>
          <table:table-cell table:style-name="Table23.A1" office:value-type="string">
            <text:p text:style-name="P23"><text:span text:style-name="Source_20_Text"><text:span text:style-name="T65">def</text:span></text:span><text:span text:style-name="Source_20_Text"><text:span text:style-name="T59"> </text:span></text:span><text:span text:style-name="Source_20_Text"><text:span text:style-name="T63">multiple_procs</text:span></text:span><text:span text:style-name="Source_20_Text"><text:span text:style-name="T59">(</text:span></text:span><text:span text:style-name="Source_20_Text"><text:span text:style-name="T62">proc1</text:span></text:span><text:span text:style-name="Source_20_Text"><text:span text:style-name="T59">, </text:span></text:span><text:span text:style-name="Source_20_Text"><text:span text:style-name="T62">proc2</text:span></text:span><text:span text:style-name="Source_20_Text"><text:span text:style-name="T59">)</text:span></text:span></text:p>
            <text:p text:style-name="P23"><text:span text:style-name="Source_20_Text"><text:span text:style-name="T60"><text:s text:c="2"/></text:span></text:span><text:span text:style-name="Source_20_Text"><text:span text:style-name="T62">proc1</text:span></text:span><text:span text:style-name="Source_20_Text"><text:span text:style-name="T58">.</text:span></text:span><text:span text:style-name="Source_20_Text"><text:span text:style-name="T62">call</text:span></text:span></text:p>
            <text:p text:style-name="P23"><text:span text:style-name="Source_20_Text"><text:span text:style-name="T60"><text:s text:c="2"/></text:span></text:span><text:span text:style-name="Source_20_Text"><text:span text:style-name="T62">proc2</text:span></text:span><text:span text:style-name="Source_20_Text"><text:span text:style-name="T58">.</text:span></text:span><text:span text:style-name="Source_20_Text"><text:span text:style-name="T62">call</text:span></text:span></text:p>
            <text:p text:style-name="P23"><text:span text:style-name="Source_20_Text"><text:span text:style-name="T65">end</text:span></text:span></text:p>
            <text:p text:style-name="P23"/>
            <text:p text:style-name="P23"><text:span text:style-name="Source_20_Text"><text:span text:style-name="T62">a</text:span></text:span><text:span text:style-name="Source_20_Text"><text:span text:style-name="T59"> </text:span></text:span><text:span text:style-name="Source_20_Text"><text:span text:style-name="T58">=</text:span></text:span><text:span text:style-name="Source_20_Text"><text:span text:style-name="T59"> </text:span></text:span><text:span text:style-name="Source_20_Text"><text:span text:style-name="T66">Proc</text:span></text:span><text:span text:style-name="Source_20_Text"><text:span text:style-name="T58">.</text:span></text:span><text:span text:style-name="Source_20_Text"><text:span text:style-name="T62">new</text:span></text:span><text:span text:style-name="Source_20_Text"><text:span text:style-name="T59"> { </text:span></text:span><text:span text:style-name="Source_20_Text"><text:span text:style-name="T64">puts</text:span></text:span><text:span text:style-name="Source_20_Text"><text:span text:style-name="T59"> </text:span></text:span><text:span text:style-name="Source_20_Text"><text:span text:style-name="T61">"First proc"</text:span></text:span><text:span text:style-name="Source_20_Text"><text:span text:style-name="T59"> }</text:span></text:span></text:p>
            <text:p text:style-name="P23"><text:span text:style-name="Source_20_Text"><text:span text:style-name="T62">b</text:span></text:span><text:span text:style-name="Source_20_Text"><text:span text:style-name="T59"> </text:span></text:span><text:span text:style-name="Source_20_Text"><text:span text:style-name="T58">=</text:span></text:span><text:span text:style-name="Source_20_Text"><text:span text:style-name="T59"> </text:span></text:span><text:span text:style-name="Source_20_Text"><text:span text:style-name="T66">Proc</text:span></text:span><text:span text:style-name="Source_20_Text"><text:span text:style-name="T58">.</text:span></text:span><text:span text:style-name="Source_20_Text"><text:span text:style-name="T62">new</text:span></text:span><text:span text:style-name="Source_20_Text"><text:span text:style-name="T59"> { </text:span></text:span><text:span text:style-name="Source_20_Text"><text:span text:style-name="T64">puts</text:span></text:span><text:span text:style-name="Source_20_Text"><text:span text:style-name="T59"> </text:span></text:span><text:span text:style-name="Source_20_Text"><text:span text:style-name="T61">"Second proc"</text:span></text:span><text:span text:style-name="Source_20_Text"><text:span text:style-name="T59"> }</text:span></text:span></text:p>
            <text:p text:style-name="P23"/>
            <text:p text:style-name="P23"><text:span text:style-name="Source_20_Text"><text:span text:style-name="T62">multiple_procs</text:span></text:span><text:span text:style-name="Source_20_Text"><text:span text:style-name="T59">(</text:span></text:span><text:span text:style-name="Source_20_Text"><text:span text:style-name="T62">a</text:span></text:span><text:span text:style-name="Source_20_Text"><text:span text:style-name="T59">,</text:span></text:span><text:span text:style-name="Source_20_Text"><text:span text:style-name="T62">b</text:span></text:span><text:span text:style-name="Source_20_Text"><text:span text:style-name="T59">)</text:span></text:span></text:p>
          </table:table-cell>
        </table:table-row>
      </table:table>
      <text:h text:style-name="P2" text:outline-level="3">Differences between Procs and Lambdas</text:h>
      <text:p text:style-name="P12">Before I get into the differences between procs and lambdas, it is important to mention that they are both Proc objects.</text:p>
      <table:table table:name="Table24" table:style-name="Table24">
        <table:table-column table:style-name="Table24.A"/>
        <table:table-column table:style-name="Table24.B"/>
        <table:table-row>
          <table:table-cell table:style-name="Table24.A1" office:value-type="string">
            <text:p text:style-name="P22">1</text:p>
            <text:p text:style-name="P22">2</text:p>
            <text:p text:style-name="P22">3</text:p>
            <text:p text:style-name="P22">4</text:p>
            <text:p text:style-name="P22">5</text:p>
          </table:table-cell>
          <table:table-cell table:style-name="Table24.A1" office:value-type="string">
            <text:p text:style-name="P23"><text:span text:style-name="Source_20_Text"><text:span text:style-name="T64">proc</text:span></text:span><text:span text:style-name="Source_20_Text"><text:span text:style-name="T59"> </text:span></text:span><text:span text:style-name="Source_20_Text"><text:span text:style-name="T58">=</text:span></text:span><text:span text:style-name="Source_20_Text"><text:span text:style-name="T59"> </text:span></text:span><text:span text:style-name="Source_20_Text"><text:span text:style-name="T66">Proc</text:span></text:span><text:span text:style-name="Source_20_Text"><text:span text:style-name="T58">.</text:span></text:span><text:span text:style-name="Source_20_Text"><text:span text:style-name="T62">new</text:span></text:span><text:span text:style-name="Source_20_Text"><text:span text:style-name="T59"> { </text:span></text:span><text:span text:style-name="Source_20_Text"><text:span text:style-name="T64">puts</text:span></text:span><text:span text:style-name="Source_20_Text"><text:span text:style-name="T59"> </text:span></text:span><text:span text:style-name="Source_20_Text"><text:span text:style-name="T61">"Hello world"</text:span></text:span><text:span text:style-name="Source_20_Text"><text:span text:style-name="T59"> }</text:span></text:span></text:p>
            <text:p text:style-name="P23"><text:span text:style-name="Source_20_Text"><text:span text:style-name="T62">lam</text:span></text:span><text:span text:style-name="Source_20_Text"><text:span text:style-name="T59"> </text:span></text:span><text:span text:style-name="Source_20_Text"><text:span text:style-name="T58">=</text:span></text:span><text:span text:style-name="Source_20_Text"><text:span text:style-name="T59"> </text:span></text:span><text:span text:style-name="Source_20_Text"><text:span text:style-name="T64">lambda</text:span></text:span><text:span text:style-name="Source_20_Text"><text:span text:style-name="T59"> { </text:span></text:span><text:span text:style-name="Source_20_Text"><text:span text:style-name="T64">puts</text:span></text:span><text:span text:style-name="Source_20_Text"><text:span text:style-name="T59"> </text:span></text:span><text:span text:style-name="Source_20_Text"><text:span text:style-name="T61">"Hello World"</text:span></text:span><text:span text:style-name="Source_20_Text"><text:span text:style-name="T59"> }</text:span></text:span></text:p>
            <text:p text:style-name="P23"/>
            <text:p text:style-name="P23"><text:span text:style-name="Source_20_Text"><text:span text:style-name="T64">proc</text:span></text:span><text:span text:style-name="Source_20_Text"><text:span text:style-name="T58">.</text:span></text:span><text:span text:style-name="Source_20_Text"><text:span text:style-name="T62">class</text:span></text:span><text:span text:style-name="Source_20_Text"><text:span text:style-name="T59"> </text:span></text:span><text:span text:style-name="Source_20_Text"><text:span text:style-name="T57"># returns 'Proc'</text:span></text:span></text:p>
            <text:p text:style-name="P23"><text:span text:style-name="Source_20_Text"><text:span text:style-name="T62">lam</text:span></text:span><text:span text:style-name="Source_20_Text"><text:span text:style-name="T58">.</text:span></text:span><text:span text:style-name="Source_20_Text"><text:span text:style-name="T62">class</text:span></text:span><text:span text:style-name="Source_20_Text"><text:span text:style-name="T59"> <text:s/></text:span></text:span><text:span text:style-name="Source_20_Text"><text:span text:style-name="T57"># returns 'Proc'</text:span></text:span></text:p>
          </table:table-cell>
        </table:table-row>
      </table:table>
      <text:p text:style-name="P12">However, lambdas are a different ‘flavor’ of procs. This slight difference is shown when returning the objects.</text:p>
      <table:table table:name="Table25" table:style-name="Table25">
        <table:table-column table:style-name="Table25.A"/>
        <table:table-column table:style-name="Table25.B"/>
        <table:table-row>
          <table:table-cell table:style-name="Table25.A1" office:value-type="string">
            <text:p text:style-name="P22">1</text:p>
            <text:p text:style-name="P22">2</text:p>
          </table:table-cell>
          <table:table-cell table:style-name="Table25.A1" office:value-type="string">
            <text:p text:style-name="P23"><text:span text:style-name="Source_20_Text"><text:span text:style-name="T64">proc</text:span></text:span><text:span text:style-name="Source_20_Text"><text:span text:style-name="T59"> <text:s text:c="2"/></text:span></text:span><text:span text:style-name="Source_20_Text"><text:span text:style-name="T57"># returns '#&lt;Proc:0x007f96b1032d30@(irb):75&gt;'</text:span></text:span></text:p>
            <text:p text:style-name="P23"><text:span text:style-name="Source_20_Text"><text:span text:style-name="T62">lam</text:span></text:span><text:span text:style-name="Source_20_Text"><text:span text:style-name="T59"> <text:s text:c="3"/></text:span></text:span><text:span text:style-name="Source_20_Text"><text:span text:style-name="T57"># returns '&lt;Proc:0x007f96b1b41938@(irb):76 (lambda)&gt;'</text:span></text:span></text:p>
          </table:table-cell>
        </table:table-row>
      </table:table>
      <text:p text:style-name="P12">The (lambda) notation is a reminder that while procs and lambdas are very similar, even both instances of the Proc class, they are also slightly different. Below are the key differences.</text:p>
      <text:list xml:id="list7365759579488360482" text:style-name="L7">
        <text:list-item>
          <text:p text:style-name="P79"><text:span text:style-name="Strong_20_Emphasis"><text:span text:style-name="T54">Lambdas check the number of arguments, while procs do not</text:span></text:span></text:p>
        </text:list-item>
      </text:list>
      <table:table table:name="Table26" table:style-name="Table26">
        <table:table-column table:style-name="Table26.A"/>
        <table:table-column table:style-name="Table26.B"/>
        <text:soft-page-break/>
        <table:table-row>
          <table:table-cell table:style-name="Table26.A1" office:value-type="string">
            <text:p text:style-name="P22">1</text:p>
            <text:p text:style-name="P22">2</text:p>
            <text:p text:style-name="P22">3</text:p>
            <text:p text:style-name="P22">4</text:p>
          </table:table-cell>
          <table:table-cell table:style-name="Table26.A1" office:value-type="string">
            <text:p text:style-name="P23"><text:span text:style-name="Source_20_Text"><text:span text:style-name="T62">lam</text:span></text:span><text:span text:style-name="Source_20_Text"><text:span text:style-name="T59"> </text:span></text:span><text:span text:style-name="Source_20_Text"><text:span text:style-name="T58">=</text:span></text:span><text:span text:style-name="Source_20_Text"><text:span text:style-name="T59"> </text:span></text:span><text:span text:style-name="Source_20_Text"><text:span text:style-name="T64">lambda</text:span></text:span><text:span text:style-name="Source_20_Text"><text:span text:style-name="T59"> { </text:span></text:span><text:span text:style-name="Source_20_Text"><text:span text:style-name="T58">|</text:span></text:span><text:span text:style-name="Source_20_Text"><text:span text:style-name="T62">x</text:span></text:span><text:span text:style-name="Source_20_Text"><text:span text:style-name="T58">|</text:span></text:span><text:span text:style-name="Source_20_Text"><text:span text:style-name="T59"> </text:span></text:span><text:span text:style-name="Source_20_Text"><text:span text:style-name="T64">puts</text:span></text:span><text:span text:style-name="Source_20_Text"><text:span text:style-name="T59"> </text:span></text:span><text:span text:style-name="Source_20_Text"><text:span text:style-name="T62">x</text:span></text:span><text:span text:style-name="Source_20_Text"><text:span text:style-name="T59"> } <text:s text:c="3"/></text:span></text:span><text:span text:style-name="Source_20_Text"><text:span text:style-name="T57"># creates a lambda that takes 1 argument</text:span></text:span></text:p>
            <text:p text:style-name="P23"><text:span text:style-name="Source_20_Text"><text:span text:style-name="T62">lam</text:span></text:span><text:span text:style-name="Source_20_Text"><text:span text:style-name="T58">.</text:span></text:span><text:span text:style-name="Source_20_Text"><text:span text:style-name="T62">call</text:span></text:span><text:span text:style-name="Source_20_Text"><text:span text:style-name="T59">(</text:span></text:span><text:span text:style-name="Source_20_Text"><text:span text:style-name="T61">2</text:span></text:span><text:span text:style-name="Source_20_Text"><text:span text:style-name="T59">) <text:s text:c="19"/></text:span></text:span><text:span text:style-name="Source_20_Text"><text:span text:style-name="T57"># prints out 2</text:span></text:span></text:p>
            <text:p text:style-name="P23"><text:span text:style-name="Source_20_Text"><text:span text:style-name="T62">lam</text:span></text:span><text:span text:style-name="Source_20_Text"><text:span text:style-name="T58">.</text:span></text:span><text:span text:style-name="Source_20_Text"><text:span text:style-name="T62">call</text:span></text:span><text:span text:style-name="Source_20_Text"><text:span text:style-name="T59"> <text:s text:c="22"/></text:span></text:span><text:span text:style-name="Source_20_Text"><text:span text:style-name="T57"># ArgumentError: wrong number of arguments (0 for 1)</text:span></text:span></text:p>
            <text:p text:style-name="P23"><text:span text:style-name="Source_20_Text"><text:span text:style-name="T62">lam</text:span></text:span><text:span text:style-name="Source_20_Text"><text:span text:style-name="T58">.</text:span></text:span><text:span text:style-name="Source_20_Text"><text:span text:style-name="T62">call</text:span></text:span><text:span text:style-name="Source_20_Text"><text:span text:style-name="T59">(</text:span></text:span><text:span text:style-name="Source_20_Text"><text:span text:style-name="T61">1</text:span></text:span><text:span text:style-name="Source_20_Text"><text:span text:style-name="T59">,</text:span></text:span><text:span text:style-name="Source_20_Text"><text:span text:style-name="T61">2</text:span></text:span><text:span text:style-name="Source_20_Text"><text:span text:style-name="T59">,</text:span></text:span><text:span text:style-name="Source_20_Text"><text:span text:style-name="T61">3</text:span></text:span><text:span text:style-name="Source_20_Text"><text:span text:style-name="T59">) <text:s text:c="15"/></text:span></text:span><text:span text:style-name="Source_20_Text"><text:span text:style-name="T57"># ArgumentError: wrong number of arguments (3 for 1)</text:span></text:span></text:p>
          </table:table-cell>
        </table:table-row>
      </table:table>
      <text:list xml:id="list185428251997206" text:continue-numbering="true" text:style-name="L7">
        <text:list-header>
          <text:p text:style-name="P76">In contrast, procs don’t care if they are passed the wrong number of arguments.</text:p>
        </text:list-header>
      </text:list>
      <table:table table:name="Table27" table:style-name="Table27">
        <table:table-column table:style-name="Table27.A"/>
        <table:table-column table:style-name="Table27.B"/>
        <table:table-row>
          <table:table-cell table:style-name="Table27.A1" office:value-type="string">
            <text:p text:style-name="P22">1</text:p>
            <text:p text:style-name="P22">2</text:p>
            <text:p text:style-name="P22">3</text:p>
            <text:p text:style-name="P22">4</text:p>
          </table:table-cell>
          <table:table-cell table:style-name="Table27.A1" office:value-type="string">
            <text:p text:style-name="P23"><text:span text:style-name="Source_20_Text"><text:span text:style-name="T64">proc</text:span></text:span><text:span text:style-name="Source_20_Text"><text:span text:style-name="T59"> </text:span></text:span><text:span text:style-name="Source_20_Text"><text:span text:style-name="T58">=</text:span></text:span><text:span text:style-name="Source_20_Text"><text:span text:style-name="T59"> </text:span></text:span><text:span text:style-name="Source_20_Text"><text:span text:style-name="T66">Proc</text:span></text:span><text:span text:style-name="Source_20_Text"><text:span text:style-name="T58">.</text:span></text:span><text:span text:style-name="Source_20_Text"><text:span text:style-name="T62">new</text:span></text:span><text:span text:style-name="Source_20_Text"><text:span text:style-name="T59"> { </text:span></text:span><text:span text:style-name="Source_20_Text"><text:span text:style-name="T58">|</text:span></text:span><text:span text:style-name="Source_20_Text"><text:span text:style-name="T62">x</text:span></text:span><text:span text:style-name="Source_20_Text"><text:span text:style-name="T58">|</text:span></text:span><text:span text:style-name="Source_20_Text"><text:span text:style-name="T59"> </text:span></text:span><text:span text:style-name="Source_20_Text"><text:span text:style-name="T64">puts</text:span></text:span><text:span text:style-name="Source_20_Text"><text:span text:style-name="T59"> </text:span></text:span><text:span text:style-name="Source_20_Text"><text:span text:style-name="T62">x</text:span></text:span><text:span text:style-name="Source_20_Text"><text:span text:style-name="T59"> } </text:span></text:span><text:span text:style-name="Source_20_Text"><text:span text:style-name="T57"># creates a proc that takes 1 argument</text:span></text:span></text:p>
            <text:p text:style-name="P23"><text:span text:style-name="Source_20_Text"><text:span text:style-name="T64">proc</text:span></text:span><text:span text:style-name="Source_20_Text"><text:span text:style-name="T58">.</text:span></text:span><text:span text:style-name="Source_20_Text"><text:span text:style-name="T62">call</text:span></text:span><text:span text:style-name="Source_20_Text"><text:span text:style-name="T59">(</text:span></text:span><text:span text:style-name="Source_20_Text"><text:span text:style-name="T61">2</text:span></text:span><text:span text:style-name="Source_20_Text"><text:span text:style-name="T59">) <text:s text:c="18"/></text:span></text:span><text:span text:style-name="Source_20_Text"><text:span text:style-name="T57"># prints out 2</text:span></text:span></text:p>
            <text:p text:style-name="P23"><text:span text:style-name="Source_20_Text"><text:span text:style-name="T64">proc</text:span></text:span><text:span text:style-name="Source_20_Text"><text:span text:style-name="T58">.</text:span></text:span><text:span text:style-name="Source_20_Text"><text:span text:style-name="T62">call</text:span></text:span><text:span text:style-name="Source_20_Text"><text:span text:style-name="T59"> <text:s text:c="21"/></text:span></text:span><text:span text:style-name="Source_20_Text"><text:span text:style-name="T57"># returns nil</text:span></text:span></text:p>
            <text:p text:style-name="P23"><text:span text:style-name="Source_20_Text"><text:span text:style-name="T64">proc</text:span></text:span><text:span text:style-name="Source_20_Text"><text:span text:style-name="T58">.</text:span></text:span><text:span text:style-name="Source_20_Text"><text:span text:style-name="T62">call</text:span></text:span><text:span text:style-name="Source_20_Text"><text:span text:style-name="T59">(</text:span></text:span><text:span text:style-name="Source_20_Text"><text:span text:style-name="T61">1</text:span></text:span><text:span text:style-name="Source_20_Text"><text:span text:style-name="T59">,</text:span></text:span><text:span text:style-name="Source_20_Text"><text:span text:style-name="T61">2</text:span></text:span><text:span text:style-name="Source_20_Text"><text:span text:style-name="T59">,</text:span></text:span><text:span text:style-name="Source_20_Text"><text:span text:style-name="T61">3</text:span></text:span><text:span text:style-name="Source_20_Text"><text:span text:style-name="T59">) <text:s text:c="14"/></text:span></text:span><text:span text:style-name="Source_20_Text"><text:span text:style-name="T57"># prints out 1 and forgets about the extra arguments</text:span></text:span></text:p>
          </table:table-cell>
        </table:table-row>
      </table:table>
      <text:list xml:id="list185427969431099" text:continue-numbering="true" text:style-name="L7">
        <text:list-header>
          <text:p text:style-name="P83">As shown above, procs don’t freak out and raise errors if they are passed the wrong number of arguments. If the proc requires an argument but no argument is passed then the proc returns nil. If too many arguments are passed than it ignores the extra arguments.</text:p>
        </text:list-header>
        <text:list-item>
          <text:p text:style-name="P79"><text:span text:style-name="Strong_20_Emphasis"><text:span text:style-name="T54">Lambdas and procs treat the ‘return’ keyword differently</text:span></text:span></text:p>
          <text:p text:style-name="P77">‘<text:span text:style-name="T116">return’ inside of a lambda triggers the code right outside of the lambda code</text:span></text:p>
        </text:list-item>
      </text:list>
      <table:table table:name="Table28" table:style-name="Table28">
        <table:table-column table:style-name="Table28.A"/>
        <table:table-column table:style-name="Table28.B"/>
        <table:table-row>
          <table:table-cell table:style-name="Table28.A1" office:value-type="string">
            <text:p text:style-name="P22">1</text:p>
            <text:p text:style-name="P22">2</text:p>
            <text:p text:style-name="P22">3</text:p>
            <text:p text:style-name="P22">4</text:p>
            <text:p text:style-name="P22">5</text:p>
            <text:p text:style-name="P22">6</text:p>
            <text:p text:style-name="P22">7</text:p>
          </table:table-cell>
          <table:table-cell table:style-name="Table28.A1" office:value-type="string">
            <text:p text:style-name="P23"><text:span text:style-name="Source_20_Text"><text:span text:style-name="T65">def</text:span></text:span><text:span text:style-name="Source_20_Text"><text:span text:style-name="T59"> </text:span></text:span><text:span text:style-name="Source_20_Text"><text:span text:style-name="T63">lambda_test</text:span></text:span></text:p>
            <text:p text:style-name="P23"><text:span text:style-name="Source_20_Text"><text:span text:style-name="T60"><text:s text:c="2"/></text:span></text:span><text:span text:style-name="Source_20_Text"><text:span text:style-name="T62">lam</text:span></text:span><text:span text:style-name="Source_20_Text"><text:span text:style-name="T59"> </text:span></text:span><text:span text:style-name="Source_20_Text"><text:span text:style-name="T58">=</text:span></text:span><text:span text:style-name="Source_20_Text"><text:span text:style-name="T59"> </text:span></text:span><text:span text:style-name="Source_20_Text"><text:span text:style-name="T64">lambda</text:span></text:span><text:span text:style-name="Source_20_Text"><text:span text:style-name="T59"> { </text:span></text:span><text:span text:style-name="Source_20_Text"><text:span text:style-name="T65">return</text:span></text:span><text:span text:style-name="Source_20_Text"><text:span text:style-name="T59"> }</text:span></text:span></text:p>
            <text:p text:style-name="P23"><text:span text:style-name="Source_20_Text"><text:span text:style-name="T60"><text:s text:c="2"/></text:span></text:span><text:span text:style-name="Source_20_Text"><text:span text:style-name="T62">lam</text:span></text:span><text:span text:style-name="Source_20_Text"><text:span text:style-name="T58">.</text:span></text:span><text:span text:style-name="Source_20_Text"><text:span text:style-name="T62">call</text:span></text:span></text:p>
            <text:p text:style-name="P23"><text:span text:style-name="Source_20_Text"><text:span text:style-name="T60"><text:s text:c="2"/></text:span></text:span><text:span text:style-name="Source_20_Text"><text:span text:style-name="T64">puts</text:span></text:span><text:span text:style-name="Source_20_Text"><text:span text:style-name="T59"> </text:span></text:span><text:span text:style-name="Source_20_Text"><text:span text:style-name="T61">"Hello world"</text:span></text:span></text:p>
            <text:p text:style-name="P23"><text:span text:style-name="Source_20_Text"><text:span text:style-name="T65">end</text:span></text:span></text:p>
            <text:p text:style-name="P23"/>
            <text:p text:style-name="P23"><text:span text:style-name="Source_20_Text"><text:span text:style-name="T62">lambda_test</text:span></text:span><text:span text:style-name="Source_20_Text"><text:span text:style-name="T59"> <text:s text:c="16"/></text:span></text:span><text:span text:style-name="Source_20_Text"><text:span text:style-name="T57"># calling lambda_test prints 'Hello World'</text:span></text:span></text:p>
          </table:table-cell>
        </table:table-row>
      </table:table>
      <text:list xml:id="list185428898783676" text:continue-numbering="true" text:style-name="L7">
        <text:list-header>
          <text:p text:style-name="P77">‘<text:span text:style-name="T116">return’ inside of a proc triggers the code outside of the method where the proc is being executed</text:span></text:p>
        </text:list-header>
      </text:list>
      <table:table table:name="Table29" table:style-name="Table29">
        <table:table-column table:style-name="Table29.A"/>
        <table:table-column table:style-name="Table29.B"/>
        <table:table-row>
          <table:table-cell table:style-name="Table29.A1" office:value-type="string">
            <text:p text:style-name="P22">1</text:p>
            <text:p text:style-name="P22">2</text:p>
            <text:p text:style-name="P22">3</text:p>
            <text:p text:style-name="P22">4</text:p>
            <text:p text:style-name="P22">5</text:p>
            <text:p text:style-name="P22">6</text:p>
            <text:p text:style-name="P22">7</text:p>
          </table:table-cell>
          <table:table-cell table:style-name="Table29.A1" office:value-type="string">
            <text:p text:style-name="P23"><text:span text:style-name="Source_20_Text"><text:span text:style-name="T65">def</text:span></text:span><text:span text:style-name="Source_20_Text"><text:span text:style-name="T59"> </text:span></text:span><text:span text:style-name="Source_20_Text"><text:span text:style-name="T63">proc_test</text:span></text:span></text:p>
            <text:p text:style-name="P23"><text:span text:style-name="Source_20_Text"><text:span text:style-name="T60"><text:s text:c="2"/></text:span></text:span><text:span text:style-name="Source_20_Text"><text:span text:style-name="T64">proc</text:span></text:span><text:span text:style-name="Source_20_Text"><text:span text:style-name="T59"> </text:span></text:span><text:span text:style-name="Source_20_Text"><text:span text:style-name="T58">=</text:span></text:span><text:span text:style-name="Source_20_Text"><text:span text:style-name="T59"> </text:span></text:span><text:span text:style-name="Source_20_Text"><text:span text:style-name="T66">Proc</text:span></text:span><text:span text:style-name="Source_20_Text"><text:span text:style-name="T58">.</text:span></text:span><text:span text:style-name="Source_20_Text"><text:span text:style-name="T62">new</text:span></text:span><text:span text:style-name="Source_20_Text"><text:span text:style-name="T59"> { </text:span></text:span><text:span text:style-name="Source_20_Text"><text:span text:style-name="T65">return</text:span></text:span><text:span text:style-name="Source_20_Text"><text:span text:style-name="T59"> }</text:span></text:span></text:p>
            <text:p text:style-name="P23"><text:span text:style-name="Source_20_Text"><text:span text:style-name="T60"><text:s text:c="2"/></text:span></text:span><text:span text:style-name="Source_20_Text"><text:span text:style-name="T64">proc</text:span></text:span><text:span text:style-name="Source_20_Text"><text:span text:style-name="T58">.</text:span></text:span><text:span text:style-name="Source_20_Text"><text:span text:style-name="T62">call</text:span></text:span></text:p>
            <text:p text:style-name="P23"><text:span text:style-name="Source_20_Text"><text:span text:style-name="T60"><text:s text:c="2"/></text:span></text:span><text:span text:style-name="Source_20_Text"><text:span text:style-name="T64">puts</text:span></text:span><text:span text:style-name="Source_20_Text"><text:span text:style-name="T59"> </text:span></text:span><text:span text:style-name="Source_20_Text"><text:span text:style-name="T61">"Hello world"</text:span></text:span></text:p>
            <text:p text:style-name="P23"><text:span text:style-name="Source_20_Text"><text:span text:style-name="T65">end</text:span></text:span></text:p>
            <text:p text:style-name="P23"/>
            <text:p text:style-name="P23"><text:span text:style-name="Source_20_Text"><text:span text:style-name="T62">proc_test</text:span></text:span><text:span text:style-name="Source_20_Text"><text:span text:style-name="T59"> <text:s text:c="16"/></text:span></text:span><text:span text:style-name="Source_20_Text"><text:span text:style-name="T57"># calling proc_test prints nothing</text:span></text:span></text:p>
          </table:table-cell>
        </table:table-row>
      </table:table>
      <text:h text:style-name="P2" text:outline-level="3">So what is a closure?</text:h>
      <text:p text:style-name="P16"><text:span text:style-name="Strong_20_Emphasis"><text:span text:style-name="T54">Coder Talk</text:span></text:span><text:span text:style-name="T55">: ‘A function or a reference to a function together with a referencing environment. Unlike a plain function, closures allow a function to access non-local variables even when invoked outside of its immediate lexical scope.’ – Wikipedia</text:span></text:p>
      <text:p text:style-name="P16"><text:span text:style-name="Strong_20_Emphasis"><text:span text:style-name="T54">Plain old english</text:span></text:span><text:span text:style-name="T55">: Similar to a suitcase, it’s a group of code that when opened (i.e. called), contains whatever was in it when you packed it (i.e. created it).</text:span></text:p>
      <table:table table:name="Table30" table:style-name="Table30">
        <table:table-column table:style-name="Table30.A"/>
        <table:table-column table:style-name="Table30.B"/>
        <table:table-row>
          <table:table-cell table:style-name="Table30.A1" office:value-type="string">
            <text:p text:style-name="P22">1</text:p>
            <text:p text:style-name="P22">2</text:p>
            <text:p text:style-name="P22">3</text:p>
            <text:p text:style-name="P22">4</text:p>
            <text:p text:style-name="P22">5</text:p>
            <text:p text:style-name="P22">6</text:p>
            <text:p text:style-name="P22">7</text:p>
            <text:p text:style-name="P22">8</text:p>
            <text:p text:style-name="P22">9</text:p>
            <text:p text:style-name="P22">10</text:p>
            <text:p text:style-name="P22">11</text:p>
            <text:p text:style-name="P22">12</text:p>
            <text:p text:style-name="P22">13</text:p>
            <text:p text:style-name="P22">14</text:p>
            <text:p text:style-name="P22">15</text:p>
          </table:table-cell>
          <table:table-cell table:style-name="Table30.A1" office:value-type="string">
            <text:p text:style-name="P23"><text:span text:style-name="Source_20_Text"><text:span text:style-name="T57"># Example of Proc objects preserving local context</text:span></text:span></text:p>
            <text:p text:style-name="P23"/>
            <text:p text:style-name="P23"><text:span text:style-name="Source_20_Text"><text:span text:style-name="T65">def</text:span></text:span><text:span text:style-name="Source_20_Text"><text:span text:style-name="T59"> </text:span></text:span><text:span text:style-name="Source_20_Text"><text:span text:style-name="T63">counter</text:span></text:span></text:p>
            <text:p text:style-name="P23"><text:span text:style-name="Source_20_Text"><text:span text:style-name="T60"><text:s text:c="2"/></text:span></text:span><text:span text:style-name="Source_20_Text"><text:span text:style-name="T62">n</text:span></text:span><text:span text:style-name="Source_20_Text"><text:span text:style-name="T59"> </text:span></text:span><text:span text:style-name="Source_20_Text"><text:span text:style-name="T58">=</text:span></text:span><text:span text:style-name="Source_20_Text"><text:span text:style-name="T59"> </text:span></text:span><text:span text:style-name="Source_20_Text"><text:span text:style-name="T61">0</text:span></text:span></text:p>
            <text:p text:style-name="P23"><text:span text:style-name="Source_20_Text"><text:span text:style-name="T60"><text:s text:c="2"/></text:span></text:span><text:span text:style-name="Source_20_Text"><text:span text:style-name="T65">return</text:span></text:span><text:span text:style-name="Source_20_Text"><text:span text:style-name="T59"> </text:span></text:span><text:span text:style-name="Source_20_Text"><text:span text:style-name="T66">Proc</text:span></text:span><text:span text:style-name="Source_20_Text"><text:span text:style-name="T58">.</text:span></text:span><text:span text:style-name="Source_20_Text"><text:span text:style-name="T62">new</text:span></text:span><text:span text:style-name="Source_20_Text"><text:span text:style-name="T59"> { </text:span></text:span><text:span text:style-name="Source_20_Text"><text:span text:style-name="T62">n</text:span></text:span><text:span text:style-name="Source_20_Text"><text:span text:style-name="T58">+=</text:span></text:span><text:span text:style-name="Source_20_Text"><text:span text:style-name="T59"> </text:span></text:span><text:span text:style-name="Source_20_Text"><text:span text:style-name="T61">1</text:span></text:span><text:span text:style-name="Source_20_Text"><text:span text:style-name="T59"> }</text:span></text:span></text:p>
            <text:p text:style-name="P23"><text:span text:style-name="Source_20_Text"><text:span text:style-name="T65">end</text:span></text:span></text:p>
            <text:p text:style-name="P23"/>
            <text:p text:style-name="P23"><text:span text:style-name="Source_20_Text"><text:span text:style-name="T62">a</text:span></text:span><text:span text:style-name="Source_20_Text"><text:span text:style-name="T59"> </text:span></text:span><text:span text:style-name="Source_20_Text"><text:span text:style-name="T58">=</text:span></text:span><text:span text:style-name="Source_20_Text"><text:span text:style-name="T59"> </text:span></text:span><text:span text:style-name="Source_20_Text"><text:span text:style-name="T62">counter</text:span></text:span></text:p>
            <text:p text:style-name="P23"><text:span text:style-name="Source_20_Text"><text:span text:style-name="T62">a</text:span></text:span><text:span text:style-name="Source_20_Text"><text:span text:style-name="T58">.</text:span></text:span><text:span text:style-name="Source_20_Text"><text:span text:style-name="T62">call</text:span></text:span><text:span text:style-name="Source_20_Text"><text:span text:style-name="T59"> <text:s text:c="11"/></text:span></text:span><text:span text:style-name="Source_20_Text"><text:span text:style-name="T57"># returns 1</text:span></text:span></text:p>
            <text:p text:style-name="P23"><text:span text:style-name="Source_20_Text"><text:span text:style-name="T62">a</text:span></text:span><text:span text:style-name="Source_20_Text"><text:span text:style-name="T58">.</text:span></text:span><text:span text:style-name="Source_20_Text"><text:span text:style-name="T62">call</text:span></text:span><text:span text:style-name="Source_20_Text"><text:span text:style-name="T59"> <text:s text:c="11"/></text:span></text:span><text:span text:style-name="Source_20_Text"><text:span text:style-name="T57"># returns 2</text:span></text:span></text:p>
            <text:p text:style-name="P23"/>
            <text:p text:style-name="P23"><text:span text:style-name="Source_20_Text"><text:span text:style-name="T62">b</text:span></text:span><text:span text:style-name="Source_20_Text"><text:span text:style-name="T59"> </text:span></text:span><text:span text:style-name="Source_20_Text"><text:span text:style-name="T58">=</text:span></text:span><text:span text:style-name="Source_20_Text"><text:span text:style-name="T59"> </text:span></text:span><text:span text:style-name="Source_20_Text"><text:span text:style-name="T62">counter</text:span></text:span></text:p>
            <text:p text:style-name="P23"><text:span text:style-name="Source_20_Text"><text:span text:style-name="T62">b</text:span></text:span><text:span text:style-name="Source_20_Text"><text:span text:style-name="T58">.</text:span></text:span><text:span text:style-name="Source_20_Text"><text:span text:style-name="T62">call</text:span></text:span><text:span text:style-name="Source_20_Text"><text:span text:style-name="T59"> <text:s text:c="11"/></text:span></text:span><text:span text:style-name="Source_20_Text"><text:span text:style-name="T57"># returns 1</text:span></text:span></text:p>
            <text:p text:style-name="P23"/>
            <text:p text:style-name="P23"><text:span text:style-name="Source_20_Text"><text:span text:style-name="T62">a</text:span></text:span><text:span text:style-name="Source_20_Text"><text:span text:style-name="T58">.</text:span></text:span><text:span text:style-name="Source_20_Text"><text:span text:style-name="T62">call</text:span></text:span><text:span text:style-name="Source_20_Text"><text:span text:style-name="T59"> <text:s text:c="11"/></text:span></text:span><text:span text:style-name="Source_20_Text"><text:span text:style-name="T57"># returns 3</text:span></text:span></text:p>
          </table:table-cell>
        </table:table-row>
      </table:table>
      <text:h text:style-name="P2" text:outline-level="3"><text:soft-page-break/>Background Part 1: Lambda Calculus and Anonymous Functions</text:h>
      <text:p text:style-name="P12">Lambda get its name from a type of calculus introduced in the 1930s to help investigate the foundations of mathematics. Lambda calculus helps make computable functions easier to study by simplifying its semantics. The most relevant of these simplifications is that is treats functions ‘anonymously’, meaning that no explicit names are given to functions.</text:p>
      <table:table table:name="Table31" table:style-name="Table31">
        <table:table-column table:style-name="Table31.A"/>
        <table:table-column table:style-name="Table31.B"/>
        <table:table-row>
          <table:table-cell table:style-name="Table31.A1" office:value-type="string">
            <text:p text:style-name="P22">1</text:p>
            <text:p text:style-name="P22">2</text:p>
          </table:table-cell>
          <table:table-cell table:style-name="Table31.A1" office:value-type="string">
            <text:p text:style-name="P23"><text:span text:style-name="Source_20_Text"><text:span text:style-name="T62">sqsum</text:span></text:span><text:span text:style-name="Source_20_Text"><text:span text:style-name="T59">(</text:span></text:span><text:span text:style-name="Source_20_Text"><text:span text:style-name="T62">x</text:span></text:span><text:span text:style-name="Source_20_Text"><text:span text:style-name="T59">,</text:span></text:span><text:span text:style-name="Source_20_Text"><text:span text:style-name="T62">y</text:span></text:span><text:span text:style-name="Source_20_Text"><text:span text:style-name="T59">) </text:span></text:span><text:span text:style-name="Source_20_Text"><text:span text:style-name="T58">=</text:span></text:span><text:span text:style-name="Source_20_Text"><text:span text:style-name="T59"> </text:span></text:span><text:span text:style-name="Source_20_Text"><text:span text:style-name="T62">x</text:span></text:span><text:span text:style-name="Source_20_Text"><text:span text:style-name="T58">*</text:span></text:span><text:span text:style-name="Source_20_Text"><text:span text:style-name="T62">x</text:span></text:span><text:span text:style-name="Source_20_Text"><text:span text:style-name="T59"> </text:span></text:span><text:span text:style-name="Source_20_Text"><text:span text:style-name="T58">+</text:span></text:span><text:span text:style-name="Source_20_Text"><text:span text:style-name="T59"> </text:span></text:span><text:span text:style-name="Source_20_Text"><text:span text:style-name="T62">y</text:span></text:span><text:span text:style-name="Source_20_Text"><text:span text:style-name="T58">*</text:span></text:span><text:span text:style-name="Source_20_Text"><text:span text:style-name="T62">y</text:span></text:span><text:span text:style-name="Source_20_Text"><text:span text:style-name="T59"> <text:s/></text:span></text:span><text:span text:style-name="Source_20_Text"><text:span text:style-name="T57">#&lt;-- normal function</text:span></text:span></text:p>
            <text:p text:style-name="P23"><text:span text:style-name="Source_20_Text"><text:span text:style-name="T59">(</text:span></text:span><text:span text:style-name="Source_20_Text"><text:span text:style-name="T62">x</text:span></text:span><text:span text:style-name="Source_20_Text"><text:span text:style-name="T59">,</text:span></text:span><text:span text:style-name="Source_20_Text"><text:span text:style-name="T62">y</text:span></text:span><text:span text:style-name="Source_20_Text"><text:span text:style-name="T59">) </text:span></text:span><text:span text:style-name="Source_20_Text"><text:span text:style-name="T58">-&gt;</text:span></text:span><text:span text:style-name="Source_20_Text"><text:span text:style-name="T59"> </text:span></text:span><text:span text:style-name="Source_20_Text"><text:span text:style-name="T62">x</text:span></text:span><text:span text:style-name="Source_20_Text"><text:span text:style-name="T58">*</text:span></text:span><text:span text:style-name="Source_20_Text"><text:span text:style-name="T62">x</text:span></text:span><text:span text:style-name="Source_20_Text"><text:span text:style-name="T59"> </text:span></text:span><text:span text:style-name="Source_20_Text"><text:span text:style-name="T58">+</text:span></text:span><text:span text:style-name="Source_20_Text"><text:span text:style-name="T59"> </text:span></text:span><text:span text:style-name="Source_20_Text"><text:span text:style-name="T62">y</text:span></text:span><text:span text:style-name="Source_20_Text"><text:span text:style-name="T58">*</text:span></text:span><text:span text:style-name="Source_20_Text"><text:span text:style-name="T62">y</text:span></text:span><text:span text:style-name="Source_20_Text"><text:span text:style-name="T59"> </text:span></text:span><text:span text:style-name="Source_20_Text"><text:span text:style-name="T57">#&lt;-- anonymous function</text:span></text:span></text:p>
          </table:table-cell>
        </table:table-row>
      </table:table>
      <text:p text:style-name="P12">Generally speaking, in programming the term lambda refers to anonymous functions. These anonymous functions are very common and explicit in some languages (i.e. Javascript) and implicit in others (i.e. Ruby).</text:p>
      <text:h text:style-name="P2" text:outline-level="3">Background Part 2: Where Does the Name Proc Come From</text:h>
      <text:p text:style-name="P12">Proc is short for procedure, which is a set of instructions packaged as a unit to perform a specific task. In different languages these may be called functions, routines, methods, or the generic term callable units. They are usually made to be called multiple times and from multiple times in a program.</text:p>
      <text:h text:style-name="P2" text:outline-level="3">Summary Differences</text:h>
      <text:list xml:id="list1991087786714234292" text:style-name="L8">
        <text:list-item>
          <text:p text:style-name="P80"><text:span text:style-name="Strong_20_Emphasis"><text:span text:style-name="T54">Procs are objects, blocks are not</text:span></text:span></text:p>
        </text:list-item>
        <text:list-item>
          <text:p text:style-name="P80"><text:span text:style-name="Strong_20_Emphasis"><text:span text:style-name="T54">At most one block can appear in an argument list</text:span></text:span></text:p>
        </text:list-item>
        <text:list-item>
          <text:p text:style-name="P80"><text:span text:style-name="Strong_20_Emphasis"><text:span text:style-name="T54">Lambdas check the number of arguments, while procs do not</text:span></text:span></text:p>
        </text:list-item>
        <text:list-item>
          <text:p text:style-name="P80"><text:span text:style-name="Strong_20_Emphasis"><text:span text:style-name="T54">Lambdas and procs treat the ‘return’ keyword differently</text:span></text:span></text:p>
        </text:list-item>
      </text:list>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rial2" svg:font-family="Arial"/>
    <style:font-face style:name="Arial1" svg:font-family="Arial, Helvetica, sans-serif"/>
    <style:font-face style:name="Consolas1" svg:font-family="Consolas, 'Andale Mono', Monaco, Courier, 'Courier New', Verdana, sans-serif"/>
    <style:font-face style:name="Consolas" svg:font-family="Consolas, 'Bitstream Vera Sans Mono', 'Courier New', Courier, monospace"/>
    <style:font-face style:name="Consolas2" svg:font-family="Consolas, Menlo, Monaco, 'Lucida Console', 'Liberation Mono', 'DejaVu Sans Mono', 'Bitstream Vera Sans Mono', 'Courier New', monospace, serif"/>
    <style:font-face style:name="Courier" svg:font-family="Courier, 'Courier New', 'Lucida Console', Monaco"/>
    <style:font-face style:name="Georgia1" svg:font-family="Georgia, 'Bitstream Charter', serif"/>
    <style:font-face style:name="Georgia" svg:font-family="Georgia, 'Times New Roman', Times, serif"/>
    <style:font-face style:name="Helvetica Neue" svg:font-family="'Helvetica Neue', Arial, Helvetica, 'Nimbus Sans L', sans-serif"/>
    <style:font-face style:name="Helvetica" svg:font-family="Helvetica, Arial"/>
    <style:font-face style:name="HelveticaNeue-Light" svg:font-family="HelveticaNeue-Light, 'Helvetica Neue Light', 'Helvetica Neue', Helvetica, sans-serif"/>
    <style:font-face style:name="Monaco" svg:font-family="Monaco, Consolas, 'Andale Mono', 'DejaVu Sans Mono', monospace"/>
    <style:font-face style:name="PT Sans" svg:font-family="'PT Sans', 'Helvetica Neue', Arial, sans-serif"/>
    <style:font-face style:name="PT Serif" svg:font-family="'PT Serif', Georgia, 'Helvetica Neue', Arial, sans-serif"/>
    <style:font-face style:name="courier new" svg:font-family="'courier new'"/>
    <style:font-face style:name="inherit" svg:font-family="inherit"/>
    <style:font-face style:name="Courier New" svg:font-family="'Courier New'" style:font-family-generic="modern" style:font-pitch="fixed"/>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2T16:02:17.510314000</meta:creation-date>
    <dc:date>2013-12-12T18:53:58.945894000</dc:date>
    <meta:editing-duration>P1DT4H46M26S</meta:editing-duration>
    <meta:editing-cycles>9</meta:editing-cycles>
    <meta:generator>LibreOffice/4.1.0.4$MacOSX_x86 LibreOffice_project/89ea49ddacd9aa532507cbf852f2bb22b1ace28</meta:generator>
    <meta:document-statistic meta:table-count="31" meta:image-count="2" meta:object-count="0" meta:page-count="28" meta:paragraph-count="976" meta:word-count="8941" meta:character-count="56341" meta:non-whitespace-character-count="45828"/>
  </office:meta>
</office:document-meta>
</file>